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1"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paragraph-properties fo:line-height="100%" fo:text-align="end" style:justify-single-word="false" style:writing-mode="rl-tb"/>
      <style:text-properties style:use-window-font-color="true" style:font-name="David CLM" style:font-name-complex="David CLM"/>
    </style:style>
    <style:style style:name="P4" style:family="paragraph" style:parent-style-name="Text_20_body">
      <style:paragraph-properties fo:line-height="100%" fo:text-align="end" style:justify-single-word="false" style:writing-mode="rl-tb"/>
      <style:text-properties style:use-window-font-color="true" style:font-name="David CLM" officeooo:rsid="02d00e5f" officeooo:paragraph-rsid="032aa1da" style:font-name-complex="David CLM"/>
    </style:style>
    <style:style style:name="P5" style:family="paragraph" style:parent-style-name="Standard">
      <style:paragraph-properties fo:margin-top="0in" fo:margin-bottom="0in" loext:contextual-spacing="false" fo:text-align="start" style:justify-single-word="false" style:writing-mode="lr-tb"/>
      <style:text-properties officeooo:rsid="08113a89" officeooo:paragraph-rsid="08113a89"/>
    </style:style>
    <style:style style:name="P6" style:family="paragraph" style:parent-style-name="Standard">
      <style:paragraph-properties fo:margin-top="0in" fo:margin-bottom="0in" loext:contextual-spacing="false" fo:text-align="start" style:justify-single-word="false" style:writing-mode="lr-tb"/>
      <style:text-properties officeooo:paragraph-rsid="0812f320"/>
    </style:style>
    <style:style style:name="P7" style:family="paragraph" style:parent-style-name="Standard">
      <style:paragraph-properties fo:margin-top="0in" fo:margin-bottom="0in" loext:contextual-spacing="false" fo:text-align="start" style:justify-single-word="false" style:writing-mode="lr-tb"/>
      <style:text-properties officeooo:paragraph-rsid="0817e7af"/>
    </style:style>
    <style:style style:name="P8" style:family="paragraph" style:parent-style-name="Standard">
      <style:paragraph-properties fo:margin-top="0in" fo:margin-bottom="0in" loext:contextual-spacing="false" fo:text-align="start" style:justify-single-word="false" style:writing-mode="lr-tb"/>
      <style:text-properties officeooo:paragraph-rsid="0818db3d"/>
    </style:style>
    <style:style style:name="P9" style:family="paragraph" style:parent-style-name="Standard">
      <style:paragraph-properties fo:margin-top="0in" fo:margin-bottom="0in" loext:contextual-spacing="false" fo:text-align="start" style:justify-single-word="false" style:writing-mode="lr-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10" style:family="paragraph" style:parent-style-name="Standard">
      <style:paragraph-properties fo:margin-top="0in" fo:margin-bottom="0in" loext:contextual-spacing="false" fo:text-align="start" style:justify-single-word="false" style:writing-mode="lr-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11" style:family="paragraph" style:parent-style-name="Standard">
      <style:paragraph-properties fo:margin-top="0in" fo:margin-bottom="0in" loext:contextual-spacing="false"/>
      <style:text-properties officeooo:paragraph-rsid="07df1f00"/>
    </style:style>
    <style:style style:name="P12" style:family="paragraph" style:parent-style-name="Standard">
      <style:paragraph-properties fo:margin-top="0in" fo:margin-bottom="0in" loext:contextual-spacing="false" fo:text-align="end" style:justify-single-word="false" style:writing-mode="rl-tb"/>
      <style:text-properties officeooo:paragraph-rsid="080b676b"/>
    </style:style>
    <style:style style:name="P13" style:family="paragraph" style:parent-style-name="Standard">
      <style:paragraph-properties fo:margin-top="0in" fo:margin-bottom="0in" loext:contextual-spacing="false" fo:text-align="end" style:justify-single-word="false" style:writing-mode="rl-tb"/>
      <style:text-properties officeooo:paragraph-rsid="081509e3"/>
    </style:style>
    <style:style style:name="P14" style:family="paragraph" style:parent-style-name="Standard">
      <style:paragraph-properties fo:margin-top="0in" fo:margin-bottom="0in" loext:contextual-spacing="false" fo:text-align="end" style:justify-single-word="false" style:writing-mode="rl-tb"/>
      <style:text-properties officeooo:paragraph-rsid="0818db3d"/>
    </style:style>
    <style:style style:name="P15" style:family="paragraph" style:parent-style-name="Standard">
      <style:paragraph-properties fo:margin-top="0in" fo:margin-bottom="0in" loext:contextual-spacing="false" fo:text-align="end" style:justify-single-word="false" style:writing-mode="rl-tb"/>
      <style:text-properties officeooo:paragraph-rsid="0808ebdc"/>
    </style:style>
    <style:style style:name="P16" style:family="paragraph" style:parent-style-name="Standard">
      <style:paragraph-properties fo:margin-top="0in" fo:margin-bottom="0in" loext:contextual-spacing="false" fo:text-align="end" style:justify-single-word="false" style:writing-mode="rl-tb"/>
      <style:text-properties officeooo:paragraph-rsid="08191230"/>
    </style:style>
    <style:style style:name="P17" style:family="paragraph" style:parent-style-name="Standard">
      <style:paragraph-properties fo:margin-top="0in" fo:margin-bottom="0in" loext:contextual-spacing="false" fo:text-align="end" style:justify-single-word="false" style:writing-mode="rl-tb"/>
      <style:text-properties officeooo:paragraph-rsid="082b2f3b"/>
    </style:style>
    <style:style style:name="P18" style:family="paragraph" style:parent-style-name="Standard">
      <style:paragraph-properties fo:margin-top="0in" fo:margin-bottom="0in" loext:contextual-spacing="false" fo:text-align="end" style:justify-single-word="false" style:writing-mode="rl-tb"/>
      <style:text-properties officeooo:paragraph-rsid="0835a10c"/>
    </style:style>
    <style:style style:name="P19" style:family="paragraph" style:parent-style-name="Standard">
      <style:paragraph-properties fo:margin-top="0in" fo:margin-bottom="0in" loext:contextual-spacing="false" fo:text-align="end" style:justify-single-word="false" style:writing-mode="rl-tb"/>
      <style:text-properties officeooo:paragraph-rsid="0833e0b7"/>
    </style:style>
    <style:style style:name="P20" style:family="paragraph" style:parent-style-name="Standard">
      <style:paragraph-properties fo:margin-top="0in" fo:margin-bottom="0in" loext:contextual-spacing="false" fo:text-align="end" style:justify-single-word="false" style:writing-mode="rl-tb"/>
      <style:text-properties officeooo:paragraph-rsid="08420e50"/>
    </style:style>
    <style:style style:name="P21" style:family="paragraph" style:parent-style-name="Standard">
      <style:paragraph-properties fo:margin-top="0in" fo:margin-bottom="0in" loext:contextual-spacing="false" fo:text-align="end" style:justify-single-word="false" style:writing-mode="rl-tb"/>
      <style:text-properties officeooo:paragraph-rsid="080bd1cc"/>
    </style:style>
    <style:style style:name="P22" style:family="paragraph" style:parent-style-name="Standard">
      <style:paragraph-properties fo:margin-top="0in" fo:margin-bottom="0in" loext:contextual-spacing="false" fo:text-align="end" style:justify-single-word="false" style:writing-mode="rl-tb"/>
      <style:text-properties officeooo:paragraph-rsid="08404b7d"/>
    </style:style>
    <style:style style:name="P23" style:family="paragraph" style:parent-style-name="Standard">
      <style:paragraph-properties fo:margin-top="0in" fo:margin-bottom="0in" loext:contextual-spacing="false" fo:text-align="end" style:justify-single-word="false" style:writing-mode="rl-tb"/>
      <style:text-properties officeooo:paragraph-rsid="08452346"/>
    </style:style>
    <style:style style:name="P24" style:family="paragraph" style:parent-style-name="Standard">
      <style:paragraph-properties fo:margin-top="0in" fo:margin-bottom="0in" loext:contextual-spacing="false" fo:text-align="end" style:justify-single-word="false" style:writing-mode="rl-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25" style:family="paragraph" style:parent-style-name="Standard">
      <style:paragraph-properties fo:margin-top="0in" fo:margin-bottom="0in" loext:contextual-spacing="false" fo:text-align="end" style:justify-single-word="false" style:writing-mode="rl-tb"/>
      <style:text-properties style:font-name="Monospace" fo:language="en" fo:country="US" fo:font-weight="bold" officeooo:rsid="08067a86" officeooo:paragraph-rsid="08067a86" style:font-size-asian="10.5pt" style:font-weight-asian="bold" style:font-name-complex="David CLM1" style:font-weight-complex="normal"/>
    </style:style>
    <style:style style:name="P26" style:family="paragraph" style:parent-style-name="Standard">
      <style:paragraph-properties fo:margin-top="0in" fo:margin-bottom="0in" loext:contextual-spacing="false" fo:text-align="end" style:justify-single-word="false" style:writing-mode="rl-tb"/>
      <style:text-properties style:font-name="Monospace" fo:language="en" fo:country="US" fo:font-weight="bold" officeooo:rsid="080b4810" officeooo:paragraph-rsid="080b676b" style:font-size-asian="10.5pt" style:font-weight-asian="bold" style:font-name-complex="David CLM1" style:font-weight-complex="normal"/>
    </style:style>
    <style:style style:name="P27" style:family="paragraph" style:parent-style-name="Standard">
      <style:paragraph-properties fo:margin-top="0in" fo:margin-bottom="0in" loext:contextual-spacing="false" fo:text-align="end" style:justify-single-word="false" style:writing-mode="rl-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28" style:family="paragraph" style:parent-style-name="Standard">
      <style:paragraph-properties fo:margin-top="0in" fo:margin-bottom="0in" loext:contextual-spacing="false" fo:text-align="end" style:justify-single-word="false" style:writing-mode="rl-tb"/>
      <style:text-properties style:font-name="Monospace" fo:language="en" fo:country="US" fo:font-weight="normal" officeooo:rsid="080bd1cc" officeooo:paragraph-rsid="080bd1cc" style:font-size-asian="10.5pt" style:font-weight-asian="normal" style:font-name-complex="David CLM1" style:font-weight-complex="normal"/>
    </style:style>
    <style:style style:name="P29"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italic" fo:font-weight="bold" officeooo:rsid="080b4810" officeooo:paragraph-rsid="080b4810" style:font-size-asian="10.5pt" style:font-style-asian="italic" style:font-weight-asian="bold" style:font-name-complex="David CLM1" style:font-style-complex="italic" style:font-weight-complex="normal"/>
    </style:style>
    <style:style style:name="P30"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348c66" officeooo:paragraph-rsid="08348c66" style:font-size-asian="10.5pt" style:font-style-asian="normal" style:font-weight-asian="bold" style:font-name-complex="David CLM1" style:font-style-complex="normal" style:font-weight-complex="normal"/>
    </style:style>
    <style:style style:name="P31"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2b2f3b" officeooo:paragraph-rsid="08191230" style:font-size-asian="10.5pt" style:font-style-asian="normal" style:font-weight-asian="bold" style:font-name-complex="David CLM1" style:font-style-complex="normal" style:font-weight-complex="normal"/>
    </style:style>
    <style:style style:name="P32"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35a10c" officeooo:paragraph-rsid="0835a10c" style:font-size-asian="10.5pt" style:font-style-asian="normal" style:font-weight-asian="bold" style:font-name-complex="David CLM1" style:font-style-complex="normal" style:font-weight-complex="normal"/>
    </style:style>
    <style:style style:name="P33"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3c2f03" officeooo:paragraph-rsid="083c2f03" style:font-size-asian="10.5pt" style:font-style-asian="normal" style:font-weight-asian="bold" style:font-name-complex="David CLM1" style:font-style-complex="normal" style:font-weight-complex="normal"/>
    </style:style>
    <style:style style:name="P34"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3fe836" officeooo:paragraph-rsid="083fe836" style:font-size-asian="10.5pt" style:font-style-asian="normal" style:font-weight-asian="bold" style:font-name-complex="David CLM1" style:font-style-complex="normal" style:font-weight-complex="normal"/>
    </style:style>
    <style:style style:name="P35"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3844ba" officeooo:paragraph-rsid="083a7dac" style:font-size-asian="10.5pt" style:font-style-asian="normal" style:font-weight-asian="bold" style:font-name-complex="David CLM1" style:font-style-complex="normal" style:font-weight-complex="normal"/>
    </style:style>
    <style:style style:name="P36"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41c444" officeooo:paragraph-rsid="08404b7d" style:font-size-asian="10.5pt" style:font-style-asian="normal" style:font-weight-asian="bold" style:font-name-complex="David CLM1" style:font-style-complex="normal" style:font-weight-complex="normal"/>
    </style:style>
    <style:style style:name="P37" style:family="paragraph" style:parent-style-name="Standard">
      <style:paragraph-properties fo:margin-top="0in" fo:margin-bottom="0in" loext:contextual-spacing="false" fo:text-align="end" style:justify-single-word="false" style:writing-mode="rl-tb"/>
      <style:text-properties officeooo:rsid="0812f320" officeooo:paragraph-rsid="0812f320"/>
    </style:style>
    <style:style style:name="P38" style:family="paragraph" style:parent-style-name="Standard">
      <style:paragraph-properties fo:margin-top="0in" fo:margin-bottom="0in" loext:contextual-spacing="false" fo:text-align="end" style:justify-single-word="false" style:writing-mode="rl-tb"/>
      <style:text-properties style:text-position="0% 100%" officeooo:rsid="0818db3d" officeooo:paragraph-rsid="0818db3d"/>
    </style:style>
    <style:style style:name="P39" style:family="paragraph" style:parent-style-name="Standard">
      <style:paragraph-properties fo:margin-top="0in" fo:margin-bottom="0in" loext:contextual-spacing="false" fo:text-align="end" style:justify-single-word="false" style:writing-mode="rl-tb"/>
      <style:text-properties style:text-position="0% 100%" style:font-name="Monospace" fo:language="en" fo:country="US" fo:font-weight="bold" officeooo:rsid="0818db3d" officeooo:paragraph-rsid="0818db3d" style:font-size-asian="10.5pt" style:font-weight-asian="bold" style:font-name-complex="David CLM1" style:font-weight-complex="normal"/>
    </style:style>
    <style:style style:name="P40" style:family="paragraph" style:parent-style-name="Standard">
      <style:paragraph-properties fo:margin-top="0in" fo:margin-bottom="0in" loext:contextual-spacing="false" fo:text-align="end" style:justify-single-word="false" style:writing-mode="rl-tb"/>
      <style:text-properties officeooo:rsid="08264bdf" officeooo:paragraph-rsid="08264bdf"/>
    </style:style>
    <style:style style:name="P41" style:family="paragraph" style:parent-style-name="Standard">
      <style:paragraph-properties fo:margin-top="0in" fo:margin-bottom="0in" loext:contextual-spacing="false" fo:text-align="end" style:justify-single-word="false" style:writing-mode="rl-tb"/>
      <style:text-properties officeooo:rsid="08383d71" officeooo:paragraph-rsid="08383d71"/>
    </style:style>
    <style:style style:name="P42" style:family="paragraph" style:parent-style-name="Standard">
      <style:paragraph-properties fo:margin-top="0in" fo:margin-bottom="0in" loext:contextual-spacing="false" fo:text-align="end" style:justify-single-word="false" style:writing-mode="rl-tb"/>
      <style:text-properties officeooo:rsid="083a7dac" officeooo:paragraph-rsid="083a7dac"/>
    </style:style>
    <style:style style:name="P43" style:family="paragraph" style:parent-style-name="Standard">
      <style:paragraph-properties fo:margin-top="0in" fo:margin-bottom="0in" loext:contextual-spacing="false" fo:text-align="end" style:justify-single-word="false" style:writing-mode="rl-tb"/>
      <style:text-properties officeooo:rsid="0849a921" officeooo:paragraph-rsid="0849a921"/>
    </style:style>
    <style:style style:name="P44" style:family="paragraph" style:parent-style-name="Standard">
      <style:paragraph-properties fo:margin-top="0in" fo:margin-bottom="0in" loext:contextual-spacing="false" fo:text-align="end" style:justify-single-word="false" style:writing-mode="rl-tb"/>
      <style:text-properties officeooo:rsid="0850a73d" officeooo:paragraph-rsid="085b1ccb"/>
    </style:style>
    <style:style style:name="P45" style:family="paragraph" style:parent-style-name="Heading_20_2">
      <style:text-properties officeooo:paragraph-rsid="076d9e32"/>
    </style:style>
    <style:style style:name="P46" style:family="paragraph" style:parent-style-name="Heading_20_2">
      <style:text-properties fo:color="#000000" style:font-name="Monospace" fo:font-size="12pt" fo:language="en" fo:country="US" fo:font-style="normal" fo:font-weight="normal" officeooo:rsid="07d2bea2" officeooo:paragraph-rsid="07d2bea2" style:font-name-asian="Noto Sans CJK SC Regular" style:font-size-asian="12pt" style:font-style-asian="normal" style:font-weight-asian="normal" style:font-name-complex="Nachlieli CLM" style:font-size-complex="16pt" style:font-style-complex="normal" style:font-weight-complex="normal"/>
    </style:style>
    <style:style style:name="P47" style:family="paragraph" style:parent-style-name="Standard">
      <style:paragraph-properties fo:margin-top="0.0791in" fo:margin-bottom="0.0791in" loext:contextual-spacing="false"/>
      <style:text-properties officeooo:paragraph-rsid="0756124e"/>
    </style:style>
    <style:style style:name="P48" style:family="paragraph" style:parent-style-name="Standard">
      <style:paragraph-properties fo:margin-top="0.0791in" fo:margin-bottom="0.0791in" loext:contextual-spacing="false"/>
      <style:text-properties style:font-name="Monospace" officeooo:rsid="076978e4" officeooo:paragraph-rsid="076978e4" style:font-size-asian="10.5pt" style:font-name-complex="David CLM1" style:font-weight-complex="normal"/>
    </style:style>
    <style:style style:name="P49" style:family="paragraph" style:parent-style-name="Standard">
      <style:paragraph-properties fo:margin-top="0.0791in" fo:margin-bottom="0.0791in" loext:contextual-spacing="false"/>
      <style:text-properties style:font-name="Monospace" fo:font-style="normal" officeooo:rsid="0776f8ee" officeooo:paragraph-rsid="0776f8ee" style:font-size-asian="10.5pt" style:font-style-asian="normal" style:font-name-complex="David CLM1" style:font-style-complex="normal" style:font-weight-complex="normal"/>
    </style:style>
    <style:style style:name="P50" style:family="paragraph" style:parent-style-name="Standard">
      <style:paragraph-properties fo:margin-top="0.0791in" fo:margin-bottom="0.0791in" loext:contextual-spacing="false"/>
      <style:text-properties officeooo:rsid="0760a568" officeooo:paragraph-rsid="076113cf"/>
    </style:style>
    <style:style style:name="P51" style:family="paragraph" style:parent-style-name="Standard">
      <style:paragraph-properties fo:margin-top="0.0791in" fo:margin-bottom="0.0791in" loext:contextual-spacing="false"/>
      <style:text-properties officeooo:rsid="0766465a" officeooo:paragraph-rsid="0766465a"/>
    </style:style>
    <style:style style:name="P52" style:family="paragraph" style:parent-style-name="Standard">
      <style:paragraph-properties fo:margin-top="0.0791in" fo:margin-bottom="0.0791in" loext:contextual-spacing="false"/>
      <style:text-properties officeooo:rsid="076a35d6" officeooo:paragraph-rsid="076a35d6"/>
    </style:style>
    <style:style style:name="P53" style:family="paragraph" style:parent-style-name="Standard">
      <style:paragraph-properties fo:margin-top="0.0791in" fo:margin-bottom="0.0791in" loext:contextual-spacing="false"/>
      <style:text-properties officeooo:paragraph-rsid="076e9c0d"/>
    </style:style>
    <style:style style:name="P54" style:family="paragraph" style:parent-style-name="Standard">
      <style:paragraph-properties fo:margin-top="0.0791in" fo:margin-bottom="0.0791in" loext:contextual-spacing="false"/>
      <style:text-properties officeooo:paragraph-rsid="076f8731"/>
    </style:style>
    <style:style style:name="P55" style:family="paragraph" style:parent-style-name="Standard">
      <style:paragraph-properties fo:margin-top="0.0791in" fo:margin-bottom="0.0791in" loext:contextual-spacing="false"/>
      <style:text-properties officeooo:paragraph-rsid="077147d2"/>
    </style:style>
    <style:style style:name="P56" style:family="paragraph" style:parent-style-name="Standard">
      <style:paragraph-properties fo:margin-top="0.0791in" fo:margin-bottom="0.0791in" loext:contextual-spacing="false"/>
      <style:text-properties officeooo:paragraph-rsid="0776f8ee"/>
    </style:style>
    <style:style style:name="P57" style:family="paragraph" style:parent-style-name="Standard">
      <style:paragraph-properties fo:margin-top="0.0791in" fo:margin-bottom="0.0791in" loext:contextual-spacing="false"/>
      <style:text-properties officeooo:rsid="0777705b" officeooo:paragraph-rsid="0777705b"/>
    </style:style>
    <style:style style:name="P58" style:family="paragraph" style:parent-style-name="Standard">
      <style:paragraph-properties fo:margin-top="0.0791in" fo:margin-bottom="0.0791in" loext:contextual-spacing="false"/>
      <style:text-properties officeooo:paragraph-rsid="07875f46"/>
    </style:style>
    <style:style style:name="P59" style:family="paragraph" style:parent-style-name="Standard">
      <style:paragraph-properties fo:margin-top="0.0791in" fo:margin-bottom="0.0791in" loext:contextual-spacing="false"/>
      <style:text-properties officeooo:paragraph-rsid="078b4591"/>
    </style:style>
    <style:style style:name="P60" style:family="paragraph" style:parent-style-name="Standard">
      <style:paragraph-properties fo:margin-top="0.0791in" fo:margin-bottom="0.0791in" loext:contextual-spacing="false"/>
      <style:text-properties officeooo:paragraph-rsid="076a35d6"/>
    </style:style>
    <style:style style:name="P61" style:family="paragraph" style:parent-style-name="Standard">
      <style:paragraph-properties fo:margin-top="0.0791in" fo:margin-bottom="0.0791in" loext:contextual-spacing="false"/>
      <style:text-properties officeooo:paragraph-rsid="07a4e3a7"/>
    </style:style>
    <style:style style:name="P62" style:family="paragraph" style:parent-style-name="Standard">
      <style:paragraph-properties fo:margin-top="0.0791in" fo:margin-bottom="0.0791in" loext:contextual-spacing="false"/>
      <style:text-properties officeooo:paragraph-rsid="07ad0c1d"/>
    </style:style>
    <style:style style:name="P63" style:family="paragraph" style:parent-style-name="Standard">
      <style:paragraph-properties fo:margin-top="0.0791in" fo:margin-bottom="0.0791in" loext:contextual-spacing="false"/>
      <style:text-properties officeooo:paragraph-rsid="07b21efd"/>
    </style:style>
    <style:style style:name="P64" style:family="paragraph" style:parent-style-name="Standard">
      <style:paragraph-properties fo:margin-top="0.0791in" fo:margin-bottom="0.0791in" loext:contextual-spacing="false"/>
      <style:text-properties officeooo:paragraph-rsid="07b79e72"/>
    </style:style>
    <style:style style:name="P65" style:family="paragraph" style:parent-style-name="Standard">
      <style:paragraph-properties fo:margin-top="0.0791in" fo:margin-bottom="0.0791in" loext:contextual-spacing="false"/>
      <style:text-properties officeooo:paragraph-rsid="07aed6fd"/>
    </style:style>
    <style:style style:name="P66" style:family="paragraph" style:parent-style-name="Standard">
      <style:paragraph-properties fo:margin-top="0.0791in" fo:margin-bottom="0.0791in" loext:contextual-spacing="false"/>
      <style:text-properties officeooo:paragraph-rsid="07be42f0"/>
    </style:style>
    <style:style style:name="P67" style:family="paragraph" style:parent-style-name="Standard">
      <style:paragraph-properties fo:margin-top="0.0791in" fo:margin-bottom="0.0791in" loext:contextual-spacing="false"/>
      <style:text-properties officeooo:paragraph-rsid="07c69880"/>
    </style:style>
    <style:style style:name="P68" style:family="paragraph" style:parent-style-name="Standard">
      <style:paragraph-properties fo:margin-top="0.0791in" fo:margin-bottom="0.0791in" loext:contextual-spacing="false"/>
      <style:text-properties officeooo:paragraph-rsid="07cdef07"/>
    </style:style>
    <style:style style:name="P69" style:family="paragraph" style:parent-style-name="Standard">
      <style:paragraph-properties fo:margin-top="0.0791in" fo:margin-bottom="0.0791in" loext:contextual-spacing="false"/>
      <style:text-properties officeooo:rsid="07d2bea2" officeooo:paragraph-rsid="07d2bea2"/>
    </style:style>
    <style:style style:name="P70" style:family="paragraph" style:parent-style-name="Standard">
      <style:paragraph-properties fo:margin-top="0.0791in" fo:margin-bottom="0.0791in" loext:contextual-spacing="false"/>
      <style:text-properties officeooo:paragraph-rsid="07df1f00"/>
    </style:style>
    <style:style style:name="P71" style:family="paragraph" style:parent-style-name="Standard">
      <style:paragraph-properties fo:margin-top="0.0791in" fo:margin-bottom="0.0791in" loext:contextual-spacing="false"/>
      <style:text-properties officeooo:paragraph-rsid="07cd4d16"/>
    </style:style>
    <style:style style:name="P72" style:family="paragraph" style:parent-style-name="Standard">
      <style:paragraph-properties fo:margin-top="0.0791in" fo:margin-bottom="0.0791in" loext:contextual-spacing="false"/>
      <style:text-properties officeooo:paragraph-rsid="081e460d"/>
    </style:style>
    <style:style style:name="P73" style:family="paragraph" style:parent-style-name="Standard">
      <style:paragraph-properties fo:margin-top="0.0791in" fo:margin-bottom="0.0791in" loext:contextual-spacing="false"/>
      <style:text-properties officeooo:paragraph-rsid="0851e938"/>
    </style:style>
    <style:style style:name="P74" style:family="paragraph" style:parent-style-name="Standard">
      <style:paragraph-properties fo:margin-top="0.0791in" fo:margin-bottom="0.0791in" loext:contextual-spacing="false"/>
      <style:text-properties officeooo:paragraph-rsid="0855e7ef"/>
    </style:style>
    <style:style style:name="P75" style:family="paragraph" style:parent-style-name="Standard">
      <style:paragraph-properties fo:margin-top="0.0791in" fo:margin-bottom="0.0791in" loext:contextual-spacing="false"/>
      <style:text-properties officeooo:rsid="075a30f8" officeooo:paragraph-rsid="08573ce0"/>
    </style:style>
    <style:style style:name="P76" style:family="paragraph" style:parent-style-name="Standard">
      <style:paragraph-properties fo:margin-top="0.0791in" fo:margin-bottom="0.0791in" loext:contextual-spacing="false" fo:text-align="end" style:justify-single-word="false" style:writing-mode="rl-tb"/>
      <style:text-properties officeooo:paragraph-rsid="07c60255"/>
    </style:style>
    <style:style style:name="P77" style:family="paragraph" style:parent-style-name="Standard">
      <style:paragraph-properties fo:margin-top="0.0791in" fo:margin-bottom="0.0791in" loext:contextual-spacing="false" fo:text-align="end" style:justify-single-word="false" style:writing-mode="rl-tb"/>
      <style:text-properties officeooo:paragraph-rsid="07f86191"/>
    </style:style>
    <style:style style:name="P78" style:family="paragraph" style:parent-style-name="Standard">
      <style:paragraph-properties fo:margin-top="0.0791in" fo:margin-bottom="0.0791in" loext:contextual-spacing="false" fo:text-align="end" style:justify-single-word="false" style:writing-mode="rl-tb"/>
      <style:text-properties officeooo:paragraph-rsid="07ffe8e4"/>
    </style:style>
    <style:style style:name="P79" style:family="paragraph" style:parent-style-name="Standard">
      <style:paragraph-properties fo:margin-top="0.0791in" fo:margin-bottom="0.0791in" loext:contextual-spacing="false" fo:text-align="end" style:justify-single-word="false" style:writing-mode="rl-tb"/>
      <style:text-properties officeooo:paragraph-rsid="0821cb12"/>
    </style:style>
    <style:style style:name="P80" style:family="paragraph" style:parent-style-name="Standard">
      <style:paragraph-properties fo:margin-top="0.0791in" fo:margin-bottom="0.0791in" loext:contextual-spacing="false" fo:text-align="end" style:justify-single-word="false" style:writing-mode="rl-tb"/>
      <style:text-properties officeooo:rsid="07fce5ce" officeooo:paragraph-rsid="07fce5ce"/>
    </style:style>
    <style:style style:name="P81" style:family="paragraph" style:parent-style-name="Standard">
      <style:paragraph-properties fo:margin-top="0.0791in" fo:margin-bottom="0.0791in" loext:contextual-spacing="false" fo:text-align="end" style:justify-single-word="false" style:writing-mode="rl-tb"/>
      <style:text-properties style:font-name="Monospace" fo:language="en" fo:country="US" fo:font-style="normal" officeooo:rsid="07d21b07" officeooo:paragraph-rsid="07d21b07" style:font-size-asian="10.5pt" style:font-style-asian="normal" style:font-name-complex="David CLM1" style:font-style-complex="normal" style:font-weight-complex="normal"/>
    </style:style>
    <style:style style:name="P82" style:family="paragraph" style:parent-style-name="Standard">
      <style:paragraph-properties fo:margin-top="0.0791in" fo:margin-bottom="0.0791in" loext:contextual-spacing="false" fo:text-align="start" style:justify-single-word="false" style:writing-mode="lr-tb"/>
      <style:text-properties style:font-name="Monospace" fo:language="en" fo:country="US" officeooo:rsid="07cb0daa" officeooo:paragraph-rsid="07cb0daa" style:font-size-asian="10.5pt" style:font-name-complex="David CLM1" style:font-weight-complex="normal"/>
    </style:style>
    <style:style style:name="P83" style:family="paragraph" style:parent-style-name="Standard">
      <style:paragraph-properties fo:margin-top="0.0791in" fo:margin-bottom="0.0791in" loext:contextual-spacing="false" fo:text-align="start" style:justify-single-word="false" style:writing-mode="lr-tb"/>
      <style:text-properties officeooo:rsid="07d21b07" officeooo:paragraph-rsid="07d21b07"/>
    </style:style>
    <style:style style:name="P84" style:family="paragraph" style:parent-style-name="Heading_20_1">
      <style:paragraph-properties fo:margin-top="0.1965in" fo:margin-bottom="0in" loext:contextual-spacing="false" fo:line-height="100%" fo:text-align="end" style:justify-single-word="false" style:writing-mode="rl-tb"/>
      <style:text-properties style:use-window-font-color="true" style:font-name="David CLM" fo:font-size="21pt" fo:font-weight="bold" officeooo:rsid="0754b1b2" officeooo:paragraph-rsid="0754b1b2" style:font-name-asian="Noto Sans CJK SC Regular" style:font-size-asian="18.2000007629395pt" style:font-weight-asian="bold" style:font-name-complex="David CLM" style:font-size-complex="21pt" style:font-weight-complex="bold"/>
    </style:style>
    <style:style style:name="P85" style:family="paragraph" style:parent-style-name="Standard" style:list-style-name="L1">
      <style:paragraph-properties fo:margin-top="0in" fo:margin-bottom="0in" loext:contextual-spacing="false"/>
      <style:text-properties style:font-name="Monospace" officeooo:rsid="0766465a" officeooo:paragraph-rsid="0766465a" style:font-size-asian="10.5pt" style:font-name-complex="David CLM1" style:font-weight-complex="normal"/>
    </style:style>
    <style:style style:name="P86" style:family="paragraph" style:parent-style-name="Standard" style:list-style-name="L2">
      <style:paragraph-properties fo:margin-top="0in" fo:margin-bottom="0in" loext:contextual-spacing="false"/>
      <style:text-properties style:font-name="Monospace" fo:language="en" fo:country="US" fo:font-style="normal" officeooo:rsid="076f6c8b" officeooo:paragraph-rsid="076f6c8b" style:font-size-asian="10.5pt" style:font-style-asian="normal" style:font-name-complex="David CLM1" style:font-style-complex="normal" style:font-weight-complex="normal"/>
    </style:style>
    <style:style style:name="P87" style:family="paragraph" style:parent-style-name="Standard" style:list-style-name="L1">
      <style:paragraph-properties fo:margin-top="0in" fo:margin-bottom="0in" loext:contextual-spacing="false"/>
      <style:text-properties officeooo:paragraph-rsid="0766465a"/>
    </style:style>
    <style:style style:name="P88" style:family="paragraph" style:parent-style-name="Standard" style:list-style-name="L2">
      <style:paragraph-properties fo:margin-top="0in" fo:margin-bottom="0in" loext:contextual-spacing="false"/>
      <style:text-properties officeooo:rsid="076f8731" officeooo:paragraph-rsid="076f8731"/>
    </style:style>
    <style:style style:name="P89" style:family="paragraph" style:parent-style-name="Standard" style:list-style-name="L3">
      <style:paragraph-properties fo:margin-top="0in" fo:margin-bottom="0in" loext:contextual-spacing="false" fo:text-align="end" style:justify-single-word="false" style:writing-mode="rl-tb"/>
      <style:text-properties officeooo:paragraph-rsid="08021fa9"/>
    </style:style>
    <style:style style:name="P90" style:family="paragraph" style:parent-style-name="Standard" style:list-style-name="L3">
      <style:paragraph-properties fo:margin-top="0in" fo:margin-bottom="0in" loext:contextual-spacing="false" fo:text-align="end" style:justify-single-word="false" style:writing-mode="rl-tb"/>
      <style:text-properties officeooo:paragraph-rsid="08041f4f"/>
    </style:style>
    <style:style style:name="P91" style:family="paragraph" style:parent-style-name="Standard" style:list-style-name="L3">
      <style:paragraph-properties fo:margin-top="0in" fo:margin-bottom="0in" loext:contextual-spacing="false" fo:text-align="end" style:justify-single-word="false" style:writing-mode="rl-tb"/>
      <style:text-properties officeooo:paragraph-rsid="0854b8ee"/>
    </style:style>
    <style:style style:name="P92" style:family="paragraph" style:parent-style-name="Standard" style:list-style-name="L5">
      <style:paragraph-properties fo:margin-top="0in" fo:margin-bottom="0in" loext:contextual-spacing="false" fo:text-align="end" style:justify-single-word="false" style:writing-mode="rl-tb"/>
      <style:text-properties officeooo:paragraph-rsid="0833e0b7"/>
    </style:style>
    <style:style style:name="P93" style:family="paragraph" style:parent-style-name="Standard" style:list-style-name="L5">
      <style:paragraph-properties fo:margin-top="0in" fo:margin-bottom="0in" loext:contextual-spacing="false" fo:text-align="end" style:justify-single-word="false" style:writing-mode="rl-tb"/>
      <style:text-properties officeooo:paragraph-rsid="08348c66"/>
    </style:style>
    <style:style style:name="P94" style:family="paragraph" style:parent-style-name="Standard" style:list-style-name="L4">
      <style:paragraph-properties fo:margin-top="0in" fo:margin-bottom="0in" loext:contextual-spacing="false" fo:text-align="end" style:justify-single-word="false" style:writing-mode="rl-tb"/>
      <style:text-properties officeooo:paragraph-rsid="083bf471"/>
    </style:style>
    <style:style style:name="P95" style:family="paragraph" style:parent-style-name="Standard" style:list-style-name="L4">
      <style:paragraph-properties fo:margin-top="0in" fo:margin-bottom="0in" loext:contextual-spacing="false" fo:text-align="end" style:justify-single-word="false" style:writing-mode="rl-tb"/>
      <style:text-properties officeooo:paragraph-rsid="08420e50"/>
    </style:style>
    <style:style style:name="P96" style:family="paragraph" style:parent-style-name="Standard" style:list-style-name="L4">
      <style:paragraph-properties fo:margin-top="0in" fo:margin-bottom="0in" loext:contextual-spacing="false" fo:text-align="end" style:justify-single-word="false" style:writing-mode="rl-tb"/>
      <style:text-properties officeooo:paragraph-rsid="0843400d"/>
    </style:style>
    <style:style style:name="P97" style:family="paragraph" style:parent-style-name="Standard" style:list-style-name="L7">
      <style:paragraph-properties fo:margin-top="0in" fo:margin-bottom="0in" loext:contextual-spacing="false" fo:text-align="end" style:justify-single-word="false" style:writing-mode="rl-tb"/>
      <style:text-properties officeooo:paragraph-rsid="0845cd7c"/>
    </style:style>
    <style:style style:name="P98" style:family="paragraph" style:parent-style-name="Standard" style:list-style-name="L7">
      <style:paragraph-properties fo:margin-top="0in" fo:margin-bottom="0in" loext:contextual-spacing="false" fo:text-align="end" style:justify-single-word="false" style:writing-mode="rl-tb"/>
      <style:text-properties officeooo:paragraph-rsid="08494bee"/>
    </style:style>
    <style:style style:name="P99" style:family="paragraph" style:parent-style-name="Standard" style:list-style-name="L8">
      <style:paragraph-properties fo:margin-top="0in" fo:margin-bottom="0in" loext:contextual-spacing="false" fo:text-align="end" style:justify-single-word="false" style:writing-mode="rl-tb"/>
      <style:text-properties officeooo:paragraph-rsid="085b1ccb"/>
    </style:style>
    <style:style style:name="P100" style:family="paragraph" style:parent-style-name="Standard">
      <style:paragraph-properties fo:margin-top="0in" fo:margin-bottom="0in" loext:contextual-spacing="false" fo:text-align="end" style:justify-single-word="false" style:writing-mode="rl-tb"/>
      <style:text-properties officeooo:paragraph-rsid="08681d58"/>
    </style:style>
    <style:style style:name="P101" style:family="paragraph" style:parent-style-name="Standard">
      <style:paragraph-properties fo:margin-top="0in" fo:margin-bottom="0in" loext:contextual-spacing="false" fo:text-align="end" style:justify-single-word="false" style:writing-mode="rl-tb"/>
      <style:text-properties officeooo:paragraph-rsid="083fe836"/>
    </style:style>
    <style:style style:name="P102" style:family="paragraph" style:parent-style-name="Standard" style:list-style-name="L4">
      <style:paragraph-properties fo:margin-top="0in" fo:margin-bottom="0in" loext:contextual-spacing="false" fo:text-align="end" style:justify-single-word="false" style:writing-mode="rl-tb"/>
      <style:text-properties officeooo:rsid="082e6564" officeooo:paragraph-rsid="082e6564"/>
    </style:style>
    <style:style style:name="P103" style:family="paragraph" style:parent-style-name="Standard" style:list-style-name="L4">
      <style:paragraph-properties fo:margin-top="0in" fo:margin-bottom="0in" loext:contextual-spacing="false" fo:text-align="end" style:justify-single-word="false" style:writing-mode="rl-tb"/>
      <style:text-properties officeooo:rsid="082e6564" officeooo:paragraph-rsid="083bf471"/>
    </style:style>
    <style:style style:name="P104"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3a7dac" officeooo:paragraph-rsid="085e54d7" style:font-size-asian="10.5pt" style:font-style-asian="normal" style:font-weight-asian="bold" style:font-name-complex="David CLM1" style:font-style-complex="normal" style:font-weight-complex="normal"/>
    </style:style>
    <style:style style:name="P105" style:family="paragraph" style:parent-style-name="Standard" style:list-style-name="L6">
      <style:paragraph-properties fo:margin-top="0in" fo:margin-bottom="0in" loext:contextual-spacing="false" fo:text-align="end" style:justify-single-word="false" style:writing-mode="rl-tb"/>
      <style:text-properties style:font-name="Monospace" fo:language="en" fo:country="US" fo:font-style="normal" fo:font-weight="bold" officeooo:rsid="083c8ece" officeooo:paragraph-rsid="083c8ece" style:font-size-asian="10.5pt" style:font-style-asian="normal" style:font-weight-asian="bold" style:font-name-complex="David CLM1" style:font-style-complex="normal" style:font-weight-complex="normal"/>
    </style:style>
    <style:style style:name="P106" style:family="paragraph" style:parent-style-name="Standard" style:list-style-name="L4">
      <style:paragraph-properties fo:margin-top="0in" fo:margin-bottom="0in" loext:contextual-spacing="false" fo:text-align="end" style:justify-single-word="false" style:writing-mode="rl-tb"/>
      <style:text-properties officeooo:rsid="0843400d" officeooo:paragraph-rsid="0843400d"/>
    </style:style>
    <style:style style:name="P107" style:family="paragraph" style:parent-style-name="Text_20_body" style:list-style-name="L9">
      <style:paragraph-properties fo:line-height="100%" fo:text-align="start" style:justify-single-word="false" style:writing-mode="lr-tb"/>
      <style:text-properties officeooo:paragraph-rsid="0755964b"/>
    </style:style>
    <style:style style:name="T1" style:family="text">
      <style:text-properties style:use-window-font-color="true" style:font-name="David CLM" officeooo:rsid="071909aa" style:font-name-complex="David CLM"/>
    </style:style>
    <style:style style:name="T2" style:family="text">
      <style:text-properties style:use-window-font-color="true" style:font-name="David CLM" fo:font-weight="bold" officeooo:rsid="071909aa" style:font-name-complex="David CLM"/>
    </style:style>
    <style:style style:name="T3" style:family="text">
      <style:text-properties fo:font-weight="bold"/>
    </style:style>
    <style:style style:name="T4" style:family="text">
      <style:text-properties officeooo:rsid="0756124e"/>
    </style:style>
    <style:style style:name="T5" style:family="text">
      <style:text-properties style:font-name="Monospace" style:font-size-asian="10.5pt" style:font-name-complex="David CLM1" style:font-weight-complex="normal"/>
    </style:style>
    <style:style style:name="T6" style:family="text">
      <style:text-properties style:font-name="Monospace" officeooo:rsid="0756124e" style:font-size-asian="10.5pt" style:font-name-complex="David CLM1" style:font-weight-complex="normal"/>
    </style:style>
    <style:style style:name="T7" style:family="text">
      <style:text-properties style:font-name="Monospace" officeooo:rsid="07583305" style:font-size-asian="10.5pt" style:font-name-complex="David CLM1" style:font-weight-complex="normal"/>
    </style:style>
    <style:style style:name="T8" style:family="text">
      <style:text-properties style:font-name="Monospace" officeooo:rsid="075a30f8" style:font-size-asian="10.5pt" style:font-name-complex="David CLM1" style:font-weight-complex="normal"/>
    </style:style>
    <style:style style:name="T9" style:family="text">
      <style:text-properties style:font-name="Monospace" officeooo:rsid="075b2d53" style:font-size-asian="10.5pt" style:font-name-complex="David CLM1" style:font-weight-complex="normal"/>
    </style:style>
    <style:style style:name="T10" style:family="text">
      <style:text-properties style:font-name="Monospace" officeooo:rsid="075b954c" style:font-size-asian="10.5pt" style:font-name-complex="David CLM1" style:font-weight-complex="normal"/>
    </style:style>
    <style:style style:name="T11" style:family="text">
      <style:text-properties style:font-name="Monospace" officeooo:rsid="075cbfdb" style:font-size-asian="10.5pt" style:font-name-complex="David CLM1" style:font-weight-complex="normal"/>
    </style:style>
    <style:style style:name="T12" style:family="text">
      <style:text-properties style:font-name="Monospace" officeooo:rsid="075ec083" style:font-size-asian="10.5pt" style:font-name-complex="David CLM1" style:font-weight-complex="normal"/>
    </style:style>
    <style:style style:name="T13" style:family="text">
      <style:text-properties style:font-name="Monospace" officeooo:rsid="0762d0f5" style:font-size-asian="10.5pt" style:font-name-complex="David CLM1" style:font-weight-complex="normal"/>
    </style:style>
    <style:style style:name="T14" style:family="text">
      <style:text-properties style:font-name="Monospace" officeooo:rsid="076590a2" style:font-size-asian="10.5pt" style:font-name-complex="David CLM1" style:font-weight-complex="normal"/>
    </style:style>
    <style:style style:name="T15" style:family="text">
      <style:text-properties style:font-name="Monospace" officeooo:rsid="0765b911" style:font-size-asian="10.5pt" style:font-name-complex="David CLM1" style:font-weight-complex="normal"/>
    </style:style>
    <style:style style:name="T16" style:family="text">
      <style:text-properties style:font-name="Monospace" officeooo:rsid="0766465a" style:font-size-asian="10.5pt" style:font-name-complex="David CLM1" style:font-weight-complex="normal"/>
    </style:style>
    <style:style style:name="T17" style:family="text">
      <style:text-properties style:font-name="Monospace" officeooo:rsid="0767f331" style:font-size-asian="10.5pt" style:font-name-complex="David CLM1" style:font-weight-complex="normal"/>
    </style:style>
    <style:style style:name="T18" style:family="text">
      <style:text-properties style:font-name="Monospace" officeooo:rsid="076978e4" style:font-size-asian="10.5pt" style:font-name-complex="David CLM1" style:font-weight-complex="normal"/>
    </style:style>
    <style:style style:name="T19" style:family="text">
      <style:text-properties style:font-name="Monospace" officeooo:rsid="07731286" style:font-size-asian="10.5pt" style:font-name-complex="David CLM1" style:font-weight-complex="normal"/>
    </style:style>
    <style:style style:name="T20" style:family="text">
      <style:text-properties style:font-name="Monospace" officeooo:rsid="07748007" style:font-size-asian="10.5pt" style:font-name-complex="David CLM1" style:font-weight-complex="normal"/>
    </style:style>
    <style:style style:name="T21" style:family="text">
      <style:text-properties style:font-name="Monospace" officeooo:rsid="077505f6" style:font-size-asian="10.5pt" style:font-name-complex="David CLM1" style:font-weight-complex="normal"/>
    </style:style>
    <style:style style:name="T22" style:family="text">
      <style:text-properties style:font-name="Monospace" officeooo:rsid="077147d2" style:font-size-asian="10.5pt" style:font-name-complex="David CLM1" style:font-weight-complex="normal"/>
    </style:style>
    <style:style style:name="T23" style:family="text">
      <style:text-properties style:font-name="Monospace" officeooo:rsid="077ecca2" style:font-size-asian="10.5pt" style:font-name-complex="David CLM1" style:font-weight-complex="normal"/>
    </style:style>
    <style:style style:name="T24" style:family="text">
      <style:text-properties style:font-name="Monospace" officeooo:rsid="0782ea19" style:font-size-asian="10.5pt" style:font-name-complex="David CLM1" style:font-weight-complex="normal"/>
    </style:style>
    <style:style style:name="T25" style:family="text">
      <style:text-properties style:font-name="Monospace" officeooo:rsid="07847304" style:font-size-asian="10.5pt" style:font-name-complex="David CLM1" style:font-weight-complex="normal"/>
    </style:style>
    <style:style style:name="T26" style:family="text">
      <style:text-properties style:font-name="Monospace" officeooo:rsid="079bb587" style:font-size-asian="10.5pt" style:font-name-complex="David CLM1" style:font-weight-complex="normal"/>
    </style:style>
    <style:style style:name="T27" style:family="text">
      <style:text-properties style:font-name="Monospace" officeooo:rsid="07a9ed85" style:font-size-asian="10.5pt" style:font-name-complex="David CLM1" style:font-weight-complex="normal"/>
    </style:style>
    <style:style style:name="T28" style:family="text">
      <style:text-properties style:font-name="Monospace" officeooo:rsid="07cb0daa" style:font-size-asian="10.5pt" style:font-name-complex="David CLM1" style:font-weight-complex="normal"/>
    </style:style>
    <style:style style:name="T29" style:family="text">
      <style:text-properties style:font-name="Monospace" officeooo:rsid="07db829a" style:font-size-asian="10.5pt" style:font-name-complex="David CLM1" style:font-weight-complex="normal"/>
    </style:style>
    <style:style style:name="T30" style:family="text">
      <style:text-properties style:font-name="Monospace" officeooo:rsid="07cc2fef" style:font-size-asian="10.5pt" style:font-name-complex="David CLM1" style:font-weight-complex="normal"/>
    </style:style>
    <style:style style:name="T31" style:family="text">
      <style:text-properties style:font-name="Monospace" officeooo:rsid="07c69880" style:font-size-asian="10.5pt" style:font-name-complex="David CLM1" style:font-weight-complex="normal"/>
    </style:style>
    <style:style style:name="T32" style:family="text">
      <style:text-properties style:font-name="Monospace" officeooo:rsid="08348c66" style:font-size-asian="10.5pt" style:font-name-complex="David CLM1" style:font-weight-complex="normal"/>
    </style:style>
    <style:style style:name="T33" style:family="text">
      <style:text-properties style:font-name="Monospace" officeooo:rsid="0851e938" style:font-size-asian="10.5pt" style:font-name-complex="David CLM1" style:font-weight-complex="normal"/>
    </style:style>
    <style:style style:name="T34" style:family="text">
      <style:text-properties style:font-name="Monospace" officeooo:rsid="0855e7ef" style:font-size-asian="10.5pt" style:font-name-complex="David CLM1" style:font-weight-complex="normal"/>
    </style:style>
    <style:style style:name="T35" style:family="text">
      <style:text-properties style:font-name="Monospace" fo:font-style="italic" style:font-size-asian="10.5pt" style:font-style-asian="italic" style:font-name-complex="David CLM1" style:font-style-complex="italic" style:font-weight-complex="normal"/>
    </style:style>
    <style:style style:name="T36" style:family="text">
      <style:text-properties style:font-name="Monospace" fo:font-style="italic" officeooo:rsid="075cbfdb" style:font-size-asian="10.5pt" style:font-style-asian="italic" style:font-name-complex="David CLM1" style:font-style-complex="italic" style:font-weight-complex="normal"/>
    </style:style>
    <style:style style:name="T37" style:family="text">
      <style:text-properties style:font-name="Monospace" fo:font-style="italic" officeooo:rsid="0766465a" style:font-size-asian="10.5pt" style:font-style-asian="italic" style:font-name-complex="David CLM1" style:font-style-complex="italic" style:font-weight-complex="normal"/>
    </style:style>
    <style:style style:name="T38" style:family="text">
      <style:text-properties style:font-name="Monospace" fo:font-style="italic" officeooo:rsid="077505f6" style:font-size-asian="10.5pt" style:font-style-asian="italic" style:font-name-complex="David CLM1" style:font-style-complex="italic" style:font-weight-complex="normal"/>
    </style:style>
    <style:style style:name="T39" style:family="text">
      <style:text-properties style:font-name="Monospace" fo:font-style="italic" officeooo:rsid="0776f8ee" style:font-size-asian="10.5pt" style:font-style-asian="italic" style:font-name-complex="David CLM1" style:font-style-complex="italic" style:font-weight-complex="normal"/>
    </style:style>
    <style:style style:name="T40" style:family="text">
      <style:text-properties style:font-name="Monospace" fo:font-style="italic" officeooo:rsid="0756124e" style:font-size-asian="10.5pt" style:font-style-asian="italic" style:font-name-complex="David CLM1" style:font-style-complex="italic" style:font-weight-complex="normal"/>
    </style:style>
    <style:style style:name="T41" style:family="text">
      <style:text-properties style:font-name="Monospace" fo:font-style="italic" officeooo:rsid="08590971" style:font-size-asian="10.5pt" style:font-style-asian="italic" style:font-name-complex="David CLM1" style:font-style-complex="italic" style:font-weight-complex="normal"/>
    </style:style>
    <style:style style:name="T42" style:family="text">
      <style:text-properties style:font-name="Monospace" fo:font-weight="bold" style:font-size-asian="10.5pt" style:font-weight-asian="bold" style:font-name-complex="David CLM1" style:font-weight-complex="bold"/>
    </style:style>
    <style:style style:name="T43" style:family="text">
      <style:text-properties style:font-name="Monospace" fo:language="en" fo:country="US" fo:font-style="italic" style:font-size-asian="10.5pt" style:font-style-asian="italic" style:font-name-complex="David CLM1" style:font-style-complex="italic" style:font-weight-complex="normal"/>
    </style:style>
    <style:style style:name="T44" style:family="text">
      <style:text-properties style:font-name="Monospace" fo:language="en" fo:country="US" fo:font-style="italic" officeooo:rsid="076113cf" style:font-size-asian="10.5pt" style:font-style-asian="italic" style:font-name-complex="David CLM1" style:font-style-complex="italic" style:font-weight-complex="normal"/>
    </style:style>
    <style:style style:name="T45" style:family="text">
      <style:text-properties style:font-name="Monospace" fo:language="en" fo:country="US" fo:font-style="italic" officeooo:rsid="0791330c" style:font-size-asian="10.5pt" style:font-style-asian="italic" style:font-name-complex="David CLM1" style:font-style-complex="italic" style:font-weight-complex="normal"/>
    </style:style>
    <style:style style:name="T46" style:family="text">
      <style:text-properties style:font-name="Monospace" fo:language="en" fo:country="US" fo:font-style="italic" officeooo:rsid="076a35d6" style:font-size-asian="10.5pt" style:font-style-asian="italic" style:font-name-complex="David CLM1" style:font-style-complex="italic" style:font-weight-complex="normal"/>
    </style:style>
    <style:style style:name="T47" style:family="text">
      <style:text-properties style:font-name="Monospace" fo:language="en" fo:country="US" fo:font-style="italic" officeooo:rsid="07b22daf" style:font-size-asian="10.5pt" style:font-style-asian="italic" style:font-name-complex="David CLM1" style:font-style-complex="italic" style:font-weight-complex="normal"/>
    </style:style>
    <style:style style:name="T48" style:family="text">
      <style:text-properties style:font-name="Monospace" fo:language="en" fo:country="US" fo:font-style="italic" officeooo:rsid="078c0a56" style:font-size-asian="10.5pt" style:font-style-asian="italic" style:font-name-complex="David CLM1" style:font-style-complex="italic" style:font-weight-complex="normal"/>
    </style:style>
    <style:style style:name="T49" style:family="text">
      <style:text-properties style:font-name="Monospace" fo:language="en" fo:country="US" fo:font-style="italic" officeooo:rsid="07aa9fa8" style:font-size-asian="10.5pt" style:font-style-asian="italic" style:font-name-complex="David CLM1" style:font-style-complex="italic" style:font-weight-complex="normal"/>
    </style:style>
    <style:style style:name="T50" style:family="text">
      <style:text-properties style:font-name="Monospace" fo:language="en" fo:country="US" fo:font-style="italic" officeooo:rsid="07b5e5b2" style:font-size-asian="10.5pt" style:font-style-asian="italic" style:font-name-complex="David CLM1" style:font-style-complex="italic" style:font-weight-complex="normal"/>
    </style:style>
    <style:style style:name="T51" style:family="text">
      <style:text-properties style:font-name="Monospace" fo:language="en" fo:country="US" fo:font-style="italic" officeooo:rsid="07c3992a" style:font-size-asian="10.5pt" style:font-style-asian="italic" style:font-name-complex="David CLM1" style:font-style-complex="italic" style:font-weight-complex="normal"/>
    </style:style>
    <style:style style:name="T52" style:family="text">
      <style:text-properties style:font-name="Monospace" fo:language="en" fo:country="US" fo:font-style="italic" officeooo:rsid="07cdef07" style:font-size-asian="10.5pt" style:font-style-asian="italic" style:font-name-complex="David CLM1" style:font-style-complex="italic" style:font-weight-complex="normal"/>
    </style:style>
    <style:style style:name="T53" style:family="text">
      <style:text-properties style:font-name="Monospace" fo:language="en" fo:country="US" fo:font-style="italic" fo:font-weight="bold" style:font-size-asian="10.5pt" style:font-style-asian="italic" style:font-weight-asian="bold" style:font-name-complex="David CLM1" style:font-style-complex="italic" style:font-weight-complex="normal"/>
    </style:style>
    <style:style style:name="T54" style:family="text">
      <style:text-properties style:font-name="Monospace" fo:language="en" fo:country="US" fo:font-style="italic" fo:font-weight="bold" officeooo:rsid="08021fa9" style:font-size-asian="10.5pt" style:font-style-asian="italic" style:font-weight-asian="bold" style:font-name-complex="David CLM1" style:font-style-complex="italic" style:font-weight-complex="normal"/>
    </style:style>
    <style:style style:name="T55" style:family="text">
      <style:text-properties style:font-name="Monospace" fo:language="en" fo:country="US" fo:font-style="italic" fo:font-weight="bold" officeooo:rsid="08041f4f" style:font-size-asian="10.5pt" style:font-style-asian="italic" style:font-weight-asian="bold" style:font-name-complex="David CLM1" style:font-style-complex="italic" style:font-weight-complex="normal"/>
    </style:style>
    <style:style style:name="T56" style:family="text">
      <style:text-properties style:font-name="Monospace" fo:language="en" fo:country="US" fo:font-style="italic" fo:font-weight="bold" officeooo:rsid="080b4810" style:font-size-asian="10.5pt" style:font-style-asian="italic" style:font-weight-asian="bold" style:font-name-complex="David CLM1" style:font-style-complex="italic" style:font-weight-complex="normal"/>
    </style:style>
    <style:style style:name="T57" style:family="text">
      <style:text-properties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58" style:family="text">
      <style:text-properties style:font-name="Monospace" fo:language="en" fo:country="US" fo:font-style="italic" fo:font-weight="bold" officeooo:rsid="08113a89" style:font-size-asian="10.5pt" style:font-style-asian="italic" style:font-weight-asian="bold" style:font-name-complex="David CLM1" style:font-style-complex="italic" style:font-weight-complex="normal"/>
    </style:style>
    <style:style style:name="T59" style:family="text">
      <style:text-properties style:font-name="Monospace" fo:language="en" fo:country="US" fo:font-style="italic" fo:font-weight="bold" officeooo:rsid="081509e3" style:font-size-asian="10.5pt" style:font-style-asian="italic" style:font-weight-asian="bold" style:font-name-complex="David CLM1" style:font-style-complex="italic" style:font-weight-complex="normal"/>
    </style:style>
    <style:style style:name="T60" style:family="text">
      <style:text-properties style:font-name="Monospace" fo:language="en" fo:country="US" fo:font-style="italic" fo:font-weight="bold" officeooo:rsid="085a3c03" style:font-size-asian="10.5pt" style:font-style-asian="italic" style:font-weight-asian="bold" style:font-name-complex="David CLM1" style:font-style-complex="italic" style:font-weight-complex="normal"/>
    </style:style>
    <style:style style:name="T61" style:family="text">
      <style:text-properties style:font-name="Monospace" fo:language="en" fo:country="US" fo:font-style="italic" fo:font-weight="bold" officeooo:rsid="085e54d7" style:font-size-asian="10.5pt" style:font-style-asian="italic" style:font-weight-asian="bold" style:font-name-complex="David CLM1" style:font-style-complex="italic" style:font-weight-complex="normal"/>
    </style:style>
    <style:style style:name="T62" style:family="text">
      <style:text-properties style:font-name="Monospace" fo:language="en" fo:country="US" fo:font-style="normal" style:font-size-asian="10.5pt" style:font-style-asian="normal" style:font-name-complex="David CLM1" style:font-style-complex="normal" style:font-weight-complex="normal"/>
    </style:style>
    <style:style style:name="T63" style:family="text">
      <style:text-properties style:font-name="Monospace" fo:language="en" fo:country="US" fo:font-style="normal" officeooo:rsid="076113cf" style:font-size-asian="10.5pt" style:font-style-asian="normal" style:font-name-complex="David CLM1" style:font-style-complex="normal" style:font-weight-complex="normal"/>
    </style:style>
    <style:style style:name="T64" style:family="text">
      <style:text-properties style:font-name="Monospace" fo:language="en" fo:country="US" fo:font-style="normal" officeooo:rsid="076bb8dc" style:font-size-asian="10.5pt" style:font-style-asian="normal" style:font-name-complex="David CLM1" style:font-style-complex="normal" style:font-weight-complex="normal"/>
    </style:style>
    <style:style style:name="T65" style:family="text">
      <style:text-properties style:font-name="Monospace" fo:language="en" fo:country="US" fo:font-style="normal" officeooo:rsid="076a35d6" style:font-size-asian="10.5pt" style:font-style-asian="normal" style:font-name-complex="David CLM1" style:font-style-complex="normal" style:font-weight-complex="normal"/>
    </style:style>
    <style:style style:name="T66" style:family="text">
      <style:text-properties style:font-name="Monospace" fo:language="en" fo:country="US" fo:font-style="normal" officeooo:rsid="076f6c8b" style:font-size-asian="10.5pt" style:font-style-asian="normal" style:font-name-complex="David CLM1" style:font-style-complex="normal" style:font-weight-complex="normal"/>
    </style:style>
    <style:style style:name="T67" style:family="text">
      <style:text-properties style:font-name="Monospace" fo:language="en" fo:country="US" fo:font-style="normal" officeooo:rsid="076e9c0d" style:font-size-asian="10.5pt" style:font-style-asian="normal" style:font-name-complex="David CLM1" style:font-style-complex="normal" style:font-weight-complex="normal"/>
    </style:style>
    <style:style style:name="T68" style:family="text">
      <style:text-properties style:font-name="Monospace" fo:language="en" fo:country="US" fo:font-style="normal" officeooo:rsid="07875f46" style:font-size-asian="10.5pt" style:font-style-asian="normal" style:font-name-complex="David CLM1" style:font-style-complex="normal" style:font-weight-complex="normal"/>
    </style:style>
    <style:style style:name="T69" style:family="text">
      <style:text-properties style:font-name="Monospace" fo:language="en" fo:country="US" fo:font-style="normal" officeooo:rsid="0789e046" style:font-size-asian="10.5pt" style:font-style-asian="normal" style:font-name-complex="David CLM1" style:font-style-complex="normal" style:font-weight-complex="normal"/>
    </style:style>
    <style:style style:name="T70" style:family="text">
      <style:text-properties style:font-name="Monospace" fo:language="en" fo:country="US" fo:font-style="normal" officeooo:rsid="078af6a9" style:font-size-asian="10.5pt" style:font-style-asian="normal" style:font-name-complex="David CLM1" style:font-style-complex="normal" style:font-weight-complex="normal"/>
    </style:style>
    <style:style style:name="T71" style:family="text">
      <style:text-properties style:font-name="Monospace" fo:language="en" fo:country="US" fo:font-style="normal" officeooo:rsid="078b4591" style:font-size-asian="10.5pt" style:font-style-asian="normal" style:font-name-complex="David CLM1" style:font-style-complex="normal" style:font-weight-complex="normal"/>
    </style:style>
    <style:style style:name="T72" style:family="text">
      <style:text-properties style:font-name="Monospace" fo:language="en" fo:country="US" fo:font-style="normal" officeooo:rsid="078c0a56" style:font-size-asian="10.5pt" style:font-style-asian="normal" style:font-name-complex="David CLM1" style:font-style-complex="normal" style:font-weight-complex="normal"/>
    </style:style>
    <style:style style:name="T73" style:family="text">
      <style:text-properties style:font-name="Monospace" fo:language="en" fo:country="US" fo:font-style="normal" officeooo:rsid="078e26ac" style:font-size-asian="10.5pt" style:font-style-asian="normal" style:font-name-complex="David CLM1" style:font-style-complex="normal" style:font-weight-complex="normal"/>
    </style:style>
    <style:style style:name="T74" style:family="text">
      <style:text-properties style:font-name="Monospace" fo:language="en" fo:country="US" fo:font-style="normal" officeooo:rsid="076f8731" style:font-size-asian="10.5pt" style:font-style-asian="normal" style:font-name-complex="David CLM1" style:font-style-complex="normal" style:font-weight-complex="normal"/>
    </style:style>
    <style:style style:name="T75" style:family="text">
      <style:text-properties style:font-name="Monospace" fo:language="en" fo:country="US" fo:font-style="normal" officeooo:rsid="078ed071" style:font-size-asian="10.5pt" style:font-style-asian="normal" style:font-name-complex="David CLM1" style:font-style-complex="normal" style:font-weight-complex="normal"/>
    </style:style>
    <style:style style:name="T76" style:family="text">
      <style:text-properties style:font-name="Monospace" fo:language="en" fo:country="US" fo:font-style="normal" officeooo:rsid="0791330c" style:font-size-asian="10.5pt" style:font-style-asian="normal" style:font-name-complex="David CLM1" style:font-style-complex="normal" style:font-weight-complex="normal"/>
    </style:style>
    <style:style style:name="T77" style:family="text">
      <style:text-properties style:font-name="Monospace" fo:language="en" fo:country="US" fo:font-style="normal" officeooo:rsid="078ff08f" style:font-size-asian="10.5pt" style:font-style-asian="normal" style:font-name-complex="David CLM1" style:font-style-complex="normal" style:font-weight-complex="normal"/>
    </style:style>
    <style:style style:name="T78" style:family="text">
      <style:text-properties style:font-name="Monospace" fo:language="en" fo:country="US" fo:font-style="normal" officeooo:rsid="079312aa" style:font-size-asian="10.5pt" style:font-style-asian="normal" style:font-name-complex="David CLM1" style:font-style-complex="normal" style:font-weight-complex="normal"/>
    </style:style>
    <style:style style:name="T79" style:family="text">
      <style:text-properties style:font-name="Monospace" fo:language="en" fo:country="US" fo:font-style="normal" officeooo:rsid="07998720" style:font-size-asian="10.5pt" style:font-style-asian="normal" style:font-name-complex="David CLM1" style:font-style-complex="normal" style:font-weight-complex="normal"/>
    </style:style>
    <style:style style:name="T80" style:family="text">
      <style:text-properties style:font-name="Monospace" fo:language="en" fo:country="US" fo:font-style="normal" officeooo:rsid="079d5e30" style:font-size-asian="10.5pt" style:font-style-asian="normal" style:font-name-complex="David CLM1" style:font-style-complex="normal" style:font-weight-complex="normal"/>
    </style:style>
    <style:style style:name="T81" style:family="text">
      <style:text-properties style:font-name="Monospace" fo:language="en" fo:country="US" fo:font-style="normal" officeooo:rsid="079f9134" style:font-size-asian="10.5pt" style:font-style-asian="normal" style:font-name-complex="David CLM1" style:font-style-complex="normal" style:font-weight-complex="normal"/>
    </style:style>
    <style:style style:name="T82" style:family="text">
      <style:text-properties style:font-name="Monospace" fo:language="en" fo:country="US" fo:font-style="normal" officeooo:rsid="07a2cc95" style:font-size-asian="10.5pt" style:font-style-asian="normal" style:font-name-complex="David CLM1" style:font-style-complex="normal" style:font-weight-complex="normal"/>
    </style:style>
    <style:style style:name="T83" style:family="text">
      <style:text-properties style:font-name="Monospace" fo:language="en" fo:country="US" fo:font-style="normal" officeooo:rsid="07a38f99" style:font-size-asian="10.5pt" style:font-style-asian="normal" style:font-name-complex="David CLM1" style:font-style-complex="normal" style:font-weight-complex="normal"/>
    </style:style>
    <style:style style:name="T84" style:family="text">
      <style:text-properties style:font-name="Monospace" fo:language="en" fo:country="US" fo:font-style="normal" officeooo:rsid="07a43eb8" style:font-size-asian="10.5pt" style:font-style-asian="normal" style:font-name-complex="David CLM1" style:font-style-complex="normal" style:font-weight-complex="normal"/>
    </style:style>
    <style:style style:name="T85" style:family="text">
      <style:text-properties style:font-name="Monospace" fo:language="en" fo:country="US" fo:font-style="normal" officeooo:rsid="07a56770" style:font-size-asian="10.5pt" style:font-style-asian="normal" style:font-name-complex="David CLM1" style:font-style-complex="normal" style:font-weight-complex="normal"/>
    </style:style>
    <style:style style:name="T86" style:family="text">
      <style:text-properties style:font-name="Monospace" fo:language="en" fo:country="US" fo:font-style="normal" officeooo:rsid="07aa6d1f" style:font-size-asian="10.5pt" style:font-style-asian="normal" style:font-name-complex="David CLM1" style:font-style-complex="normal" style:font-weight-complex="normal"/>
    </style:style>
    <style:style style:name="T87" style:family="text">
      <style:text-properties style:font-name="Monospace" fo:language="en" fo:country="US" fo:font-style="normal" officeooo:rsid="07ab27f9" style:font-size-asian="10.5pt" style:font-style-asian="normal" style:font-name-complex="David CLM1" style:font-style-complex="normal" style:font-weight-complex="normal"/>
    </style:style>
    <style:style style:name="T88" style:family="text">
      <style:text-properties style:font-name="Monospace" fo:language="en" fo:country="US" fo:font-style="normal" officeooo:rsid="07ad0c1d" style:font-size-asian="10.5pt" style:font-style-asian="normal" style:font-name-complex="David CLM1" style:font-style-complex="normal" style:font-weight-complex="normal"/>
    </style:style>
    <style:style style:name="T89" style:family="text">
      <style:text-properties style:font-name="Monospace" fo:language="en" fo:country="US" fo:font-style="normal" officeooo:rsid="07ae6e9e" style:font-size-asian="10.5pt" style:font-style-asian="normal" style:font-name-complex="David CLM1" style:font-style-complex="normal" style:font-weight-complex="normal"/>
    </style:style>
    <style:style style:name="T90" style:family="text">
      <style:text-properties style:font-name="Monospace" fo:language="en" fo:country="US" fo:font-style="normal" officeooo:rsid="07b1c55b" style:font-size-asian="10.5pt" style:font-style-asian="normal" style:font-name-complex="David CLM1" style:font-style-complex="normal" style:font-weight-complex="normal"/>
    </style:style>
    <style:style style:name="T91" style:family="text">
      <style:text-properties style:font-name="Monospace" fo:language="en" fo:country="US" fo:font-style="normal" officeooo:rsid="07b21efd" style:font-size-asian="10.5pt" style:font-style-asian="normal" style:font-name-complex="David CLM1" style:font-style-complex="normal" style:font-weight-complex="normal"/>
    </style:style>
    <style:style style:name="T92" style:family="text">
      <style:text-properties style:font-name="Monospace" fo:language="en" fo:country="US" fo:font-style="normal" officeooo:rsid="07b22daf" style:font-size-asian="10.5pt" style:font-style-asian="normal" style:font-name-complex="David CLM1" style:font-style-complex="normal" style:font-weight-complex="normal"/>
    </style:style>
    <style:style style:name="T93" style:family="text">
      <style:text-properties style:font-name="Monospace" fo:language="en" fo:country="US" fo:font-style="normal" officeooo:rsid="07b34bd3" style:font-size-asian="10.5pt" style:font-style-asian="normal" style:font-name-complex="David CLM1" style:font-style-complex="normal" style:font-weight-complex="normal"/>
    </style:style>
    <style:style style:name="T94" style:family="text">
      <style:text-properties style:font-name="Monospace" fo:language="en" fo:country="US" fo:font-style="normal" officeooo:rsid="07b4c07f" style:font-size-asian="10.5pt" style:font-style-asian="normal" style:font-name-complex="David CLM1" style:font-style-complex="normal" style:font-weight-complex="normal"/>
    </style:style>
    <style:style style:name="T95" style:family="text">
      <style:text-properties style:font-name="Monospace" fo:language="en" fo:country="US" fo:font-style="normal" officeooo:rsid="07b56894" style:font-size-asian="10.5pt" style:font-style-asian="normal" style:font-name-complex="David CLM1" style:font-style-complex="normal" style:font-weight-complex="normal"/>
    </style:style>
    <style:style style:name="T96" style:family="text">
      <style:text-properties style:font-name="Monospace" fo:language="en" fo:country="US" fo:font-style="normal" officeooo:rsid="07b5e5b2" style:font-size-asian="10.5pt" style:font-style-asian="normal" style:font-name-complex="David CLM1" style:font-style-complex="normal" style:font-weight-complex="normal"/>
    </style:style>
    <style:style style:name="T97" style:family="text">
      <style:text-properties style:font-name="Monospace" fo:language="en" fo:country="US" fo:font-style="normal" officeooo:rsid="07bea824" style:font-size-asian="10.5pt" style:font-style-asian="normal" style:font-name-complex="David CLM1" style:font-style-complex="normal" style:font-weight-complex="normal"/>
    </style:style>
    <style:style style:name="T98" style:family="text">
      <style:text-properties style:font-name="Monospace" fo:language="en" fo:country="US" fo:font-style="normal" officeooo:rsid="07bfa69e" style:font-size-asian="10.5pt" style:font-style-asian="normal" style:font-name-complex="David CLM1" style:font-style-complex="normal" style:font-weight-complex="normal"/>
    </style:style>
    <style:style style:name="T99" style:family="text">
      <style:text-properties style:font-name="Monospace" fo:language="en" fo:country="US" fo:font-style="normal" officeooo:rsid="07b06ea8" style:font-size-asian="10.5pt" style:font-style-asian="normal" style:font-name-complex="David CLM1" style:font-style-complex="normal" style:font-weight-complex="normal"/>
    </style:style>
    <style:style style:name="T100" style:family="text">
      <style:text-properties style:font-name="Monospace" fo:language="en" fo:country="US" fo:font-style="normal" officeooo:rsid="07b14d6c" style:font-size-asian="10.5pt" style:font-style-asian="normal" style:font-name-complex="David CLM1" style:font-style-complex="normal" style:font-weight-complex="normal"/>
    </style:style>
    <style:style style:name="T101" style:family="text">
      <style:text-properties style:font-name="Monospace" fo:language="en" fo:country="US" fo:font-style="normal" officeooo:rsid="07bfff1d" style:font-size-asian="10.5pt" style:font-style-asian="normal" style:font-name-complex="David CLM1" style:font-style-complex="normal" style:font-weight-complex="normal"/>
    </style:style>
    <style:style style:name="T102" style:family="text">
      <style:text-properties style:font-name="Monospace" fo:language="en" fo:country="US" fo:font-style="normal" officeooo:rsid="07c39747" style:font-size-asian="10.5pt" style:font-style-asian="normal" style:font-name-complex="David CLM1" style:font-style-complex="normal" style:font-weight-complex="normal"/>
    </style:style>
    <style:style style:name="T103" style:family="text">
      <style:text-properties style:font-name="Monospace" fo:language="en" fo:country="US" fo:font-style="normal" officeooo:rsid="079f0757" style:font-size-asian="10.5pt" style:font-style-asian="normal" style:font-name-complex="David CLM1" style:font-style-complex="normal" style:font-weight-complex="normal"/>
    </style:style>
    <style:style style:name="T104" style:family="text">
      <style:text-properties style:font-name="Monospace" fo:language="en" fo:country="US" fo:font-style="normal" officeooo:rsid="07a4e3a7" style:font-size-asian="10.5pt" style:font-style-asian="normal" style:font-name-complex="David CLM1" style:font-style-complex="normal" style:font-weight-complex="normal"/>
    </style:style>
    <style:style style:name="T105" style:family="text">
      <style:text-properties style:font-name="Monospace" fo:language="en" fo:country="US" fo:font-style="normal" officeooo:rsid="07a5728d" style:font-size-asian="10.5pt" style:font-style-asian="normal" style:font-name-complex="David CLM1" style:font-style-complex="normal" style:font-weight-complex="normal"/>
    </style:style>
    <style:style style:name="T106" style:family="text">
      <style:text-properties style:font-name="Monospace" fo:language="en" fo:country="US" fo:font-style="normal" officeooo:rsid="07a67500" style:font-size-asian="10.5pt" style:font-style-asian="normal" style:font-name-complex="David CLM1" style:font-style-complex="normal" style:font-weight-complex="normal"/>
    </style:style>
    <style:style style:name="T107" style:family="text">
      <style:text-properties style:font-name="Monospace" fo:language="en" fo:country="US" fo:font-style="normal" officeooo:rsid="07a6e561" style:font-size-asian="10.5pt" style:font-style-asian="normal" style:font-name-complex="David CLM1" style:font-style-complex="normal" style:font-weight-complex="normal"/>
    </style:style>
    <style:style style:name="T108" style:family="text">
      <style:text-properties style:font-name="Monospace" fo:language="en" fo:country="US" fo:font-style="normal" officeooo:rsid="07a7a412" style:font-size-asian="10.5pt" style:font-style-asian="normal" style:font-name-complex="David CLM1" style:font-style-complex="normal" style:font-weight-complex="normal"/>
    </style:style>
    <style:style style:name="T109" style:family="text">
      <style:text-properties style:font-name="Monospace" fo:language="en" fo:country="US" fo:font-style="normal" officeooo:rsid="07a809e3" style:font-size-asian="10.5pt" style:font-style-asian="normal" style:font-name-complex="David CLM1" style:font-style-complex="normal" style:font-weight-complex="normal"/>
    </style:style>
    <style:style style:name="T110" style:family="text">
      <style:text-properties style:font-name="Monospace" fo:language="en" fo:country="US" fo:font-style="normal" officeooo:rsid="07a9c59f" style:font-size-asian="10.5pt" style:font-style-asian="normal" style:font-name-complex="David CLM1" style:font-style-complex="normal" style:font-weight-complex="normal"/>
    </style:style>
    <style:style style:name="T111" style:family="text">
      <style:text-properties style:font-name="Monospace" fo:language="en" fo:country="US" fo:font-style="normal" officeooo:rsid="07a9ed85" style:font-size-asian="10.5pt" style:font-style-asian="normal" style:font-name-complex="David CLM1" style:font-style-complex="normal" style:font-weight-complex="normal"/>
    </style:style>
    <style:style style:name="T112" style:family="text">
      <style:text-properties style:font-name="Monospace" fo:language="en" fo:country="US" fo:font-style="normal" officeooo:rsid="07b5aefb" style:font-size-asian="10.5pt" style:font-style-asian="normal" style:font-name-complex="David CLM1" style:font-style-complex="normal" style:font-weight-complex="normal"/>
    </style:style>
    <style:style style:name="T113" style:family="text">
      <style:text-properties style:font-name="Monospace" fo:language="en" fo:country="US" fo:font-style="normal" officeooo:rsid="07b95008" style:font-size-asian="10.5pt" style:font-style-asian="normal" style:font-name-complex="David CLM1" style:font-style-complex="normal" style:font-weight-complex="normal"/>
    </style:style>
    <style:style style:name="T114" style:family="text">
      <style:text-properties style:font-name="Monospace" fo:language="en" fo:country="US" fo:font-style="normal" officeooo:rsid="07baab40" style:font-size-asian="10.5pt" style:font-style-asian="normal" style:font-name-complex="David CLM1" style:font-style-complex="normal" style:font-weight-complex="normal"/>
    </style:style>
    <style:style style:name="T115" style:family="text">
      <style:text-properties style:font-name="Monospace" fo:language="en" fo:country="US" fo:font-style="normal" officeooo:rsid="07be42f0" style:font-size-asian="10.5pt" style:font-style-asian="normal" style:font-name-complex="David CLM1" style:font-style-complex="normal" style:font-weight-complex="normal"/>
    </style:style>
    <style:style style:name="T116" style:family="text">
      <style:text-properties style:font-name="Monospace" fo:language="en" fo:country="US" fo:font-style="normal" officeooo:rsid="07be620f" style:font-size-asian="10.5pt" style:font-style-asian="normal" style:font-name-complex="David CLM1" style:font-style-complex="normal" style:font-weight-complex="normal"/>
    </style:style>
    <style:style style:name="T117" style:family="text">
      <style:text-properties style:font-name="Monospace" fo:language="en" fo:country="US" fo:font-style="normal" officeooo:rsid="07c3992a" style:font-size-asian="10.5pt" style:font-style-asian="normal" style:font-name-complex="David CLM1" style:font-style-complex="normal" style:font-weight-complex="normal"/>
    </style:style>
    <style:style style:name="T118" style:family="text">
      <style:text-properties style:font-name="Monospace" fo:language="en" fo:country="US" fo:font-style="normal" officeooo:rsid="07c4af2d" style:font-size-asian="10.5pt" style:font-style-asian="normal" style:font-name-complex="David CLM1" style:font-style-complex="normal" style:font-weight-complex="normal"/>
    </style:style>
    <style:style style:name="T119" style:family="text">
      <style:text-properties style:font-name="Monospace" fo:language="en" fo:country="US" fo:font-style="normal" officeooo:rsid="07c4ccea" style:font-size-asian="10.5pt" style:font-style-asian="normal" style:font-name-complex="David CLM1" style:font-style-complex="normal" style:font-weight-complex="normal"/>
    </style:style>
    <style:style style:name="T120" style:family="text">
      <style:text-properties style:font-name="Monospace" fo:language="en" fo:country="US" fo:font-style="normal" officeooo:rsid="07c5c0c4" style:font-size-asian="10.5pt" style:font-style-asian="normal" style:font-name-complex="David CLM1" style:font-style-complex="normal" style:font-weight-complex="normal"/>
    </style:style>
    <style:style style:name="T121" style:family="text">
      <style:text-properties style:font-name="Monospace" fo:language="en" fo:country="US" fo:font-style="normal" officeooo:rsid="07ca95db" style:font-size-asian="10.5pt" style:font-style-asian="normal" style:font-name-complex="David CLM1" style:font-style-complex="normal" style:font-weight-complex="normal"/>
    </style:style>
    <style:style style:name="T122" style:family="text">
      <style:text-properties style:font-name="Monospace" fo:language="en" fo:country="US" fo:font-style="normal" officeooo:rsid="07cdef07" style:font-size-asian="10.5pt" style:font-style-asian="normal" style:font-name-complex="David CLM1" style:font-style-complex="normal" style:font-weight-complex="normal"/>
    </style:style>
    <style:style style:name="T123" style:family="text">
      <style:text-properties style:font-name="Monospace" fo:language="en" fo:country="US" fo:font-style="normal" officeooo:rsid="07cf826e" style:font-size-asian="10.5pt" style:font-style-asian="normal" style:font-name-complex="David CLM1" style:font-style-complex="normal" style:font-weight-complex="normal"/>
    </style:style>
    <style:style style:name="T124" style:family="text">
      <style:text-properties style:font-name="Monospace" fo:language="en" fo:country="US" fo:font-style="normal" officeooo:rsid="07cc2fef" style:font-size-asian="10.5pt" style:font-style-asian="normal" style:font-name-complex="David CLM1" style:font-style-complex="normal" style:font-weight-complex="normal"/>
    </style:style>
    <style:style style:name="T125" style:family="text">
      <style:text-properties style:font-name="Monospace" fo:language="en" fo:country="US" fo:font-style="normal" officeooo:rsid="081c7bbb" style:font-size-asian="10.5pt" style:font-style-asian="normal" style:font-name-complex="David CLM1" style:font-style-complex="normal" style:font-weight-complex="normal"/>
    </style:style>
    <style:style style:name="T126" style:family="text">
      <style:text-properties style:font-name="Monospace" fo:language="en" fo:country="US" fo:font-style="normal" officeooo:rsid="07cd4d16" style:font-size-asian="10.5pt" style:font-style-asian="normal" style:font-name-complex="David CLM1" style:font-style-complex="normal" style:font-weight-complex="normal"/>
    </style:style>
    <style:style style:name="T127" style:family="text">
      <style:text-properties style:font-name="Monospace" fo:language="en" fo:country="US" fo:font-style="normal" officeooo:rsid="081e460d" style:font-size-asian="10.5pt" style:font-style-asian="normal" style:font-name-complex="David CLM1" style:font-style-complex="normal" style:font-weight-complex="normal"/>
    </style:style>
    <style:style style:name="T128" style:family="text">
      <style:text-properties style:font-name="Monospace" fo:language="en" fo:country="US" fo:font-style="normal" officeooo:rsid="081f5643" style:font-size-asian="10.5pt" style:font-style-asian="normal" style:font-name-complex="David CLM1" style:font-style-complex="normal" style:font-weight-complex="normal"/>
    </style:style>
    <style:style style:name="T129" style:family="text">
      <style:text-properties style:font-name="Monospace" fo:language="en" fo:country="US" fo:font-style="normal" officeooo:rsid="07c69880" style:font-size-asian="10.5pt" style:font-style-asian="normal" style:font-name-complex="David CLM1" style:font-style-complex="normal" style:font-weight-complex="normal"/>
    </style:style>
    <style:style style:name="T130" style:family="text">
      <style:text-properties style:font-name="Monospace" fo:language="en" fo:country="US" fo:font-style="normal" officeooo:rsid="07c727c7" style:font-size-asian="10.5pt" style:font-style-asian="normal" style:font-name-complex="David CLM1" style:font-style-complex="normal" style:font-weight-complex="normal"/>
    </style:style>
    <style:style style:name="T131" style:family="text">
      <style:text-properties style:font-name="Monospace" fo:language="en" fo:country="US" fo:font-style="normal" officeooo:rsid="07cfe86a" style:font-size-asian="10.5pt" style:font-style-asian="normal" style:font-name-complex="David CLM1" style:font-style-complex="normal" style:font-weight-complex="normal"/>
    </style:style>
    <style:style style:name="T132" style:family="text">
      <style:text-properties style:font-name="Monospace" fo:language="en" fo:country="US" fo:font-style="normal" officeooo:rsid="07d0a7e9" style:font-size-asian="10.5pt" style:font-style-asian="normal" style:font-name-complex="David CLM1" style:font-style-complex="normal" style:font-weight-complex="normal"/>
    </style:style>
    <style:style style:name="T133" style:family="text">
      <style:text-properties style:font-name="Monospace" fo:language="en" fo:country="US" fo:font-style="normal" officeooo:rsid="07d21b07" style:font-size-asian="10.5pt" style:font-style-asian="normal" style:font-name-complex="David CLM1" style:font-style-complex="normal" style:font-weight-complex="normal"/>
    </style:style>
    <style:style style:name="T134" style:family="text">
      <style:text-properties style:font-name="Monospace" fo:language="en" fo:country="US" fo:font-style="normal" officeooo:rsid="07db829a" style:font-size-asian="10.5pt" style:font-style-asian="normal" style:font-name-complex="David CLM1" style:font-style-complex="normal" style:font-weight-complex="normal"/>
    </style:style>
    <style:style style:name="T135" style:family="text">
      <style:text-properties style:font-name="Monospace" fo:language="en" fo:country="US" fo:font-style="normal" officeooo:rsid="07dc4c6d" style:font-size-asian="10.5pt" style:font-style-asian="normal" style:font-name-complex="David CLM1" style:font-style-complex="normal" style:font-weight-complex="normal"/>
    </style:style>
    <style:style style:name="T136" style:family="text">
      <style:text-properties style:font-name="Monospace" fo:language="en" fo:country="US" fo:font-style="normal" officeooo:rsid="07dd8ce8" style:font-size-asian="10.5pt" style:font-style-asian="normal" style:font-name-complex="David CLM1" style:font-style-complex="normal" style:font-weight-complex="normal"/>
    </style:style>
    <style:style style:name="T137" style:family="text">
      <style:text-properties style:font-name="Monospace" fo:language="en" fo:country="US" fo:font-style="normal" officeooo:rsid="0820dbcf" style:font-size-asian="10.5pt" style:font-style-asian="normal" style:font-name-complex="David CLM1" style:font-style-complex="normal" style:font-weight-complex="normal"/>
    </style:style>
    <style:style style:name="T138" style:family="text">
      <style:text-properties style:font-name="Monospace" fo:language="en" fo:country="US" fo:font-style="normal" officeooo:rsid="0821cb12" style:font-size-asian="10.5pt" style:font-style-asian="normal" style:font-name-complex="David CLM1" style:font-style-complex="normal" style:font-weight-complex="normal"/>
    </style:style>
    <style:style style:name="T139" style:family="text">
      <style:text-properties style:font-name="Monospace" fo:language="en" fo:country="US" fo:font-style="normal" officeooo:rsid="08590971" style:font-size-asian="10.5pt" style:font-style-asian="normal" style:font-name-complex="David CLM1" style:font-style-complex="normal" style:font-weight-complex="normal"/>
    </style:style>
    <style:style style:name="T140" style:family="text">
      <style:text-properties style:font-name="Monospace" fo:language="en" fo:country="US" fo:font-style="normal" fo:font-weight="bold" style:font-size-asian="10.5pt" style:font-style-asian="normal" style:font-weight-asian="bold" style:font-name-complex="David CLM1" style:font-style-complex="normal" style:font-weight-complex="bold"/>
    </style:style>
    <style:style style:name="T141" style:family="text">
      <style:text-properties style:font-name="Monospace" fo:language="en" fo:country="US" fo:font-style="normal" fo:font-weight="bold" officeooo:rsid="076bb8dc" style:font-size-asian="10.5pt" style:font-style-asian="normal" style:font-weight-asian="bold" style:font-name-complex="David CLM1" style:font-style-complex="normal" style:font-weight-complex="bold"/>
    </style:style>
    <style:style style:name="T142" style:family="text">
      <style:text-properties style:font-name="Monospace" fo:language="en" fo:country="US" fo:font-style="normal" fo:font-weight="bold" officeooo:rsid="076e9c0d" style:font-size-asian="10.5pt" style:font-style-asian="normal" style:font-weight-asian="bold" style:font-name-complex="David CLM1" style:font-style-complex="normal" style:font-weight-complex="bold"/>
    </style:style>
    <style:style style:name="T143" style:family="text">
      <style:text-properties style:font-name="Monospace" fo:language="en" fo:country="US" fo:font-style="normal" fo:font-weight="bold" officeooo:rsid="076f6c8b" style:font-size-asian="10.5pt" style:font-style-asian="normal" style:font-weight-asian="bold" style:font-name-complex="David CLM1" style:font-style-complex="normal" style:font-weight-complex="bold"/>
    </style:style>
    <style:style style:name="T144" style:family="text">
      <style:text-properties style:font-name="Monospace" fo:language="en" fo:country="US" fo:font-style="normal" fo:font-weight="bold" officeooo:rsid="076a35d6" style:font-size-asian="10.5pt" style:font-style-asian="normal" style:font-weight-asian="bold" style:font-name-complex="David CLM1" style:font-style-complex="normal" style:font-weight-complex="bold"/>
    </style:style>
    <style:style style:name="T145" style:family="text">
      <style:text-properties style:font-name="Monospace" fo:language="en" fo:country="US" fo:font-style="normal" fo:font-weight="bold" officeooo:rsid="07cd4d16" style:font-size-asian="10.5pt" style:font-style-asian="normal" style:font-weight-asian="bold" style:font-name-complex="David CLM1" style:font-style-complex="normal" style:font-weight-complex="bold"/>
    </style:style>
    <style:style style:name="T146" style:family="text">
      <style:text-properties style:font-name="Monospace" fo:language="en" fo:country="US" fo:font-style="normal" fo:font-weight="bold" officeooo:rsid="07c69880" style:font-size-asian="10.5pt" style:font-style-asian="normal" style:font-weight-asian="bold" style:font-name-complex="David CLM1" style:font-style-complex="normal" style:font-weight-complex="bold"/>
    </style:style>
    <style:style style:name="T147" style:family="text">
      <style:text-properties style:font-name="Monospace" fo:language="en" fo:country="US" fo:font-style="normal" fo:font-weight="bold" officeooo:rsid="082b2f3b" style:font-size-asian="10.5pt" style:font-style-asian="normal" style:font-weight-asian="bold" style:font-name-complex="David CLM1" style:font-style-complex="normal" style:font-weight-complex="bold"/>
    </style:style>
    <style:style style:name="T148" style:family="text">
      <style:text-properties style:font-name="Monospace" fo:language="en" fo:country="US" fo:font-style="normal" fo:font-weight="bold" officeooo:rsid="0841c444" style:font-size-asian="10.5pt" style:font-style-asian="normal" style:font-weight-asian="bold" style:font-name-complex="David CLM1" style:font-style-complex="normal" style:font-weight-complex="bold"/>
    </style:style>
    <style:style style:name="T149" style:family="text">
      <style:text-properties style:font-name="Monospace" fo:language="en" fo:country="US" fo:font-style="normal" fo:font-weight="bold" style:font-size-asian="10.5pt" style:font-style-asian="normal" style:font-weight-asian="bold" style:font-name-complex="David CLM1" style:font-style-complex="normal" style:font-weight-complex="normal"/>
    </style:style>
    <style:style style:name="T150" style:family="text">
      <style:text-properties style:font-name="Monospace" fo:language="en" fo:country="US" fo:font-style="normal" fo:font-weight="bold" officeooo:rsid="0812f320" style:font-size-asian="10.5pt" style:font-style-asian="normal" style:font-weight-asian="bold" style:font-name-complex="David CLM1" style:font-style-complex="normal" style:font-weight-complex="normal"/>
    </style:style>
    <style:style style:name="T151" style:family="text">
      <style:text-properties style:font-name="Monospace" fo:language="en" fo:country="US" fo:font-style="normal" fo:font-weight="bold" officeooo:rsid="0817e7af" style:font-size-asian="10.5pt" style:font-style-asian="normal" style:font-weight-asian="bold" style:font-name-complex="David CLM1" style:font-style-complex="normal" style:font-weight-complex="normal"/>
    </style:style>
    <style:style style:name="T152" style:family="text">
      <style:text-properties style:font-name="Monospace" fo:language="en" fo:country="US" fo:font-style="normal" fo:font-weight="bold" officeooo:rsid="08191230" style:font-size-asian="10.5pt" style:font-style-asian="normal" style:font-weight-asian="bold" style:font-name-complex="David CLM1" style:font-style-complex="normal" style:font-weight-complex="normal"/>
    </style:style>
    <style:style style:name="T153" style:family="text">
      <style:text-properties style:font-name="Monospace" fo:language="en" fo:country="US" fo:font-style="normal" fo:font-weight="bold" officeooo:rsid="082ae158" style:font-size-asian="10.5pt" style:font-style-asian="normal" style:font-weight-asian="bold" style:font-name-complex="David CLM1" style:font-style-complex="normal" style:font-weight-complex="normal"/>
    </style:style>
    <style:style style:name="T154" style:family="text">
      <style:text-properties style:font-name="Monospace" fo:language="en" fo:country="US" fo:font-style="normal" fo:font-weight="bold" officeooo:rsid="082b2f3b" style:font-size-asian="10.5pt" style:font-style-asian="normal" style:font-weight-asian="bold" style:font-name-complex="David CLM1" style:font-style-complex="normal" style:font-weight-complex="normal"/>
    </style:style>
    <style:style style:name="T155" style:family="text">
      <style:text-properties style:font-name="Monospace" fo:language="en" fo:country="US" fo:font-style="normal" fo:font-weight="bold" officeooo:rsid="082cefc8" style:font-size-asian="10.5pt" style:font-style-asian="normal" style:font-weight-asian="bold" style:font-name-complex="David CLM1" style:font-style-complex="normal" style:font-weight-complex="normal"/>
    </style:style>
    <style:style style:name="T156" style:family="text">
      <style:text-properties style:font-name="Monospace" fo:language="en" fo:country="US" fo:font-style="normal" fo:font-weight="bold" officeooo:rsid="082dc6e3" style:font-size-asian="10.5pt" style:font-style-asian="normal" style:font-weight-asian="bold" style:font-name-complex="David CLM1" style:font-style-complex="normal" style:font-weight-complex="normal"/>
    </style:style>
    <style:style style:name="T157" style:family="text">
      <style:text-properties style:font-name="Monospace" fo:language="en" fo:country="US" fo:font-style="normal" fo:font-weight="bold" officeooo:rsid="082e6564" style:font-size-asian="10.5pt" style:font-style-asian="normal" style:font-weight-asian="bold" style:font-name-complex="David CLM1" style:font-style-complex="normal" style:font-weight-complex="normal"/>
    </style:style>
    <style:style style:name="T158" style:family="text">
      <style:text-properties style:font-name="Monospace" fo:language="en" fo:country="US" fo:font-style="normal" fo:font-weight="bold" officeooo:rsid="08304f7f" style:font-size-asian="10.5pt" style:font-style-asian="normal" style:font-weight-asian="bold" style:font-name-complex="David CLM1" style:font-style-complex="normal" style:font-weight-complex="normal"/>
    </style:style>
    <style:style style:name="T159" style:family="text">
      <style:text-properties style:font-name="Monospace" fo:language="en" fo:country="US" fo:font-style="normal" fo:font-weight="bold" officeooo:rsid="08303b40" style:font-size-asian="10.5pt" style:font-style-asian="normal" style:font-weight-asian="bold" style:font-name-complex="David CLM1" style:font-style-complex="normal" style:font-weight-complex="normal"/>
    </style:style>
    <style:style style:name="T160" style:family="text">
      <style:text-properties style:font-name="Monospace" fo:language="en" fo:country="US" fo:font-style="normal" fo:font-weight="bold" officeooo:rsid="08306d9a" style:font-size-asian="10.5pt" style:font-style-asian="normal" style:font-weight-asian="bold" style:font-name-complex="David CLM1" style:font-style-complex="normal" style:font-weight-complex="normal"/>
    </style:style>
    <style:style style:name="T161" style:family="text">
      <style:text-properties style:font-name="Monospace" fo:language="en" fo:country="US" fo:font-style="normal" fo:font-weight="bold" officeooo:rsid="083121b3" style:font-size-asian="10.5pt" style:font-style-asian="normal" style:font-weight-asian="bold" style:font-name-complex="David CLM1" style:font-style-complex="normal" style:font-weight-complex="normal"/>
    </style:style>
    <style:style style:name="T162" style:family="text">
      <style:text-properties style:font-name="Monospace" fo:language="en" fo:country="US" fo:font-style="normal" fo:font-weight="bold" officeooo:rsid="0833e0b7" style:font-size-asian="10.5pt" style:font-style-asian="normal" style:font-weight-asian="bold" style:font-name-complex="David CLM1" style:font-style-complex="normal" style:font-weight-complex="normal"/>
    </style:style>
    <style:style style:name="T163" style:family="text">
      <style:text-properties style:font-name="Monospace" fo:language="en" fo:country="US" fo:font-style="normal" fo:font-weight="bold" officeooo:rsid="08348c66" style:font-size-asian="10.5pt" style:font-style-asian="normal" style:font-weight-asian="bold" style:font-name-complex="David CLM1" style:font-style-complex="normal" style:font-weight-complex="normal"/>
    </style:style>
    <style:style style:name="T164" style:family="text">
      <style:text-properties style:font-name="Monospace" fo:language="en" fo:country="US" fo:font-style="normal" fo:font-weight="bold" officeooo:rsid="0835a10c" style:font-size-asian="10.5pt" style:font-style-asian="normal" style:font-weight-asian="bold" style:font-name-complex="David CLM1" style:font-style-complex="normal" style:font-weight-complex="normal"/>
    </style:style>
    <style:style style:name="T165" style:family="text">
      <style:text-properties style:font-name="Monospace" fo:language="en" fo:country="US" fo:font-style="normal" fo:font-weight="bold" officeooo:rsid="08368bfa" style:font-size-asian="10.5pt" style:font-style-asian="normal" style:font-weight-asian="bold" style:font-name-complex="David CLM1" style:font-style-complex="normal" style:font-weight-complex="normal"/>
    </style:style>
    <style:style style:name="T166" style:family="text">
      <style:text-properties style:font-name="Monospace" fo:language="en" fo:country="US" fo:font-style="normal" fo:font-weight="bold" officeooo:rsid="083844ba" style:font-size-asian="10.5pt" style:font-style-asian="normal" style:font-weight-asian="bold" style:font-name-complex="David CLM1" style:font-style-complex="normal" style:font-weight-complex="normal"/>
    </style:style>
    <style:style style:name="T167" style:family="text">
      <style:text-properties style:font-name="Monospace" fo:language="en" fo:country="US" fo:font-style="normal" fo:font-weight="bold" officeooo:rsid="083a7dac" style:font-size-asian="10.5pt" style:font-style-asian="normal" style:font-weight-asian="bold" style:font-name-complex="David CLM1" style:font-style-complex="normal" style:font-weight-complex="normal"/>
    </style:style>
    <style:style style:name="T168" style:family="text">
      <style:text-properties style:font-name="Monospace" fo:language="en" fo:country="US" fo:font-style="normal" fo:font-weight="bold" officeooo:rsid="083b8889" style:font-size-asian="10.5pt" style:font-style-asian="normal" style:font-weight-asian="bold" style:font-name-complex="David CLM1" style:font-style-complex="normal" style:font-weight-complex="normal"/>
    </style:style>
    <style:style style:name="T169" style:family="text">
      <style:text-properties style:font-name="Monospace" fo:language="en" fo:country="US" fo:font-style="normal" fo:font-weight="bold" officeooo:rsid="083bf471" style:font-size-asian="10.5pt" style:font-style-asian="normal" style:font-weight-asian="bold" style:font-name-complex="David CLM1" style:font-style-complex="normal" style:font-weight-complex="normal"/>
    </style:style>
    <style:style style:name="T170" style:family="text">
      <style:text-properties style:font-name="Monospace" fo:language="en" fo:country="US" fo:font-style="normal" fo:font-weight="bold" officeooo:rsid="08420e50" style:font-size-asian="10.5pt" style:font-style-asian="normal" style:font-weight-asian="bold" style:font-name-complex="David CLM1" style:font-style-complex="normal" style:font-weight-complex="normal"/>
    </style:style>
    <style:style style:name="T171" style:family="text">
      <style:text-properties style:font-name="Monospace" fo:language="en" fo:country="US" fo:font-style="normal" fo:font-weight="bold" officeooo:rsid="0843400d" style:font-size-asian="10.5pt" style:font-style-asian="normal" style:font-weight-asian="bold" style:font-name-complex="David CLM1" style:font-style-complex="normal" style:font-weight-complex="normal"/>
    </style:style>
    <style:style style:name="T172" style:family="text">
      <style:text-properties style:font-name="Monospace" fo:language="en" fo:country="US" fo:font-style="normal" fo:font-weight="bold" officeooo:rsid="08452346" style:font-size-asian="10.5pt" style:font-style-asian="normal" style:font-weight-asian="bold" style:font-name-complex="David CLM1" style:font-style-complex="normal" style:font-weight-complex="normal"/>
    </style:style>
    <style:style style:name="T173" style:family="text">
      <style:text-properties style:font-name="Monospace" fo:language="en" fo:country="US" fo:font-style="normal" fo:font-weight="bold" officeooo:rsid="0845cd7c" style:font-size-asian="10.5pt" style:font-style-asian="normal" style:font-weight-asian="bold" style:font-name-complex="David CLM1" style:font-style-complex="normal" style:font-weight-complex="normal"/>
    </style:style>
    <style:style style:name="T174" style:family="text">
      <style:text-properties style:font-name="Monospace" fo:language="en" fo:country="US" fo:font-style="normal" fo:font-weight="bold" officeooo:rsid="08494bee" style:font-size-asian="10.5pt" style:font-style-asian="normal" style:font-weight-asian="bold" style:font-name-complex="David CLM1" style:font-style-complex="normal" style:font-weight-complex="normal"/>
    </style:style>
    <style:style style:name="T175" style:family="text">
      <style:text-properties style:font-name="Monospace" fo:language="en" fo:country="US" fo:font-style="normal" fo:font-weight="bold" officeooo:rsid="08404b7d" style:font-size-asian="10.5pt" style:font-style-asian="normal" style:font-weight-asian="bold" style:font-name-complex="David CLM1" style:font-style-complex="normal" style:font-weight-complex="normal"/>
    </style:style>
    <style:style style:name="T176" style:family="text">
      <style:text-properties style:font-name="Monospace" fo:language="en" fo:country="US" fo:font-style="normal" fo:font-weight="bold" officeooo:rsid="0841c444" style:font-size-asian="10.5pt" style:font-style-asian="normal" style:font-weight-asian="bold" style:font-name-complex="David CLM1" style:font-style-complex="normal" style:font-weight-complex="normal"/>
    </style:style>
    <style:style style:name="T177" style:family="text">
      <style:text-properties style:font-name="Monospace" fo:language="en" fo:country="US" fo:font-style="normal" fo:font-weight="bold" officeooo:rsid="0848b589" style:font-size-asian="10.5pt" style:font-style-asian="normal" style:font-weight-asian="bold" style:font-name-complex="David CLM1" style:font-style-complex="normal" style:font-weight-complex="normal"/>
    </style:style>
    <style:style style:name="T178" style:family="text">
      <style:text-properties style:font-name="Monospace" fo:language="en" fo:country="US" fo:font-style="normal" fo:font-weight="bold" officeooo:rsid="084b3842" style:font-size-asian="10.5pt" style:font-style-asian="normal" style:font-weight-asian="bold" style:font-name-complex="David CLM1" style:font-style-complex="normal" style:font-weight-complex="normal"/>
    </style:style>
    <style:style style:name="T179" style:family="text">
      <style:text-properties style:font-name="Monospace" fo:language="en" fo:country="US" fo:font-style="normal" fo:font-weight="bold" officeooo:rsid="084c7bff" style:font-size-asian="10.5pt" style:font-style-asian="normal" style:font-weight-asian="bold" style:font-name-complex="David CLM1" style:font-style-complex="normal" style:font-weight-complex="normal"/>
    </style:style>
    <style:style style:name="T180" style:family="text">
      <style:text-properties style:font-name="Monospace" fo:language="en" fo:country="US" fo:font-style="normal" fo:font-weight="bold" officeooo:rsid="0859ca0b" style:font-size-asian="10.5pt" style:font-style-asian="normal" style:font-weight-asian="bold" style:font-name-complex="David CLM1" style:font-style-complex="normal" style:font-weight-complex="normal"/>
    </style:style>
    <style:style style:name="T181" style:family="text">
      <style:text-properties style:font-name="Monospace" fo:language="en" fo:country="US" fo:font-style="normal" fo:font-weight="bold" officeooo:rsid="085a3c03" style:font-size-asian="10.5pt" style:font-style-asian="normal" style:font-weight-asian="bold" style:font-name-complex="David CLM1" style:font-style-complex="normal" style:font-weight-complex="normal"/>
    </style:style>
    <style:style style:name="T182" style:family="text">
      <style:text-properties style:font-name="Monospace" fo:language="en" fo:country="US" fo:font-style="normal" fo:font-weight="bold" officeooo:rsid="085b1ccb" style:font-size-asian="10.5pt" style:font-style-asian="normal" style:font-weight-asian="bold" style:font-name-complex="David CLM1" style:font-style-complex="normal" style:font-weight-complex="normal"/>
    </style:style>
    <style:style style:name="T183" style:family="text">
      <style:text-properties style:font-name="Monospace" fo:language="en" fo:country="US" fo:font-style="normal" fo:font-weight="bold" officeooo:rsid="0850a73d" style:font-size-asian="10.5pt" style:font-style-asian="normal" style:font-weight-asian="bold" style:font-name-complex="David CLM1" style:font-style-complex="normal" style:font-weight-complex="normal"/>
    </style:style>
    <style:style style:name="T184" style:family="text">
      <style:text-properties style:font-name="Monospace" fo:language="en" fo:country="US" fo:font-style="normal" fo:font-weight="bold" officeooo:rsid="085b6b9c" style:font-size-asian="10.5pt" style:font-style-asian="normal" style:font-weight-asian="bold" style:font-name-complex="David CLM1" style:font-style-complex="normal" style:font-weight-complex="normal"/>
    </style:style>
    <style:style style:name="T185" style:family="text">
      <style:text-properties style:font-name="Monospace" fo:language="en" fo:country="US" fo:font-style="normal" fo:font-weight="bold" officeooo:rsid="085e54d7" style:font-size-asian="10.5pt" style:font-style-asian="normal" style:font-weight-asian="bold" style:font-name-complex="David CLM1" style:font-style-complex="normal" style:font-weight-complex="normal"/>
    </style:style>
    <style:style style:name="T186" style:family="text">
      <style:text-properties style:font-name="Monospace" fo:language="en" fo:country="US" fo:font-style="normal" fo:font-weight="bold" officeooo:rsid="08605115" style:font-size-asian="10.5pt" style:font-style-asian="normal" style:font-weight-asian="bold" style:font-name-complex="David CLM1" style:font-style-complex="normal" style:font-weight-complex="normal"/>
    </style:style>
    <style:style style:name="T187" style:family="text">
      <style:text-properties style:font-name="Monospace" fo:language="en" fo:country="US" fo:font-style="normal" fo:font-weight="bold" officeooo:rsid="08615f62" style:font-size-asian="10.5pt" style:font-style-asian="normal" style:font-weight-asian="bold" style:font-name-complex="David CLM1" style:font-style-complex="normal" style:font-weight-complex="normal"/>
    </style:style>
    <style:style style:name="T188" style:family="text">
      <style:text-properties style:font-name="Monospace" fo:language="en" fo:country="US" fo:font-style="normal" fo:font-weight="bold" officeooo:rsid="0861655b" style:font-size-asian="10.5pt" style:font-style-asian="normal" style:font-weight-asian="bold" style:font-name-complex="David CLM1" style:font-style-complex="normal" style:font-weight-complex="normal"/>
    </style:style>
    <style:style style:name="T189" style:family="text">
      <style:text-properties style:font-name="Monospace" fo:language="en" fo:country="US" fo:font-style="normal" fo:font-weight="bold" officeooo:rsid="0863d130" style:font-size-asian="10.5pt" style:font-style-asian="normal" style:font-weight-asian="bold" style:font-name-complex="David CLM1" style:font-style-complex="normal" style:font-weight-complex="normal"/>
    </style:style>
    <style:style style:name="T190" style:family="text">
      <style:text-properties style:font-name="Monospace" fo:language="en" fo:country="US" fo:font-style="normal" fo:font-weight="bold" officeooo:rsid="08681d58" style:font-size-asian="10.5pt" style:font-style-asian="normal" style:font-weight-asian="bold" style:font-name-complex="David CLM1" style:font-style-complex="normal" style:font-weight-complex="normal"/>
    </style:style>
    <style:style style:name="T191" style:family="text">
      <style:text-properties style:font-name="Monospace" fo:language="en" fo:country="US" fo:font-style="normal" fo:font-weight="bold" officeooo:rsid="086a198b" style:font-size-asian="10.5pt" style:font-style-asian="normal" style:font-weight-asian="bold" style:font-name-complex="David CLM1" style:font-style-complex="normal" style:font-weight-complex="normal"/>
    </style:style>
    <style:style style:name="T192" style:family="text">
      <style:text-properties style:font-name="Monospace" fo:language="en" fo:country="US" fo:font-style="normal" fo:font-weight="bold" officeooo:rsid="086a94f9" style:font-size-asian="10.5pt" style:font-style-asian="normal" style:font-weight-asian="bold" style:font-name-complex="David CLM1" style:font-style-complex="normal" style:font-weight-complex="normal"/>
    </style:style>
    <style:style style:name="T193" style:family="text">
      <style:text-properties style:font-name="Monospace" fo:language="en" fo:country="US" fo:font-style="normal" fo:font-weight="bold" officeooo:rsid="086b43e5" style:font-size-asian="10.5pt" style:font-style-asian="normal" style:font-weight-asian="bold" style:font-name-complex="David CLM1" style:font-style-complex="normal" style:font-weight-complex="normal"/>
    </style:style>
    <style:style style:name="T194" style:family="text">
      <style:text-properties style:font-name="Monospace" fo:language="en" fo:country="US" fo:font-style="normal" fo:font-weight="bold" officeooo:rsid="083fe836" style:font-size-asian="10.5pt" style:font-style-asian="normal" style:font-weight-asian="bold" style:font-name-complex="David CLM1" style:font-style-complex="normal" style:font-weight-complex="normal"/>
    </style:style>
    <style:style style:name="T195" style:family="text">
      <style:text-properties style:font-name="Monospace" fo:language="en" fo:country="US" fo:font-style="normal" fo:font-weight="normal" style:font-size-asian="10.5pt" style:font-style-asian="normal" style:font-weight-asian="normal" style:font-name-complex="David CLM1" style:font-style-complex="normal" style:font-weight-complex="normal"/>
    </style:style>
    <style:style style:name="T196" style:family="text">
      <style:text-properties style:font-name="Monospace" fo:language="en" fo:country="US" style:font-size-asian="10.5pt" style:font-name-complex="David CLM1" style:font-weight-complex="normal"/>
    </style:style>
    <style:style style:name="T197" style:family="text">
      <style:text-properties style:font-name="Monospace" fo:language="en" fo:country="US" officeooo:rsid="076113cf" style:font-size-asian="10.5pt" style:font-name-complex="David CLM1" style:font-weight-complex="normal"/>
    </style:style>
    <style:style style:name="T198" style:family="text">
      <style:text-properties style:font-name="Monospace" fo:language="en" fo:country="US" officeooo:rsid="077ecca2" style:font-size-asian="10.5pt" style:font-name-complex="David CLM1" style:font-weight-complex="normal"/>
    </style:style>
    <style:style style:name="T199" style:family="text">
      <style:text-properties style:font-name="Monospace" fo:language="en" fo:country="US" officeooo:rsid="07875f46" style:font-size-asian="10.5pt" style:font-name-complex="David CLM1" style:font-weight-complex="normal"/>
    </style:style>
    <style:style style:name="T200" style:family="text">
      <style:text-properties style:font-name="Monospace" fo:language="en" fo:country="US" officeooo:rsid="0788f2f4" style:font-size-asian="10.5pt" style:font-name-complex="David CLM1" style:font-weight-complex="normal"/>
    </style:style>
    <style:style style:name="T201" style:family="text">
      <style:text-properties style:font-name="Monospace" fo:language="en" fo:country="US" officeooo:rsid="078998ee" style:font-size-asian="10.5pt" style:font-name-complex="David CLM1" style:font-weight-complex="normal"/>
    </style:style>
    <style:style style:name="T202" style:family="text">
      <style:text-properties style:font-name="Monospace" fo:language="en" fo:country="US" officeooo:rsid="07aa9fa8" style:font-size-asian="10.5pt" style:font-name-complex="David CLM1" style:font-weight-complex="normal"/>
    </style:style>
    <style:style style:name="T203" style:family="text">
      <style:text-properties style:font-name="Monospace" fo:language="en" fo:country="US" officeooo:rsid="07d7ed56" style:font-size-asian="10.5pt" style:font-name-complex="David CLM1" style:font-weight-complex="normal"/>
    </style:style>
    <style:style style:name="T204" style:family="text">
      <style:text-properties style:font-name="Monospace" fo:language="en" fo:country="US" officeooo:rsid="07d812a3" style:font-size-asian="10.5pt" style:font-name-complex="David CLM1" style:font-weight-complex="normal"/>
    </style:style>
    <style:style style:name="T205" style:family="text">
      <style:text-properties style:font-name="Monospace" fo:language="en" fo:country="US" officeooo:rsid="07d497b8" style:font-size-asian="10.5pt" style:font-name-complex="David CLM1" style:font-weight-complex="normal"/>
    </style:style>
    <style:style style:name="T206" style:family="text">
      <style:text-properties style:font-name="Monospace" fo:language="en" fo:country="US" officeooo:rsid="07c69880" style:font-size-asian="10.5pt" style:font-name-complex="David CLM1" style:font-weight-complex="normal"/>
    </style:style>
    <style:style style:name="T207" style:family="text">
      <style:text-properties style:font-name="Monospace" fo:language="en" fo:country="US" officeooo:rsid="07e95d1c" style:font-size-asian="10.5pt" style:font-name-complex="David CLM1" style:font-weight-complex="normal"/>
    </style:style>
    <style:style style:name="T208" style:family="text">
      <style:text-properties style:font-name="Monospace" fo:language="en" fo:country="US" officeooo:rsid="07eb0c2b" style:font-size-asian="10.5pt" style:font-name-complex="David CLM1" style:font-weight-complex="normal"/>
    </style:style>
    <style:style style:name="T209" style:family="text">
      <style:text-properties style:font-name="Monospace" fo:language="en" fo:country="US" officeooo:rsid="07e7ccf0" style:font-size-asian="10.5pt" style:font-name-complex="David CLM1" style:font-weight-complex="normal"/>
    </style:style>
    <style:style style:name="T210" style:family="text">
      <style:text-properties style:font-name="Monospace" fo:language="en" fo:country="US" officeooo:rsid="07eceef2" style:font-size-asian="10.5pt" style:font-name-complex="David CLM1" style:font-weight-complex="normal"/>
    </style:style>
    <style:style style:name="T211" style:family="text">
      <style:text-properties style:font-name="Monospace" fo:language="en" fo:country="US" officeooo:rsid="07ef6b9e" style:font-size-asian="10.5pt" style:font-name-complex="David CLM1" style:font-weight-complex="normal"/>
    </style:style>
    <style:style style:name="T212" style:family="text">
      <style:text-properties style:font-name="Monospace" fo:language="en" fo:country="US" officeooo:rsid="07f86191" style:font-size-asian="10.5pt" style:font-name-complex="David CLM1" style:font-weight-complex="normal"/>
    </style:style>
    <style:style style:name="T213" style:family="text">
      <style:text-properties style:font-name="Monospace" fo:language="en" fo:country="US" officeooo:rsid="07f8688d" style:font-size-asian="10.5pt" style:font-name-complex="David CLM1" style:font-weight-complex="normal"/>
    </style:style>
    <style:style style:name="T214" style:family="text">
      <style:text-properties style:font-name="Monospace" fo:language="en" fo:country="US" officeooo:rsid="07f9b62a" style:font-size-asian="10.5pt" style:font-name-complex="David CLM1" style:font-weight-complex="normal"/>
    </style:style>
    <style:style style:name="T215" style:family="text">
      <style:text-properties style:font-name="Monospace" fo:language="en" fo:country="US" fo:font-weight="bold" officeooo:rsid="07d8a00d" style:font-size-asian="10.5pt" style:font-weight-asian="bold" style:font-name-complex="David CLM1" style:font-weight-complex="bold"/>
    </style:style>
    <style:style style:name="T216" style:family="text">
      <style:text-properties style:font-name="Monospace" fo:language="en" fo:country="US" fo:font-weight="bold" officeooo:rsid="08067a86" style:font-size-asian="10.5pt" style:font-weight-asian="bold" style:font-name-complex="David CLM1" style:font-weight-complex="bold"/>
    </style:style>
    <style:style style:name="T217" style:family="text">
      <style:text-properties style:font-name="Monospace" fo:language="en" fo:country="US" fo:font-weight="bold" style:font-size-asian="10.5pt" style:font-weight-asian="bold" style:font-name-complex="David CLM1" style:font-weight-complex="normal"/>
    </style:style>
    <style:style style:name="T218" style:family="text">
      <style:text-properties style:font-name="Monospace" fo:language="en" fo:country="US" fo:font-weight="bold" officeooo:rsid="07d8a00d" style:font-size-asian="10.5pt" style:font-weight-asian="bold" style:font-name-complex="David CLM1" style:font-weight-complex="normal"/>
    </style:style>
    <style:style style:name="T219" style:family="text">
      <style:text-properties style:font-name="Monospace" fo:language="en" fo:country="US" fo:font-weight="bold" officeooo:rsid="07da5e01" style:font-size-asian="10.5pt" style:font-weight-asian="bold" style:font-name-complex="David CLM1" style:font-weight-complex="normal"/>
    </style:style>
    <style:style style:name="T220" style:family="text">
      <style:text-properties style:font-name="Monospace" fo:language="en" fo:country="US" fo:font-weight="bold" officeooo:rsid="07ddab51" style:font-size-asian="10.5pt" style:font-weight-asian="bold" style:font-name-complex="David CLM1" style:font-weight-complex="normal"/>
    </style:style>
    <style:style style:name="T221" style:family="text">
      <style:text-properties style:font-name="Monospace" fo:language="en" fo:country="US" fo:font-weight="bold" officeooo:rsid="07df1f00" style:font-size-asian="10.5pt" style:font-weight-asian="bold" style:font-name-complex="David CLM1" style:font-weight-complex="normal"/>
    </style:style>
    <style:style style:name="T222" style:family="text">
      <style:text-properties style:font-name="Monospace" fo:language="en" fo:country="US" fo:font-weight="bold" officeooo:rsid="07e0fb16" style:font-size-asian="10.5pt" style:font-weight-asian="bold" style:font-name-complex="David CLM1" style:font-weight-complex="normal"/>
    </style:style>
    <style:style style:name="T223" style:family="text">
      <style:text-properties style:font-name="Monospace" fo:language="en" fo:country="US" fo:font-weight="bold" officeooo:rsid="07e294c8" style:font-size-asian="10.5pt" style:font-weight-asian="bold" style:font-name-complex="David CLM1" style:font-weight-complex="normal"/>
    </style:style>
    <style:style style:name="T224" style:family="text">
      <style:text-properties style:font-name="Monospace" fo:language="en" fo:country="US" fo:font-weight="bold" officeooo:rsid="07e46470" style:font-size-asian="10.5pt" style:font-weight-asian="bold" style:font-name-complex="David CLM1" style:font-weight-complex="normal"/>
    </style:style>
    <style:style style:name="T225" style:family="text">
      <style:text-properties style:font-name="Monospace" fo:language="en" fo:country="US" fo:font-weight="bold" officeooo:rsid="07f06680" style:font-size-asian="10.5pt" style:font-weight-asian="bold" style:font-name-complex="David CLM1" style:font-weight-complex="normal"/>
    </style:style>
    <style:style style:name="T226" style:family="text">
      <style:text-properties style:font-name="Monospace" fo:language="en" fo:country="US" fo:font-weight="bold" officeooo:rsid="07f2dd34" style:font-size-asian="10.5pt" style:font-weight-asian="bold" style:font-name-complex="David CLM1" style:font-weight-complex="normal"/>
    </style:style>
    <style:style style:name="T227" style:family="text">
      <style:text-properties style:font-name="Monospace" fo:language="en" fo:country="US" fo:font-weight="bold" officeooo:rsid="07f2e2e9" style:font-size-asian="10.5pt" style:font-weight-asian="bold" style:font-name-complex="David CLM1" style:font-weight-complex="normal"/>
    </style:style>
    <style:style style:name="T228" style:family="text">
      <style:text-properties style:font-name="Monospace" fo:language="en" fo:country="US" fo:font-weight="bold" officeooo:rsid="07f5f46f" style:font-size-asian="10.5pt" style:font-weight-asian="bold" style:font-name-complex="David CLM1" style:font-weight-complex="normal"/>
    </style:style>
    <style:style style:name="T229" style:family="text">
      <style:text-properties style:font-name="Monospace" fo:language="en" fo:country="US" fo:font-weight="bold" officeooo:rsid="07fb05f8" style:font-size-asian="10.5pt" style:font-weight-asian="bold" style:font-name-complex="David CLM1" style:font-weight-complex="normal"/>
    </style:style>
    <style:style style:name="T230" style:family="text">
      <style:text-properties style:font-name="Monospace" fo:language="en" fo:country="US" fo:font-weight="bold" officeooo:rsid="07fce5ce" style:font-size-asian="10.5pt" style:font-weight-asian="bold" style:font-name-complex="David CLM1" style:font-weight-complex="normal"/>
    </style:style>
    <style:style style:name="T231" style:family="text">
      <style:text-properties style:font-name="Monospace" fo:language="en" fo:country="US" fo:font-weight="bold" officeooo:rsid="07fd2f02" style:font-size-asian="10.5pt" style:font-weight-asian="bold" style:font-name-complex="David CLM1" style:font-weight-complex="normal"/>
    </style:style>
    <style:style style:name="T232" style:family="text">
      <style:text-properties style:font-name="Monospace" fo:language="en" fo:country="US" fo:font-weight="bold" officeooo:rsid="07ff2897" style:font-size-asian="10.5pt" style:font-weight-asian="bold" style:font-name-complex="David CLM1" style:font-weight-complex="normal"/>
    </style:style>
    <style:style style:name="T233" style:family="text">
      <style:text-properties style:font-name="Monospace" fo:language="en" fo:country="US" fo:font-weight="bold" officeooo:rsid="07fe5f9f" style:font-size-asian="10.5pt" style:font-weight-asian="bold" style:font-name-complex="David CLM1" style:font-weight-complex="normal"/>
    </style:style>
    <style:style style:name="T234" style:family="text">
      <style:text-properties style:font-name="Monospace" fo:language="en" fo:country="US" fo:font-weight="bold" officeooo:rsid="07ffe8e4" style:font-size-asian="10.5pt" style:font-weight-asian="bold" style:font-name-complex="David CLM1" style:font-weight-complex="normal"/>
    </style:style>
    <style:style style:name="T235" style:family="text">
      <style:text-properties style:font-name="Monospace" fo:language="en" fo:country="US" fo:font-weight="bold" officeooo:rsid="08021fa9" style:font-size-asian="10.5pt" style:font-weight-asian="bold" style:font-name-complex="David CLM1" style:font-weight-complex="normal"/>
    </style:style>
    <style:style style:name="T236" style:family="text">
      <style:text-properties style:font-name="Monospace" fo:language="en" fo:country="US" fo:font-weight="bold" officeooo:rsid="08041f4f" style:font-size-asian="10.5pt" style:font-weight-asian="bold" style:font-name-complex="David CLM1" style:font-weight-complex="normal"/>
    </style:style>
    <style:style style:name="T237" style:family="text">
      <style:text-properties style:font-name="Monospace" fo:language="en" fo:country="US" fo:font-weight="bold" officeooo:rsid="080490f0" style:font-size-asian="10.5pt" style:font-weight-asian="bold" style:font-name-complex="David CLM1" style:font-weight-complex="normal"/>
    </style:style>
    <style:style style:name="T238" style:family="text">
      <style:text-properties style:font-name="Monospace" fo:language="en" fo:country="US" fo:font-weight="bold" officeooo:rsid="08053a08" style:font-size-asian="10.5pt" style:font-weight-asian="bold" style:font-name-complex="David CLM1" style:font-weight-complex="normal"/>
    </style:style>
    <style:style style:name="T239" style:family="text">
      <style:text-properties style:font-name="Monospace" fo:language="en" fo:country="US" fo:font-weight="bold" officeooo:rsid="08067a86" style:font-size-asian="10.5pt" style:font-weight-asian="bold" style:font-name-complex="David CLM1" style:font-weight-complex="normal"/>
    </style:style>
    <style:style style:name="T240" style:family="text">
      <style:text-properties style:font-name="Monospace" fo:language="en" fo:country="US" fo:font-weight="bold" officeooo:rsid="0808ebdc" style:font-size-asian="10.5pt" style:font-weight-asian="bold" style:font-name-complex="David CLM1" style:font-weight-complex="normal"/>
    </style:style>
    <style:style style:name="T241" style:family="text">
      <style:text-properties style:font-name="Monospace" fo:language="en" fo:country="US" fo:font-weight="bold" officeooo:rsid="080b4810" style:font-size-asian="10.5pt" style:font-weight-asian="bold" style:font-name-complex="David CLM1" style:font-weight-complex="normal"/>
    </style:style>
    <style:style style:name="T242" style:family="text">
      <style:text-properties style:font-name="Monospace" fo:language="en" fo:country="US" fo:font-weight="bold" officeooo:rsid="08113a89" style:font-size-asian="10.5pt" style:font-weight-asian="bold" style:font-name-complex="David CLM1" style:font-weight-complex="normal"/>
    </style:style>
    <style:style style:name="T243" style:family="text">
      <style:text-properties style:font-name="Monospace" fo:language="en" fo:country="US" fo:font-weight="bold" officeooo:rsid="08128f0a" style:font-size-asian="10.5pt" style:font-weight-asian="bold" style:font-name-complex="David CLM1" style:font-weight-complex="normal"/>
    </style:style>
    <style:style style:name="T244" style:family="text">
      <style:text-properties style:font-name="Monospace" fo:language="en" fo:country="US" fo:font-weight="bold" officeooo:rsid="0812f320" style:font-size-asian="10.5pt" style:font-weight-asian="bold" style:font-name-complex="David CLM1" style:font-weight-complex="normal"/>
    </style:style>
    <style:style style:name="T245" style:family="text">
      <style:text-properties style:font-name="Monospace" fo:language="en" fo:country="US" fo:font-weight="bold" officeooo:rsid="0813cc86" style:font-size-asian="10.5pt" style:font-weight-asian="bold" style:font-name-complex="David CLM1" style:font-weight-complex="normal"/>
    </style:style>
    <style:style style:name="T246" style:family="text">
      <style:text-properties style:font-name="Monospace" fo:language="en" fo:country="US" fo:font-weight="bold" officeooo:rsid="0813f79e" style:font-size-asian="10.5pt" style:font-weight-asian="bold" style:font-name-complex="David CLM1" style:font-weight-complex="normal"/>
    </style:style>
    <style:style style:name="T247" style:family="text">
      <style:text-properties style:font-name="Monospace" fo:language="en" fo:country="US" fo:font-weight="bold" officeooo:rsid="080b676b" style:font-size-asian="10.5pt" style:font-weight-asian="bold" style:font-name-complex="David CLM1" style:font-weight-complex="normal"/>
    </style:style>
    <style:style style:name="T248" style:family="text">
      <style:text-properties style:font-name="Monospace" fo:language="en" fo:country="US" fo:font-weight="bold" officeooo:rsid="081509e3" style:font-size-asian="10.5pt" style:font-weight-asian="bold" style:font-name-complex="David CLM1" style:font-weight-complex="normal"/>
    </style:style>
    <style:style style:name="T249" style:family="text">
      <style:text-properties style:font-name="Monospace" fo:language="en" fo:country="US" fo:font-weight="bold" officeooo:rsid="0816d99d" style:font-size-asian="10.5pt" style:font-weight-asian="bold" style:font-name-complex="David CLM1" style:font-weight-complex="normal"/>
    </style:style>
    <style:style style:name="T250" style:family="text">
      <style:text-properties style:font-name="Monospace" fo:language="en" fo:country="US" fo:font-weight="bold" officeooo:rsid="0817e7af" style:font-size-asian="10.5pt" style:font-weight-asian="bold" style:font-name-complex="David CLM1" style:font-weight-complex="normal"/>
    </style:style>
    <style:style style:name="T251" style:family="text">
      <style:text-properties style:font-name="Monospace" fo:language="en" fo:country="US" fo:font-weight="bold" officeooo:rsid="0817f84f" style:font-size-asian="10.5pt" style:font-weight-asian="bold" style:font-name-complex="David CLM1" style:font-weight-complex="normal"/>
    </style:style>
    <style:style style:name="T252" style:family="text">
      <style:text-properties style:font-name="Monospace" fo:language="en" fo:country="US" fo:font-weight="bold" officeooo:rsid="0818db3d" style:font-size-asian="10.5pt" style:font-weight-asian="bold" style:font-name-complex="David CLM1" style:font-weight-complex="normal"/>
    </style:style>
    <style:style style:name="T253" style:family="text">
      <style:text-properties style:font-name="Monospace" fo:language="en" fo:country="US" fo:font-weight="bold" officeooo:rsid="08264bdf" style:font-size-asian="10.5pt" style:font-weight-asian="bold" style:font-name-complex="David CLM1" style:font-weight-complex="normal"/>
    </style:style>
    <style:style style:name="T254" style:family="text">
      <style:text-properties style:font-name="Monospace" fo:language="en" fo:country="US" fo:font-weight="bold" officeooo:rsid="08590971" style:font-size-asian="10.5pt" style:font-weight-asian="bold" style:font-name-complex="David CLM1" style:font-weight-complex="normal"/>
    </style:style>
    <style:style style:name="T255" style:family="text">
      <style:text-properties style:font-name="Monospace" fo:language="en" fo:country="US" fo:font-weight="normal" style:font-size-asian="10.5pt" style:font-weight-asian="normal" style:font-name-complex="David CLM1" style:font-weight-complex="normal"/>
    </style:style>
    <style:style style:name="T256" style:family="text">
      <style:text-properties style:font-name="Monospace" fo:language="en" fo:country="US" fo:font-weight="normal" officeooo:rsid="07ffe8e4" style:font-size-asian="10.5pt" style:font-weight-asian="normal" style:font-name-complex="David CLM1" style:font-weight-complex="normal"/>
    </style:style>
    <style:style style:name="T257" style:family="text">
      <style:text-properties style:font-name="Monospace" fo:language="en" fo:country="US" fo:font-weight="normal" officeooo:rsid="07fe5f9f" style:font-size-asian="10.5pt" style:font-weight-asian="normal" style:font-name-complex="David CLM1" style:font-weight-complex="normal"/>
    </style:style>
    <style:style style:name="T258" style:family="text">
      <style:text-properties style:font-name="Monospace" fo:language="en" fo:country="US" fo:font-weight="normal" officeooo:rsid="080bcacc" style:font-size-asian="10.5pt" style:font-weight-asian="normal" style:font-name-complex="David CLM1" style:font-weight-complex="normal"/>
    </style:style>
    <style:style style:name="T259" style:family="text">
      <style:text-properties style:font-name="Monospace" fo:language="en" fo:country="US" fo:font-weight="normal" officeooo:rsid="080c6046" style:font-size-asian="10.5pt" style:font-weight-asian="normal" style:font-name-complex="David CLM1" style:font-weight-complex="normal"/>
    </style:style>
    <style:style style:name="T260" style:family="text">
      <style:text-properties style:font-name="Monospace" fo:language="en" fo:country="US" fo:font-weight="normal" officeooo:rsid="083d6f9f" style:font-size-asian="10.5pt" style:font-weight-asian="normal" style:font-name-complex="David CLM1" style:font-weight-complex="normal"/>
    </style:style>
    <style:style style:name="T261" style:family="text">
      <style:text-properties style:font-name="Monospace" fo:language="en" fo:country="US" fo:font-weight="normal" officeooo:rsid="080bd1cc" style:font-size-asian="10.5pt" style:font-weight-asian="normal" style:font-name-complex="David CLM1" style:font-weight-complex="normal"/>
    </style:style>
    <style:style style:name="T262" style:family="text">
      <style:text-properties style:font-name="Monospace" fo:language="en" fo:country="US" fo:font-weight="normal" officeooo:rsid="083e889d" style:font-size-asian="10.5pt" style:font-weight-asian="normal" style:font-name-complex="David CLM1" style:font-weight-complex="normal"/>
    </style:style>
    <style:style style:name="T263" style:family="text">
      <style:text-properties style:font-name="Monospace" fo:font-weight="normal" officeooo:rsid="07644244" style:font-size-asian="10.5pt" style:font-weight-asian="normal" style:font-name-complex="David CLM1" style:font-weight-complex="normal"/>
    </style:style>
    <style:style style:name="T264" style:family="text">
      <style:text-properties style:font-name="Monospace" fo:font-style="normal" style:font-size-asian="10.5pt" style:font-style-asian="normal" style:font-name-complex="David CLM1" style:font-style-complex="normal" style:font-weight-complex="normal"/>
    </style:style>
    <style:style style:name="T265" style:family="text">
      <style:text-properties style:font-name="Monospace" fo:font-style="normal" officeooo:rsid="0766465a" style:font-size-asian="10.5pt" style:font-style-asian="normal" style:font-name-complex="David CLM1" style:font-style-complex="normal" style:font-weight-complex="normal"/>
    </style:style>
    <style:style style:name="T266" style:family="text">
      <style:text-properties style:font-name="Monospace" fo:font-style="normal" officeooo:rsid="077505f6" style:font-size-asian="10.5pt" style:font-style-asian="normal" style:font-name-complex="David CLM1" style:font-style-complex="normal" style:font-weight-complex="normal"/>
    </style:style>
    <style:style style:name="T267" style:family="text">
      <style:text-properties style:font-name="Monospace" fo:font-style="normal" officeooo:rsid="077682d4" style:font-size-asian="10.5pt" style:font-style-asian="normal" style:font-name-complex="David CLM1" style:font-style-complex="normal" style:font-weight-complex="normal"/>
    </style:style>
    <style:style style:name="T268" style:family="text">
      <style:text-properties style:font-name="Monospace" fo:font-style="normal" officeooo:rsid="0776f8ee" style:font-size-asian="10.5pt" style:font-style-asian="normal" style:font-name-complex="David CLM1" style:font-style-complex="normal" style:font-weight-complex="normal"/>
    </style:style>
    <style:style style:name="T269" style:family="text">
      <style:text-properties style:font-name="Monospace" fo:font-style="normal" officeooo:rsid="0777f2c8" style:font-size-asian="10.5pt" style:font-style-asian="normal" style:font-name-complex="David CLM1" style:font-style-complex="normal" style:font-weight-complex="normal"/>
    </style:style>
    <style:style style:name="T270" style:family="text">
      <style:text-properties style:font-name="Monospace" fo:font-style="normal" officeooo:rsid="07854b75" style:font-size-asian="10.5pt" style:font-style-asian="normal" style:font-name-complex="David CLM1" style:font-style-complex="normal" style:font-weight-complex="normal"/>
    </style:style>
    <style:style style:name="T271" style:family="text">
      <style:text-properties style:font-name="Monospace" fo:font-style="normal" officeooo:rsid="07960857" style:font-size-asian="10.5pt" style:font-style-asian="normal" style:font-name-complex="David CLM1" style:font-style-complex="normal" style:font-weight-complex="normal"/>
    </style:style>
    <style:style style:name="T272" style:family="text">
      <style:text-properties style:font-name="Monospace" fo:font-style="normal" officeooo:rsid="08590971" style:font-size-asian="10.5pt" style:font-style-asian="normal" style:font-name-complex="David CLM1" style:font-style-complex="normal" style:font-weight-complex="normal"/>
    </style:style>
    <style:style style:name="T273" style:family="text">
      <style:text-properties style:font-name="Monospace" fo:font-style="normal" fo:font-weight="bold" officeooo:rsid="0776f8ee" style:font-size-asian="10.5pt" style:font-style-asian="normal" style:font-weight-asian="bold" style:font-name-complex="David CLM1" style:font-style-complex="normal" style:font-weight-complex="bold"/>
    </style:style>
    <style:style style:name="T274" style:family="text">
      <style:text-properties fo:language="en" fo:country="US"/>
    </style:style>
    <style:style style:name="T275" style:family="text">
      <style:text-properties fo:language="en" fo:country="US" officeooo:rsid="077ecca2"/>
    </style:style>
    <style:style style:name="T276" style:family="text">
      <style:text-properties fo:language="en" fo:country="US" fo:font-style="italic" officeooo:rsid="077ecca2" style:font-style-asian="italic" style:font-style-complex="italic"/>
    </style:style>
    <style:style style:name="T277" style:family="text">
      <style:text-properties fo:language="en" fo:country="US" officeooo:rsid="0780f775"/>
    </style:style>
    <style:style style:name="T278" style:family="text">
      <style:text-properties fo:language="en" fo:country="US" officeooo:rsid="07865e2c"/>
    </style:style>
    <style:style style:name="T279" style:family="text">
      <style:text-properties fo:language="en" fo:country="US" officeooo:rsid="081afb35"/>
    </style:style>
    <style:style style:name="T280" style:family="text">
      <style:text-properties fo:language="en" fo:country="US" officeooo:rsid="083c8ece"/>
    </style:style>
    <style:style style:name="T281" style:family="text">
      <style:text-properties fo:language="en" fo:country="US" officeooo:rsid="083d513f"/>
    </style:style>
    <style:style style:name="T282" style:family="text">
      <style:text-properties style:text-position="sub 58%"/>
    </style:style>
    <style:style style:name="T283" style:family="text">
      <style:text-properties style:text-position="sub 58%" style:font-name="Monospace" fo:language="en" fo:country="US" officeooo:rsid="077ecca2" style:font-size-asian="10.5pt" style:font-name-complex="David CLM1" style:font-weight-complex="normal"/>
    </style:style>
    <style:style style:name="T284" style:family="text">
      <style:text-properties style:text-position="sub 58%" style:font-name="Monospace" fo:language="en" fo:country="US" fo:font-style="italic" style:font-size-asian="10.5pt" style:font-style-asian="italic" style:font-name-complex="David CLM1" style:font-style-complex="italic" style:font-weight-complex="normal"/>
    </style:style>
    <style:style style:name="T285" style:family="text">
      <style:text-properties style:text-position="sub 58%" style:font-name="Monospace" fo:language="en" fo:country="US" fo:font-style="italic" officeooo:rsid="076113cf" style:font-size-asian="10.5pt" style:font-style-asian="italic" style:font-name-complex="David CLM1" style:font-style-complex="italic" style:font-weight-complex="normal"/>
    </style:style>
    <style:style style:name="T286" style:family="text">
      <style:text-properties style:text-position="sub 58%" style:font-name="Monospace" fo:language="en" fo:country="US" fo:font-style="italic" officeooo:rsid="079d5e30" style:font-size-asian="10.5pt" style:font-style-asian="italic" style:font-name-complex="David CLM1" style:font-style-complex="italic" style:font-weight-complex="normal"/>
    </style:style>
    <style:style style:name="T287" style:family="text">
      <style:text-properties style:text-position="sub 58%"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288" style:family="text">
      <style:text-properties style:text-position="sub 58%" style:font-name="Monospace" fo:language="en" fo:country="US" fo:font-style="normal" style:font-size-asian="10.5pt" style:font-style-asian="normal" style:font-name-complex="David CLM1" style:font-style-complex="normal" style:font-weight-complex="normal"/>
    </style:style>
    <style:style style:name="T289" style:family="text">
      <style:text-properties style:text-position="sub 58%" style:font-name="Monospace" fo:language="en" fo:country="US" fo:font-style="normal" officeooo:rsid="07c3992a" style:font-size-asian="10.5pt" style:font-style-asian="normal" style:font-name-complex="David CLM1" style:font-style-complex="normal" style:font-weight-complex="normal"/>
    </style:style>
    <style:style style:name="T290" style:family="text">
      <style:text-properties style:text-position="sub 58%" style:font-name="Monospace" fo:language="en" fo:country="US" fo:font-style="normal" officeooo:rsid="07c4ccea" style:font-size-asian="10.5pt" style:font-style-asian="normal" style:font-name-complex="David CLM1" style:font-style-complex="normal" style:font-weight-complex="normal"/>
    </style:style>
    <style:style style:name="T291" style:family="text">
      <style:text-properties style:text-position="sub 58%" style:font-name="Monospace" fo:language="en" fo:country="US" fo:font-weight="bold" officeooo:rsid="07fe5f9f" style:font-size-asian="10.5pt" style:font-weight-asian="bold" style:font-name-complex="David CLM1" style:font-weight-complex="normal"/>
    </style:style>
    <style:style style:name="T292" style:family="text">
      <style:text-properties style:text-position="sub 58%" style:font-name="Monospace" fo:language="en" fo:country="US" fo:font-weight="bold" officeooo:rsid="08113a89" style:font-size-asian="10.5pt" style:font-weight-asian="bold" style:font-name-complex="David CLM1" style:font-weight-complex="normal"/>
    </style:style>
    <style:style style:name="T293" style:family="text">
      <style:text-properties style:text-position="sub 58%" style:font-name="Monospace" fo:language="en" fo:country="US" fo:font-weight="bold" officeooo:rsid="0818db3d" style:font-size-asian="10.5pt" style:font-weight-asian="bold" style:font-name-complex="David CLM1" style:font-weight-complex="normal"/>
    </style:style>
    <style:style style:name="T294" style:family="text">
      <style:text-properties style:text-position="sub 58%" style:font-name="Monospace" fo:language="en" fo:country="US" fo:font-weight="normal" officeooo:rsid="07fe5f9f" style:font-size-asian="10.5pt" style:font-weight-asian="normal" style:font-name-complex="David CLM1" style:font-weight-complex="normal"/>
    </style:style>
    <style:style style:name="T295" style:family="text">
      <style:text-properties style:text-position="sub 58%" fo:font-style="italic" style:font-style-asian="italic" style:font-style-complex="italic"/>
    </style:style>
    <style:style style:name="T296" style:family="text">
      <style:text-properties style:text-position="sub 58%" fo:font-style="italic" officeooo:rsid="079d5e30" style:font-style-asian="italic" style:font-style-complex="italic"/>
    </style:style>
    <style:style style:name="T297" style:family="text">
      <style:text-properties style:text-position="0% 100%" style:font-name="Monospace" fo:language="en" fo:country="US" fo:font-style="italic" officeooo:rsid="076113cf" style:font-size-asian="10.5pt" style:font-style-asian="italic" style:font-name-complex="David CLM1" style:font-style-complex="italic" style:font-weight-complex="normal"/>
    </style:style>
    <style:style style:name="T298" style:family="text">
      <style:text-properties style:text-position="0% 100%" style:font-name="Monospace" fo:language="en" fo:country="US" fo:font-style="italic" officeooo:rsid="07aa9fa8" style:font-size-asian="10.5pt" style:font-style-asian="italic" style:font-name-complex="David CLM1" style:font-style-complex="italic" style:font-weight-complex="normal"/>
    </style:style>
    <style:style style:name="T299" style:family="text">
      <style:text-properties style:text-position="0% 100%" style:font-name="Monospace" fo:language="en" fo:country="US" officeooo:rsid="077ecca2" style:font-size-asian="10.5pt" style:font-name-complex="David CLM1" style:font-weight-complex="normal"/>
    </style:style>
    <style:style style:name="T300" style:family="text">
      <style:text-properties style:text-position="0% 100%" style:font-name="Monospace" fo:language="en" fo:country="US" officeooo:rsid="07875f46" style:font-size-asian="10.5pt" style:font-name-complex="David CLM1" style:font-weight-complex="normal"/>
    </style:style>
    <style:style style:name="T301" style:family="text">
      <style:text-properties style:text-position="0% 100%" style:font-name="Monospace" fo:language="en" fo:country="US" officeooo:rsid="07aa9fa8" style:font-size-asian="10.5pt" style:font-name-complex="David CLM1" style:font-weight-complex="normal"/>
    </style:style>
    <style:style style:name="T302" style:family="text">
      <style:text-properties style:text-position="0% 100%" style:font-name="Monospace" fo:language="en" fo:country="US" fo:font-weight="bold" officeooo:rsid="07fe5f9f" style:font-size-asian="10.5pt" style:font-weight-asian="bold" style:font-name-complex="David CLM1" style:font-weight-complex="normal"/>
    </style:style>
    <style:style style:name="T303" style:family="text">
      <style:text-properties style:text-position="0% 100%" style:font-name="Monospace" fo:language="en" fo:country="US" fo:font-weight="normal" officeooo:rsid="07fe5f9f" style:font-size-asian="10.5pt" style:font-weight-asian="normal" style:font-name-complex="David CLM1" style:font-weight-complex="normal"/>
    </style:style>
    <style:style style:name="T304" style:family="text">
      <style:text-properties style:text-position="0% 100%" style:font-name="Monospace" fo:language="en" fo:country="US" fo:font-weight="normal" officeooo:rsid="080490f0" style:font-size-asian="10.5pt" style:font-weight-asian="normal" style:font-name-complex="David CLM1" style:font-weight-complex="normal"/>
    </style:style>
    <style:style style:name="T305" style:family="text">
      <style:text-properties fo:color="#000000" style:font-name="Monospace" fo:font-size="12pt" fo:language="en" fo:country="US" fo:font-style="normal" fo:font-weight="normal" officeooo:rsid="076d9e32" style:font-name-asian="Noto Sans CJK SC Regular" style:font-size-asian="12pt" style:font-style-asian="normal" style:font-weight-asian="normal" style:font-name-complex="Nachlieli CLM" style:font-size-complex="16pt" style:font-style-complex="normal" style:font-weight-complex="normal"/>
    </style:style>
    <style:style style:name="T306" style:family="text">
      <style:text-properties officeooo:rsid="077147d2"/>
    </style:style>
    <style:style style:name="T307" style:family="text">
      <style:text-properties officeooo:rsid="07795aa5"/>
    </style:style>
    <style:style style:name="T308" style:family="text">
      <style:text-properties officeooo:rsid="077e8f75"/>
    </style:style>
    <style:style style:name="T309" style:family="text">
      <style:text-properties officeooo:rsid="077ecca2"/>
    </style:style>
    <style:style style:name="T310" style:family="text">
      <style:text-properties officeooo:rsid="07865e2c"/>
    </style:style>
    <style:style style:name="T311" style:family="text">
      <style:text-properties officeooo:rsid="0796893d"/>
    </style:style>
    <style:style style:name="T312" style:family="text">
      <style:text-properties fo:font-style="italic" style:font-style-asian="italic" style:font-style-complex="italic"/>
    </style:style>
    <style:style style:name="T313" style:family="text">
      <style:text-properties fo:font-style="italic" officeooo:rsid="076113cf" style:font-style-asian="italic" style:font-style-complex="italic"/>
    </style:style>
    <style:style style:name="T314" style:family="text">
      <style:text-properties officeooo:rsid="079d5e30"/>
    </style:style>
    <style:style style:name="T315" style:family="text">
      <style:text-properties officeooo:rsid="07a9ed85"/>
    </style:style>
    <style:style style:name="T316" style:family="text">
      <style:text-properties officeooo:rsid="07db829a"/>
    </style:style>
    <style:style style:name="T317" style:family="text">
      <style:text-properties officeooo:rsid="0817f84f"/>
    </style:style>
    <style:style style:name="T318" style:family="text">
      <style:text-properties officeooo:rsid="083121b3"/>
    </style:style>
    <style:style style:name="T319" style:family="text">
      <style:text-properties officeooo:rsid="0833e0b7"/>
    </style:style>
    <style:style style:name="T320" style:family="text">
      <style:text-properties officeooo:rsid="08348c66"/>
    </style:style>
    <style:style style:name="T321" style:family="text">
      <style:text-properties officeooo:rsid="0835a10c"/>
    </style:style>
    <style:style style:name="T322" style:family="text">
      <style:text-properties officeooo:rsid="086b43e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תקצוב השתתפותי – מיזוג <text:span text:style-name="T279">הצעות </text:span>תקציב</text:h>
      <text:p text:style-name="P47"><text:span text:style-name="T26">בשיעור</text:span><text:span text:style-name="T4"> זה נניח, שהאזרחים לא </text:span><text:span text:style-name="T6">מסתפקים בסימון "וי" על נושאים שהם תומכים בהם: הם רוצים לקבוע את </text:span><text:span text:style-name="T40">כל</text:span><text:span text:style-name="T6"> התקציב, ולהחליט כמה כסף בדיוק יילך לכל נושא. </text:span><text:span text:style-name="T9">הנחה זו לא כל כך מציאותית עבור אזרחים מן השורה, אבל היא עשויה להיות מציאותית עבור חברי-כנסת, או מפלגות; בהחלט אפשרי שכל ח"כ או מפלגה יבנו תקציב המשקף את הערכים שלהם. השאלה היא, איך אפשר למזג את כל התקציבים האלו, ולהגיע לתקציב המייצג את כולם באופן הוגן?</text:span></text:p>
      <text:p text:style-name="Heading_20_2"><text:span text:style-name="T305">סעיף</text:span> אחד – <text:span text:style-name="T307">אלגוריתם החציון</text:span></text:p>
      <text:p text:style-name="P74"><text:span text:style-name="T7">בתור התחלה, נניח שיש רק מספר אחד שצריך להחליט עליו, והוא </text:span><text:span text:style-name="T34">תקציב החינוך</text:span><text:span text:style-name="T7">. נניח שלכל אזרח יש דעה, המתבטאת במספר – כמה שקלים לדעתו צריכים להיות </text:span><text:span text:style-name="T34">תקציב החינוך</text:span><text:span text:style-name="T7">. כל אזרח הוא שמח ביותר כאשר המספר שלו נבחר. רמת השמחה של האזרח קטנה </text:span><text:span text:style-name="T8">יותר </text:span><text:span text:style-name="T7">ככל שהתקציב בפועל </text:span><text:span text:style-name="T8">רחוק יותר מהגודל הרצוי לדעתו. </text:span></text:p>
      <text:p text:style-name="P75"><text:span text:style-name="T5">נניח שאנחנו עושים משאל-עם, ומבקשים מכל אזרח לכתוב מספר המייצג את גודל </text:span><text:span text:style-name="T34">תקציב החינוך</text:span><text:span text:style-name="T10"> הרצוי לפי דעתו. </text:span><text:span text:style-name="T11">איך נבחר את גודל התקציב?</text:span></text:p>
      <text:p text:style-name="P73"><text:span text:style-name="T11">- אפשרות אחת היא לקחת את </text:span><text:span text:style-name="T36">הממוצע </text:span><text:span text:style-name="T11">של כל ההצבעות. לאלגוריתם זה יש חיסרון אחד גדול: הוא </text:span><text:span text:style-name="T12">אינו</text:span><text:span text:style-name="T11"> מגלה-אמת. </text:span><text:span text:style-name="T36">הוכחה</text:span><text:span text:style-name="T11">: נניח שעמי חושב שהתקציב צריך להיות 20, תמי חושבת שהתקציב צריך להיות 50, </text:span><text:span text:style-name="T13">ורמי חושב שהוא צריך להיות 70.</text:span><text:span text:style-name="T11"> אם עמי אומר 20 </text:span><text:span text:style-name="T13">ורמי אומר 70</text:span><text:span text:style-name="T11">, אז כדאי לתמי להגיד </text:span><text:span text:style-name="T263">60</text:span><text:span text:style-name="T11">, כי אז הממוצע יהיה בדיוק </text:span><text:span text:style-name="T14">50 </text:span><text:span text:style-name="T11">כמו שהיא רוצה.</text:span></text:p>
      <text:p text:style-name="P73"><text:span text:style-name="T33">מעבר לזה: בדרך-כלל, המניפולציה היא די ברורה. לדוגמה, אם אזרח מסויים חושב שהתקציב צריך להיות קטן, והוא יודע שרוב האזרחים האחרים חושבים שהתקציב צריך להיות גדול יותר, אז כדאי לו להגיד 0, וכך למשוך את הממוצע כלפי מטה. </text:span><text:span text:style-name="T11">***</text:span></text:p>
      <text:p text:style-name="P51"><text:span text:style-name="T15">ה</text:span><text:span text:style-name="T5">אם קיים אלגוריתם מגלה-אמת לבחירת התקציב? בוודאי, יש כמה כאלה, אבל הם לא מאד מעניינים:</text:span></text:p>
      <text:list xml:id="list1957292235" text:style-name="L1">
        <text:list-item>
          <text:p text:style-name="P85">אפשר להתעלם מההצבעות של האזרחים ולבחור מספר קבוע באופן שרירותי – אבל זה לא יעיל פארטו (ייתכן שכל האזרחים מעדיפים ממש מספר אחר).</text:p>
        </text:list-item>
        <text:list-item>
          <text:p text:style-name="P87"><text:span text:style-name="T16">אפשר להפעיל את "</text:span><text:span text:style-name="T17">אלגוריתם </text:span><text:span text:style-name="T16">הדיקטטור" ולתת לאזרח אחד לבחור את התקציב שהוא רוצה – אבל זה לא מקיים תכונת הוגנות יסודית ביותר הנקראת </text:span><text:span text:style-name="T37">אנונימיות, </text:span><text:span text:style-name="T265">ומשמעה, ש</text:span><text:span text:style-name="T16">הבחירה תלויה רק באוסף ההצבעות של האנשים, לא משנה למי שייכת כל הצבעה </text:span><text:span text:style-name="T18">(תכונה המאפיינת הצבעות חשאיות).</text:span></text:p>
        </text:list-item>
      </text:list>
      <text:p text:style-name="P48">אנחנו מחפשים אלגוריתם מגלה-אמת, יעיל-פארטו, וגם אנונימי.</text:p>
      <text:p text:style-name="P50"><text:span text:style-name="T42">הגדרה</text:span><text:span text:style-name="T5">. </text:span><text:span text:style-name="T197">[</text:span><text:span text:style-name="T35">אלגוריתם החציון – </text:span><text:span text:style-name="T43">median</text:span><text:span text:style-name="T44">].</text:span><text:span text:style-name="T43"> </text:span><text:span text:style-name="T62">סמן את הצבעותיהם של האזרחים ב:</text:span><text:span text:style-name="T43"> p</text:span><text:span text:style-name="T284">1</text:span><text:span text:style-name="T43">,…,p</text:span><text:span text:style-name="T284">n</text:span><text:span text:style-name="T43">. </text:span><text:span text:style-name="T63">סדר </text:span><text:span text:style-name="T62">את כל הצבעות האזרחים בסדר עולה, </text:span><text:span text:style-name="T63">כך ש: <text:s/></text:span><text:span text:style-name="T44">p</text:span><text:span text:style-name="T285">1 </text:span><text:span text:style-name="T297">≤</text:span><text:span text:style-name="T285"> </text:span><text:span text:style-name="T44">… </text:span><text:span text:style-name="T297">≤ </text:span><text:span text:style-name="T44">p</text:span><text:span text:style-name="T285">n</text:span><text:span text:style-name="T44">. <text:s/></text:span><text:span text:style-name="T63">ב</text:span><text:span text:style-name="T62">חר את הצבעה מספר n/2 </text:span><text:span text:style-name="T63">(עגל כלפי מעלה).</text:span></text:p>
      <text:p text:style-name="P52"><text:span text:style-name="T140">משפט</text:span><text:span text:style-name="T62">. אלגוריתם החציון הוא אנונימי, יעיל-פארטו ומגלה-אמת.</text:span></text:p>
      <text:p text:style-name="P60"><text:span text:style-name="T46">הוכחה</text:span><text:span text:style-name="T65">. אנונימיות – האלגוריתם מתייחס רק לאוסף ההצבעות </text:span><text:span text:style-name="T103">ואינו</text:span><text:span text:style-name="T65"> בודק למי שייכת כל הצבעה. </text:span></text:p>
      <text:p text:style-name="P61"><text:span text:style-name="T65">יעילות פארטו – </text:span><text:span text:style-name="T81">נניח שהערך הנבחר הוא x. לפי הגדרת החציון, </text:span><text:span text:style-name="T65">יש </text:span><text:span text:style-name="T82">לפחות </text:span><text:span text:style-name="T84">אזרח אחד שהצביע למספר גדול </text:span><text:span text:style-name="T82">או שווה </text:span><text:span text:style-name="T83">ל-</text:span><text:span text:style-name="T81">x, </text:span><text:span text:style-name="T82">ולפחות </text:span><text:span text:style-name="T84">אזרח אחד שהצביע למספר קט</text:span><text:span text:style-name="T104">ן</text:span><text:span text:style-name="T84"> או </text:span><text:span text:style-name="T82">שווה </text:span><text:span text:style-name="T83">ל-</text:span><text:span text:style-name="T81">x</text:span><text:span text:style-name="T65">. </text:span><text:span text:style-name="T85">כל האזרחים שהצביעו ≥ x </text:span><text:span text:style-name="T105">יפסידו אם המספר הנבחר יהיה קטן מ-x; כל האזרחים שהצביעו ≤ x יפסידו א</text:span><text:span text:style-name="T108">ם</text:span><text:span text:style-name="T105"> המספר הנבחר יהיה גדול מ-x. </text:span><text:span text:style-name="T65">לכן לא קיים שיפור פארטו.</text:span></text:p>
      <text:p text:style-name="P64"><text:soft-page-break/><text:span text:style-name="T65">גילוי-אמת – </text:span><text:span text:style-name="T80">נניח שהערך הנבחר </text:span><text:span text:style-name="T96">כאשר כולם דוברי-אמת</text:span><text:span text:style-name="T95"> הוא </text:span><text:span text:style-name="T80">x, </text:span><text:span text:style-name="T113">ואזרח </text:span><text:span text:style-name="T80">כלשהו i אינו מרוצה מהערך הזה. זה אומר שהערך </text:span><text:span text:style-name="T44">p</text:span><text:span text:style-name="T286">i</text:span><text:span text:style-name="T285"> <text:s/></text:span><text:span text:style-name="T80">האמיתי גדול מ-x או קטן מ-x. </text:span><text:span text:style-name="T111">ראשית, </text:span><text:span text:style-name="T106">נניח </text:span><text:span text:style-name="T80">ש-</text:span><text:span text:style-name="T44">p</text:span><text:span text:style-name="T286">i</text:span><text:span text:style-name="T80"> גדול מ-x. כיוון ש-x הוא החציון, יש לפחות n/2 הצבעות שהן קטנות או שוות ל-x; </text:span><text:span text:style-name="T107">ההצבעה של אזרח i אינה כלולה בהן. לכן, </text:span><text:span text:style-name="T109">אם אם </text:span><text:span text:style-name="T108">אזרח i </text:span><text:span text:style-name="T109">ישנה את ההצבעה שלו באופן כלשהו, </text:span><text:span text:style-name="T108">עדיין </text:span><text:span text:style-name="T109">יהיו </text:span><text:span text:style-name="T80">לפחות n/2 הצבעות קטנות או שוות ל-x; </text:span><text:span text:style-name="T108">ולכן החציון עדיין יהיה לכל היותר x, </text:span><text:span text:style-name="T110">כך שאזרח i לא ירויח שום דבר מהשינוי. <text:s/></text:span><text:span text:style-name="T314">ה</text:span>הוכחה <text:span text:style-name="T315">דומה ב</text:span>מקרה <text:s/><text:span text:style-name="T314">ש-</text:span><text:span text:style-name="T313">p</text:span><text:span text:style-name="T296">i</text:span><text:span text:style-name="T314"> </text:span><text:span text:style-name="T27">קטן </text:span><text:span text:style-name="T314">מ-x. </text:span><text:span text:style-name="T64">***</text:span></text:p>
      <text:p text:style-name="P53"><text:span text:style-name="T141">ה</text:span><text:span text:style-name="T142">ע</text:span><text:span text:style-name="T143">רה</text:span><text:span text:style-name="T66">. אל</text:span><text:span text:style-name="T67">גוריתם החציון שימושי </text:span><text:span text:style-name="T66">לא רק להחלטה על גודל התקציב, אלא לכל נושא חד-ממדי. דוגמאות:</text:span></text:p>
      <text:list xml:id="list10978443" text:style-name="L2">
        <text:list-item>
          <text:p text:style-name="P86">כמה ימים בשנה יהיה שעון-קיץ?</text:p>
        </text:list-item>
        <text:list-item>
          <text:p text:style-name="P86">מה יהיה גובה המס על שדות הגז?</text:p>
        </text:list-item>
        <text:list-item>
          <text:p text:style-name="P88"><text:span text:style-name="T66">כ</text:span><text:span text:style-name="T62">מה שרים יהיו בממשלה?</text:span></text:p>
        </text:list-item>
      </text:list>
      <text:p text:style-name="P54"><text:span text:style-name="T74">אפשר להשתמש באלגוריתם גם לנושאים יותר "יומיומיים", כגון: </text:span><text:span text:style-name="T66">מה יהיה גובה הטמפרטורה </text:span><text:span text:style-name="T73">של המ</text:span><text:span text:style-name="T86">ז</text:span><text:span text:style-name="T73">גן </text:span><text:span text:style-name="T66">במשרד? </text:span><text:span text:style-name="T74">כל אחד מדיירי המשרד יגיד </text:span><text:span text:style-name="T73">את הטמפרטורה שהוא רוצה</text:span><text:span text:style-name="T74">, והטמפרטורה תיקבע לפי החציון.</text:span></text:p>
      <text:p text:style-name="P45"><text:span text:style-name="T306">שני סעיפים – </text:span><text:span text:style-name="T307">הוגנות לקבוצות</text:span></text:p>
      <text:p text:style-name="P55"><text:span text:style-name="T7">נ</text:span><text:span text:style-name="T22">חזור לבעיית קביעת התקציב. נניח </text:span><text:span text:style-name="T19">שכבר קבענו את גודל התקציב, ועכשיו צריך להחליט איך לחלק אותו בין הסעיפים השונים. בתור התחלה, נניח שיש רק שני סעיפים. </text:span><text:span text:style-name="T20">אנחנו יכולים להשתמש באלגוריתם החציון כדי לקבוע </text:span><text:span text:style-name="T24">איזה חלק מהתקציב, באחוזים, יילך ל</text:span><text:span text:style-name="T21">סעיף א. </text:span><text:span text:style-name="T24">שאר התקציב יילך ל</text:span><text:span text:style-name="T21">סעיף ב</text:span><text:span text:style-name="T20">. </text:span><text:span text:style-name="T21">האלגוריתם הזה אנונימי, יעיל-פארטו ומגלה-אמת, אבל </text:span><text:span text:style-name="T25">אינו</text:span><text:span text:style-name="T21"> </text:span><text:span text:style-name="T266">הוגן. </text:span><text:span text:style-name="T38">דוגמה</text:span><text:span text:style-name="T266">: נניח ששני הסעיפים הם: תקציב לאיזור הצפון ותקציב לאיזור הדרום. 51% מהאזרחים נמצאים בצפון ורוצים ש-100% מהתקציב יילך לצפון; 49% מהאזרחים נמצאים בדרום ורוצים ש-100% מהתקציב יילך לדרום. </text:span><text:span text:style-name="T267">קל לראות שהחציון נמצא בצפון. לכן כל התקציב הולך לצפון, והדרום לא מקבל כלום. </text:span></text:p>
      <text:p text:style-name="P49">אנחנו רוצים שהתקציב יקיים תכונת הוגנות דומה לתכונה שלמדנו בשיעורים הקודמים על תקציב.</text:p>
      <text:p text:style-name="P56"><text:span text:style-name="T273">הגדרה</text:span><text:span text:style-name="T268">. אלגוריתם לקביעת תקציב נקרא </text:span><text:span text:style-name="T39">הוגן לקבוצות</text:span><text:span text:style-name="T268"> אם, כאשר כל אזרח רוצה לתת 100% מהתקציב לנושא אחד מסויים, חלוקת התקציב בין הנושאים נקבעת באופן יחסי למספר האזרחים התומכים בנושא זה.</text:span></text:p>
      <text:p text:style-name="P57"><text:span text:style-name="T268">ה</text:span><text:span text:style-name="T264">אם קיים אלגוריתם הוגן לקבוצות, המקיים גם את כל התכונות של אלגוריתם החציון – אנונימי, יעיל-פארטו ומגלה-אמת? </text:span><text:span text:style-name="T269">כדי לענות לשאלה </text:span><text:span text:style-name="T270">זו</text:span><text:span text:style-name="T269">, אנחנו צריכים </text:span><text:span text:style-name="T271">לחפש אלגוריתמים מגלי-אמת נוספים, ולשם כך נ</text:span><text:span text:style-name="T269">כליל את אלגוריתם החציון.</text:span></text:p>
      <text:p text:style-name="P58"><text:span text:style-name="T310">ההכללה הבאה </text:span><text:span text:style-name="T311">של אלגוריתם החציון </text:span><text:span text:style-name="T310">הוצעה ע"י הרווה מולין (</text:span><text:span text:style-name="T278">Herve Moulin)</text:span><text:span text:style-name="T310">.</text:span><text:span text:style-name="T308"> </text:span><text:span text:style-name="T309">נבחר מראש </text:span><text:span text:style-name="T23">קבוצה כלשהי של מספרים </text:span><text:span text:style-name="T49">f</text:span><text:span text:style-name="T283">1</text:span><text:span text:style-name="T198">,…,</text:span><text:span text:style-name="T49">f</text:span><text:span text:style-name="T283">k</text:span><text:span text:style-name="T299">, </text:span><text:span text:style-name="T301">שייקראו </text:span><text:span text:style-name="T298">ההצבעות הקבועות</text:span><text:span text:style-name="T300">. </text:span><text:span text:style-name="T275">נוסיף את </text:span><text:span text:style-name="T199">קבוצת </text:span><text:span text:style-name="T202">ה</text:span><text:span text:style-name="T200">הצבעות </text:span><text:span text:style-name="T202">הקבועות </text:span><text:span text:style-name="T199">לקבוצת ההצבעות של </text:span><text:span text:style-name="T200">האזרחים</text:span><text:span text:style-name="T275">, כך שיהיו לנו </text:span><text:span text:style-name="T201">בסך-הכל</text:span><text:span text:style-name="T275"> </text:span><text:span text:style-name="T276">n</text:span><text:span text:style-name="T275">+</text:span><text:span text:style-name="T276">k</text:span><text:span text:style-name="T275"> הצבעות. נפעיל את אלגוריתם החציון המקורי על </text:span><text:span text:style-name="T276">n</text:span><text:span text:style-name="T275">+</text:span><text:span text:style-name="T276">k</text:span><text:span text:style-name="T275"> </text:span><text:span text:style-name="T277">ה</text:span><text:span text:style-name="T275">הצבעות האלו. </text:span></text:p>
      <text:p text:style-name="P58"><text:span text:style-name="T144">משפט</text:span><text:span text:style-name="T65">. </text:span><text:span text:style-name="T68">לכל </text:span><text:span text:style-name="T69">קבוצה </text:span><text:span text:style-name="T68">של </text:span><text:span text:style-name="T69">הצבעות </text:span><text:span text:style-name="T87">קבועות</text:span><text:span text:style-name="T68">, </text:span><text:span text:style-name="T65">אלגוריתם החציון </text:span><text:span text:style-name="T125">המוכלל</text:span><text:span text:style-name="T65"> הוא אנונימי </text:span><text:span text:style-name="T70">ומגלה-אמת.</text:span></text:p>
      <text:p text:style-name="P63"><text:span text:style-name="T46">הוכחה</text:span><text:span text:style-name="T65">. אנונימיות </text:span><text:span text:style-name="T90">ברורה </text:span><text:span text:style-name="T70">מתוך ההגדרה. </text:span><text:span text:style-name="T91">ההוכחה של </text:span><text:span text:style-name="T65">גילוי-אמת </text:span><text:span text:style-name="T91">דומה להוכחה עבור אלגוריתם החציון המקורי. </text:span><text:span text:style-name="T93">כדי שלא לחזור על עצמנו, </text:span><text:span text:style-name="T91">נוכיח </text:span><text:span text:style-name="T93">טענה חזקה יותר: נוכיח </text:span><text:span text:style-name="T92">שהאלגוריתם מגלה-אמת לא רק ליחידים אלא גם </text:span><text:span text:style-name="T47">לקבוצות </text:span><text:span text:style-name="T92">(באנגלית group strategyproof). המשמעות היא, שלא קיימת קבוצה של אזרחים, </text:span><text:span text:style-name="T94">ה</text:span><text:span text:style-name="T92">יכולים ביחד לתאם ביניהם הצבעות אחרות, כך שהתוצאה תהיה טובה יותר לכולם.</text:span></text:p>
      <text:p text:style-name="P66"><text:span text:style-name="T92">נ</text:span><text:span text:style-name="T95">ניח שהערך הנבחר </text:span><text:span text:style-name="T96">כאשר כולם דוברי-אמת</text:span><text:span text:style-name="T95"> הוא x, ונניח שקבוצה כלשהי S שוקלת לתאם את ההצבעות כדי לשנות את x. תנאי הכרחי לכך שיצליחו הוא, שהם מסכימים על הכיוון שאליו צריך לשנות את x: או שההצבעות </text:span><text:span text:style-name="T114">האמיתיות </text:span><text:span text:style-name="T95">של כל חברי הקבוצה גדולות מ-x – ואז הם רוצים להגדיל את x, או שההצבעות </text:span><text:soft-page-break/><text:span text:style-name="T114">האמיתיות</text:span><text:span text:style-name="T95"> של כל חברי הקבוצה קטנות מ-x – ואז הם רוצים להקטין את x. </text:span><text:span text:style-name="T112">נתמקד ב</text:span><text:span text:style-name="T95">אפשרות הראשונה </text:span><text:span text:style-name="T112">(ההוכחה דומה עבור האפשרות השניה). כיוון ש-x הוא חציון בקבוצה של n+k הצבעות, יש לפחות <text:line-break/>2/(n+k) הצבעות </text:span><text:span text:style-name="T115">אמיתיות </text:span><text:span text:style-name="T112">שהן קטנות או שוות x. </text:span><text:span text:style-name="T96">ההצבעות הללו </text:span><text:span text:style-name="T50">אינן</text:span><text:span text:style-name="T96"> של האזרחים בקבוצה S (כי </text:span><text:span text:style-name="T115">ההצבעות האמיתיות של האזרחים </text:span><text:span text:style-name="T96">ב-S </text:span><text:span text:style-name="T115">גדולות מ-x). לכן, לא משנה מה יעשו האזרחים ב-S, עדיין יהיו לפחות </text:span><text:span text:style-name="T112">2/(n+k) </text:span><text:span text:style-name="T115">הצבעות </text:span><text:span text:style-name="T116">(של אזרחים אחרים, או הצבעות קבועות) שהן קטנות או שוות x. לכן הערך הנבחר יהיה לכל היותר x, כך שחברי הקבוצה S לא ירויחו. </text:span><text:span text:style-name="T64">***</text:span></text:p>
      <text:p text:style-name="P67"><text:span text:style-name="T141">ד</text:span><text:span text:style-name="T146">וגמאות</text:span><text:span text:style-name="T129">. נניח שיש n-1 הצבעות קבועות שכולן שוות 0. אז החציון תמיד יהיה שווה להצבעה הנמוכה ביותר של אזרח אמיתי. המשמעות היא, שהמדינה כביכול מעדיפה שהערך הנבחר יהיה כמה שיותר נמוך, אבל הערך עדיין צריך להתאים לרצון של האזרחים, ולכן בוחרים את המינימום. באותו אופן, אם <text:line-break/>כל n-1 ההצבעות הקבועות שוות לערך המקסימלי האפשרי (100%), אז החציון תמיד יהיה שווה להצבעה הגבוהה ביותר של אזרח אמיתי. אם ההצבעות הקבועות מחולקות באופן שווה בין </text:span><text:span text:style-name="T130">0%</text:span><text:span text:style-name="T129"> ל-100%, אז החציון יהיה שווה לחציון של האזרחים האמיתיים. ***</text:span></text:p>
      <text:p text:style-name="P59"><text:span text:style-name="T64">א</text:span><text:span text:style-name="T71">לגוריתם החציון המוכלל אינו בהכרח יעיל-פארטו. לדוגמה, אם יש שלושה אזרחים המצביעים 10, 20, 30, וארבע הצבעות </text:span><text:span text:style-name="T121">קבועות</text:span><text:span text:style-name="T71"> 40, 40, 40, 40, אז הבחירה תהיה 40, אבל יש שיפור פארטו, למשל 30.</text:span></text:p>
      <text:p text:style-name="P62"><text:span text:style-name="T144">משפט</text:span><text:span text:style-name="T65">. </text:span><text:span text:style-name="T72">אם מספר </text:span><text:span text:style-name="T88">ה</text:span><text:span text:style-name="T69">הצבעות </text:span><text:span text:style-name="T88">ה</text:span><text:span text:style-name="T87">קבועות</text:span><text:span text:style-name="T72"> הוא לכל היותר n-1 (כאשר n הוא מספר האזרחים), אז אלגוריתם החציון המוכלל הוא יעיל-פארטו.</text:span></text:p>
      <text:p text:style-name="P76"><text:span text:style-name="T48">הוכחה</text:span><text:span text:style-name="T72">. </text:span><text:span text:style-name="T101">כדי לחשב את החציון המוכלל, האלגוריתם מסדר את כל ההצבעות (כולל הקבועות) בסדר עולה, וסופר מההצבעה הנמוכה ביותר כלפי מעלה, עד שמגיע לחציון. </text:span><text:span text:style-name="T102">כש</text:span><text:span text:style-name="T101">מספר ההצבעות הקבועות הוא לכל היותר n-1, </text:span><text:span text:style-name="T117">הספירה בהכרח מגיעה להצבעה כלשהי שאינה קבועה – הצבעה של אזרח אמיתי כלשהו. בפרט, הספירה בהכרח מגיעה להצבעה הנמוכה ביותר </text:span><text:span text:style-name="T118">של אזרח</text:span><text:span text:style-name="T117">, ומכאן: </text:span><text:span text:style-name="T119">x</text:span><text:span text:style-name="T117"> ≥</text:span><text:span text:style-name="T119"> </text:span><text:span text:style-name="T51">p</text:span><text:span text:style-name="T289">1</text:span><text:span text:style-name="T117">. משיקול דומה, כשסופרים מההצבעה </text:span><text:span text:style-name="T118">הגבוהה ביותר כלפי מטה, בהכרח מגיעים להצבעה </text:span><text:span text:style-name="T119">של אזרח אמיתי כלשהו, ומכאן: </text:span><text:span text:style-name="T120">x ≤ </text:span><text:span text:style-name="T51">p</text:span><text:span text:style-name="T290">n</text:span><text:span text:style-name="T119">. לכן, כל </text:span><text:span text:style-name="T120">הגדלה </text:span><text:span text:style-name="T119">של </text:span><text:span text:style-name="T120">x תפגע באזרח שהצביע </text:span><text:span text:style-name="T51">p</text:span><text:span text:style-name="T289">1</text:span><text:span text:style-name="T120"> וכל הקטנה של x תפגע באזרח שהצביע </text:span><text:span text:style-name="T51">p</text:span><text:span text:style-name="T290">n</text:span><text:span text:style-name="T120">. לכן אין שיפור פארטו. *</text:span><text:span text:style-name="T75">**</text:span></text:p>
      <text:p text:style-name="P65"><text:span text:style-name="T75">מ</text:span><text:span text:style-name="T77">ולין </text:span><text:span text:style-name="T76">הוכיח </text:span><text:span text:style-name="T97">גם את הכיוון השני של שני המשפטים האחרונים:</text:span><text:span text:style-name="T76"> </text:span><text:span text:style-name="T45">כל </text:span><text:span text:style-name="T76">אלגוריתם אנונימי ומגלה-אמת הוא אלגוריתם חציון מוכלל עם לכל היותר </text:span><text:span text:style-name="T45">n</text:span><text:span text:style-name="T76">+1 הצבעות </text:span><text:span text:style-name="T89">קבועות</text:span><text:span text:style-name="T76">; ו</text:span><text:span text:style-name="T45">כל </text:span><text:span text:style-name="T76">אלגוריתם אנונימי ומגלה-אמת ויעיל-פארטו הוא אלגוריתם חציון מוכלל עם לכל היותר </text:span><text:span text:style-name="T45">n-</text:span><text:span text:style-name="T76">1 הצבעות </text:span><text:span text:style-name="T89">קבועות</text:span><text:span text:style-name="T76">. </text:span><text:span text:style-name="T98">הוכחות אלו הן </text:span><text:span text:style-name="T78">מעבר להיקפו של הקורס הנוכחי. </text:span><text:span text:style-name="T79">משמעות </text:span><text:span text:style-name="T98">הדבר</text:span><text:span text:style-name="T79"> היא, שכדי למצוא אלגוריתם מגלה-אמת והוגן לקביעת תקציב, אנחנו צריכים אלגוריתם חציון מוכלל כלשהו, שיבטיח את תכונת ההוגנות. במילים אחרות: אנחנו צריכים לבחור n-1 הצבעות </text:span><text:span text:style-name="T99">קבועות</text:span><text:span text:style-name="T79">, כך </text:span><text:span text:style-name="T100">ש</text:span><text:span text:style-name="T79">אלגוריתם החציון המוכלל עם הצבעות אלו יבטיח הוגנות לקבוצות.</text:span></text:p>
      <text:p text:style-name="P72"><text:span text:style-name="T124">נציג תחילה פתרון עבור שני נושאים. </text:span><text:span text:style-name="T28">נסמן ב-</text:span><text:span text:style-name="T29">C</text:span><text:span text:style-name="T28"> את גודל התקציב </text:span><text:span text:style-name="T30">הכולל</text:span><text:span text:style-name="T28">, ו</text:span><text:span text:style-name="T31">נבחר </text:span><text:span text:style-name="T206">n-1 </text:span><text:span text:style-name="T31">הצבעות קבועות </text:span><text:span text:style-name="T127">המפוזרות</text:span><text:span text:style-name="T31"> באופן אחיד </text:span><text:span text:style-name="T28">בין 0 ל-</text:span><text:span text:style-name="T29">C</text:span><text:span text:style-name="T28">:</text:span></text:p>
      <text:p text:style-name="P82"><text:span text:style-name="T312">f</text:span><text:span text:style-name="T295">i</text:span> = <text:span text:style-name="T316">C*</text:span><text:span text:style-name="T312">i</text:span>/<text:span text:style-name="T312">n</text:span> <text:s/>for i=1,…,n-1</text:p>
      <text:p text:style-name="P71"><text:span text:style-name="T145">משפט</text:span><text:span text:style-name="T126">. </text:span><text:span text:style-name="T128">כשיש שני סעיפים בתקציב, </text:span><text:span text:style-name="T126">אלגוריתם החציון המוכלל עם הצבעות קבועות </text:span><text:span text:style-name="T127">המפוזרות</text:span><text:span text:style-name="T126"> באופן אחיד מוצא תקציב הוגן לקבוצות.</text:span></text:p>
      <text:p text:style-name="P68"><text:span text:style-name="T52">הוכחה</text:span><text:span text:style-name="T122">. </text:span><text:span text:style-name="T123">כדי להוכיח הוגנות לקבוצות, צריך לבדוק מה קורה כאשר האזרחים מתחלקים בין הנושאים ביחס כלשהו, למשל, כשיש k אזרחים התומכים רק בנושא א, ו n-k אזרחים התומכים רק בנושא ב. אם נשאל אותם </text:span><text:span text:style-name="T131">איזה </text:span><text:span text:style-name="T134">תקציב </text:span><text:span text:style-name="T123">הם רוצים לתת לנושא </text:span><text:span text:style-name="T137">א</text:span><text:span text:style-name="T123">, אז k אזרחים יגידו "</text:span><text:span text:style-name="T137">C</text:span><text:span text:style-name="T123">” ו</text:span><text:span text:style-name="T132">שאר ה-</text:span><text:span text:style-name="T123"> n-k אזרחים יגידו "</text:span><text:span text:style-name="T137">0</text:span><text:span text:style-name="T123">”. </text:span><text:span text:style-name="T133">כיוון שיש בסך-הכל 2n-1 הצבעות, החציון שווה בדיוק להצבעה מספר n מלמטה. נתחיל לספור מ-</text:span><text:span text:style-name="T137">n-k</text:span><text:span text:style-name="T133"> האזרחים שאמרו "0”, ונצרף עוד k הצבעות קבועות </text:span><text:span text:style-name="T137">כדי להגיע ל-n</text:span><text:span text:style-name="T133">. ההצבעה מספר n מלמטה היא:</text:span></text:p>
      <text:p text:style-name="P83"><text:span text:style-name="T62">f</text:span><text:span text:style-name="T288">k</text:span><text:span text:style-name="T62"> = </text:span><text:span text:style-name="T135">C*</text:span><text:span text:style-name="T43">k</text:span><text:span text:style-name="T62">/</text:span><text:span text:style-name="T43">n</text:span><text:span text:style-name="T62">.</text:span></text:p>
      <text:p text:style-name="P79"><text:soft-page-break/><text:span text:style-name="T133">ולכן, נושא א יקבל k חלקי n מהתקציב הכולל,</text:span><text:span text:style-name="T138"> ו</text:span><text:span text:style-name="T133">נושא ב יקבל (n-k) חלקי n מהתקציב הכולל – </text:span><text:span text:style-name="T136">ביחס ישר</text:span><text:span text:style-name="T133"> למספר האזרחים התומכים בכל נושא. ***</text:span></text:p>
      <text:p text:style-name="P81"/>
      <text:p text:style-name="P46">המקרה הכללי – m סעיפים</text:p>
      <text:p text:style-name="P69"><text:span text:style-name="T7">פ</text:span><text:span text:style-name="T5">תרנו את הבעיה לתקציב עם שני סעיפים. המטרה הבאה שלנו היא לפתור את הבעיה הכללית – עבור תקציב עם </text:span><text:span text:style-name="T196">m סעיפים.</text:span></text:p>
      <text:p text:style-name="P70"><text:span text:style-name="T205">אפשרות אחת שאפשר לחשוב עליה היא להריץ את אלגוריתם החציון </text:span><text:span text:style-name="T203">(עם </text:span><text:span text:style-name="T204">או בלי </text:span><text:span text:style-name="T203">הצבעות קבועות) </text:span><text:span text:style-name="T205">על כל סעיף בנפרד. הבעיה היא, שהסכום שיתקבל בכל סעיף בנפרד, לא בהכרח שווה לסכום הכולל. </text:span></text:p>
      <text:p text:style-name="P11"><text:span text:style-name="T215">דוגמה</text:span><text:span text:style-name="T218">: נניח שיש שלושה אזרחים ושלושה נושאים, </text:span><text:span text:style-name="T219">והתקציב הכולל הוא 30</text:span><text:span text:style-name="T218">. <text:line-break/>הצבעות האזרחים הן: </text:span><text:span text:style-name="T220">(0, 15, 15); (10, 20, 0); (27, 0, 3). </text:span></text:p>
      <text:p text:style-name="P11"><text:span text:style-name="T221">אם מריצים את אלגוריתם החציון על כל נושא בנפרד, החציונים הם (</text:span><text:span text:style-name="T222">10, 15, 3) – הסכום יוצא 28 – פחות מהסכום הכולל. </text:span><text:span text:style-name="T223">אם מריצים את אלגוריתם החציון עם הצבעות-קבועות מפולגות אחיד (ב- 10, 20), </text:span><text:span text:style-name="T224">החציונים הם (10, 15, 10), והסכום יוצא 35 – יותר מהסכום הכולל. </text:span></text:p>
      <text:p text:style-name="P77"><text:span text:style-name="T209">אפשר לנרמל את התוצאה כך שהסכום ייצא 30. במקרה זה, התוצאה תהיה (60/7, 90/7, 60/7). </text:span><text:span text:style-name="T207">אבל האלגוריתם </text:span><text:span text:style-name="T211">עם הנירמול </text:span><text:span text:style-name="T207">אינו מגלה-אמת. </text:span><text:span text:style-name="T211">למשל, </text:span><text:span text:style-name="T212">נבדוק את אזרח 2. המרחק בין התוצאה לבין התקציב שהוא רוצה הוא: 10/7 + 50/7 + 60/7 = 120/7. </text:span><text:span text:style-name="T213">אבל אם הוא מתחכם ו</text:span><text:span text:style-name="T211">אומר </text:span><text:span text:style-name="T208">(</text:span><text:span text:style-name="T210">11, 19, 0</text:span><text:span text:style-name="T208">), </text:span><text:span text:style-name="T214">אז</text:span><text:span text:style-name="T208"> </text:span><text:span text:style-name="T223">אלגוריתם החציון עם הצבעות-קבועות </text:span><text:span text:style-name="T225">אחידות נותן </text:span><text:span text:style-name="T224">(</text:span><text:span text:style-name="T226">11</text:span><text:span text:style-name="T224">, </text:span><text:span text:style-name="T226">15</text:span><text:span text:style-name="T224">, 10), </text:span><text:span text:style-name="T227">הסכום המנורמל הוא: </text:span><text:span text:style-name="T228">(55/6, 75/6, 50/6), </text:span><text:span text:style-name="T229">והמרחק בין התוצאה לבין התקציב שהוא רוצה הוא: 5/6 + 45/6 + 50/6 = 100/6, </text:span><text:span text:style-name="T230">וזה קטן יותר מ-120/7. כלומר: שחקן 2 יכול לשנות את ההצבעה שלו ולקרב את התקציב לתקציב שהוא רוצה.</text:span></text:p>
      <text:p text:style-name="P80"><text:span text:style-name="T217">כדי לפתור את הבעיה, צריך לנרמל בצורה אחרת, </text:span><text:span text:style-name="T231">שתשמור על התכונה של גילוי-אמת.</text:span></text:p>
      <text:p text:style-name="P78"><text:span text:style-name="T233">נגדיר n-1 פונקציות: </text:span><text:span text:style-name="T302">(t)</text:span><text:span text:style-name="T233">f</text:span><text:span text:style-name="T291">1</text:span><text:span text:style-name="T302">(t)</text:span><text:span text:style-name="T233">,…,f</text:span><text:span text:style-name="T291">n-1</text:span><text:span text:style-name="T233">. כל פונקציה </text:span><text:span text:style-name="T242">i</text:span><text:span text:style-name="T233"> תהיה פונקציה רציפה, עולה, ומקיימת:<text:line-break/> f</text:span><text:span text:style-name="T292">i</text:span><text:span text:style-name="T233">(0)=0, f</text:span><text:span text:style-name="T292">i</text:span><text:span text:style-name="T233">(1)=C. <text:s text:c="2"/></text:span><text:span text:style-name="T232">לכל t בין 0 ל-1, ניתן להריץ את אלגוריתם </text:span><text:span text:style-name="T234">החציון המוכלל עם הצבעות קבועות </text:span><text:span text:style-name="T233"><text:s/></text:span><text:span text:style-name="T302">(t)</text:span><text:span text:style-name="T233">f</text:span><text:span text:style-name="T291">1</text:span><text:span text:style-name="T302">(t)</text:span><text:span text:style-name="T233">,…,f</text:span><text:span text:style-name="T291">n-1</text:span><text:span text:style-name="T233">. <text:s/></text:span><text:span text:style-name="T235">כיוון שהפונקציות עולות, גם החציון יהיה פונקציה עולה של t:</text:span></text:p>
      <text:list xml:id="list553496618" text:style-name="L3">
        <text:list-item>
          <text:p text:style-name="P89"><text:span text:style-name="T234">ע</text:span><text:span text:style-name="T235">בור t=0, יהיו לנו n-1 הצבעות קבועות ב-0, ולכן החציון בכל נושא j יהיה הערך </text:span><text:span text:style-name="T54">הנמוך </text:span><text:span text:style-name="T235">ביותר שאזרח כלשהו ציין עבור נושא j. לכן סכום החציונים יהיה לכל היותר C.</text:span></text:p>
        </text:list-item>
        <text:list-item>
          <text:p text:style-name="P90"><text:span text:style-name="T234">ע</text:span><text:span text:style-name="T235">בור t=</text:span><text:span text:style-name="T236">1</text:span><text:span text:style-name="T235">, יהיו לנו n-1 הצבעות קבועות ב-</text:span><text:span text:style-name="T236">C</text:span><text:span text:style-name="T235">, ולכן החציון בכל נושא j יהיה הערך </text:span><text:span text:style-name="T55">הגבוה</text:span><text:span text:style-name="T54"> </text:span><text:span text:style-name="T235">ביותר שאזרח כלשהו ציין עבור נושא j. לכן סכום החציונים יהיה </text:span><text:span text:style-name="T237">לפחות </text:span><text:span text:style-name="T235">C.</text:span></text:p>
        </text:list-item>
        <text:list-item>
          <text:p text:style-name="P91"><text:span text:style-name="T235">ה</text:span><text:span text:style-name="T217">פונקציות רציפות, ולכן לפי משפט ערך הביניים יהיה *</text:span><text:span text:style-name="T238">t</text:span><text:span text:style-name="T217"> כלשהו בין 0 ל-1, שעבורו סכום החציונים יהיה בדיוק C. אנחנו נבחר *</text:span><text:span text:style-name="T238">t</text:span><text:span text:style-name="T217"> כזה ונקבע את התקציב בעזרת אלגוריתם החציון </text:span><text:span text:style-name="T255">המוכלל </text:span><text:span text:style-name="T256">עם הצבעות קבועות </text:span><text:span text:style-name="T257"><text:s/></text:span><text:span text:style-name="T303">(</text:span><text:span text:style-name="T304">*t</text:span><text:span text:style-name="T303">)</text:span><text:span text:style-name="T257">f</text:span><text:span text:style-name="T294">1</text:span><text:span text:style-name="T303">(</text:span><text:span text:style-name="T304">t*</text:span><text:span text:style-name="T303">)</text:span><text:span text:style-name="T257">,…,f</text:span><text:span text:style-name="T294">n-1</text:span><text:span text:style-name="T257">. </text:span><text:span text:style-name="T255"><text:s/></text:span><text:span text:style-name="T258">ניתן למצוא את *t בעזרת חיפוש בינארי.</text:span></text:p>
        </text:list-item>
      </text:list>
      <text:p text:style-name="P28"/>
      <text:p text:style-name="P21"><text:span text:style-name="T261">מה קורה אם יש כמה ערכים שונים של *t, שעבורם הסכום שווה C? - במקרה זה, אפשר לבחור כל אחד מהערכים האלה, והתקציב המתקבל יהיה זהה. </text:span><text:span text:style-name="T259">הסיבה היא, שכאשר מגדילים את t, החציון בכל נושא </text:span><text:span text:style-name="T262">ונושא</text:span><text:span text:style-name="T259"> </text:span><text:span text:style-name="T260">אינו קטן</text:span><text:span text:style-name="T259">. לכן, אם הסכום הכולל נשאר C, בהכרח החציון בכל נושא נשאר אותו הדבר.</text:span></text:p>
      <text:p text:style-name="P25"/>
      <text:p text:style-name="P15"><text:span text:style-name="T216">משפט</text:span><text:span text:style-name="T239">. </text:span><text:span text:style-name="T240">לכל קבוצה של פונקציות </text:span><text:span text:style-name="T233"><text:s/></text:span><text:span text:style-name="T302">(t)</text:span><text:span text:style-name="T233">f</text:span><text:span text:style-name="T291">1</text:span><text:span text:style-name="T302">(t)</text:span><text:span text:style-name="T233">,…,f</text:span><text:span text:style-name="T291">n-1</text:span><text:span text:style-name="T240">, רציפות ועולות, אלגוריתם </text:span><text:span text:style-name="T241">החציון-המוכלל שתואר למעלה מגלה-אמת.</text:span></text:p>
      <text:p text:style-name="P29"/>
      <text:p text:style-name="P40"><text:span text:style-name="T56">הוכחה</text:span><text:span text:style-name="T241">. </text:span><text:span text:style-name="T253">במאמר. </text:span><text:span text:style-name="T241">***</text:span></text:p>
      <text:p text:style-name="P26"/>
      <text:p text:style-name="P12"><text:soft-page-break/><text:span text:style-name="T241">ע</text:span><text:span text:style-name="T247">כשיו צריך לבחור פונקציות כלשהן, כך שהתקציב המתקבל יהיה גם הוגן לקבוצות. </text:span><text:span text:style-name="T242">נשתמש בפונקציות </text:span><text:span text:style-name="T246">ליניאריות</text:span><text:span text:style-name="T242">:</text:span></text:p>
      <text:p text:style-name="P5"><text:span text:style-name="T53">f</text:span><text:span text:style-name="T287">i</text:span><text:span text:style-name="T243">(</text:span><text:span text:style-name="T57">t</text:span><text:span text:style-name="T243">) = C*min(1, i*t)</text:span></text:p>
      <text:p text:style-name="P27">נוודא שהפונקציות עומדות בתנאים:</text:p>
      <text:p text:style-name="P10"/>
      <text:p text:style-name="P6"><text:span text:style-name="T58">f</text:span><text:span text:style-name="T287">i</text:span><text:span text:style-name="T243">(</text:span><text:span text:style-name="T150">0</text:span><text:span text:style-name="T243">) = C*min(1,</text:span><text:span text:style-name="T244">0</text:span><text:span text:style-name="T243">) </text:span><text:span text:style-name="T244">= 0</text:span></text:p>
      <text:p text:style-name="P6"><text:span text:style-name="T58">f</text:span><text:span text:style-name="T287">i</text:span><text:span text:style-name="T243">(</text:span><text:span text:style-name="T150">1</text:span><text:span text:style-name="T243">) = C*min(1,</text:span><text:span text:style-name="T244">i</text:span><text:span text:style-name="T243">) </text:span><text:span text:style-name="T244">= C*1 = C</text:span></text:p>
      <text:p text:style-name="P37"><text:span text:style-name="T217">וברור שכל הפונקציות רציפות ועולות (עד שהן מגיעות ל</text:span><text:span text:style-name="T245">מקסימום שהוא C</text:span><text:span text:style-name="T217">).</text:span></text:p>
      <text:p text:style-name="P27"/>
      <text:p text:style-name="P13"><text:span text:style-name="T216">משפט</text:span><text:span text:style-name="T239">. </text:span><text:span text:style-name="T240">אלגוריתם </text:span><text:span text:style-name="T241">החציון-המוכלל</text:span><text:span text:style-name="T246"> </text:span><text:span text:style-name="T248">עם פונקציות ליניאריות הוא הוגן לקבוצות.</text:span></text:p>
      <text:p text:style-name="P13"><text:span text:style-name="T59">הוכחה</text:span><text:span text:style-name="T248">. </text:span><text:span text:style-name="T249">כדי להוכיח הוגנות לקבוצות, צריך להתייחס למצב שבו כל אזרח תומך רק בנושא אחד, ונותן 100% מהתקציב לנושא זה ו-0 תקציב לכל שאר הנושאים. </text:span><text:span text:style-name="T250">במצב זה, עבור t=1/n, ההצבעות הקבועות בכל הנושאים יהיו:</text:span></text:p>
      <text:p text:style-name="P7"><text:span text:style-name="T58">f</text:span><text:span text:style-name="T287">i</text:span><text:span text:style-name="T243">(</text:span><text:span text:style-name="T151">1/n</text:span><text:span text:style-name="T243">) </text:span><text:span text:style-name="T250">= C*</text:span><text:span text:style-name="T251">min(1,</text:span><text:span text:style-name="T250">i/n</text:span><text:span text:style-name="T251">) = C*i/n</text:span></text:p>
      <text:p text:style-name="P14"><text:span text:style-name="T252">בכל נושא j, יש מספר מסויים k</text:span><text:span text:style-name="T293">j</text:span><text:span text:style-name="T252"> של אזרחים שתומכים רק בנושא הזה ונותנים לו C, ושאר האזרחים – n-k</text:span><text:span text:style-name="T293">j</text:span><text:span text:style-name="T252"> – נותנים לו 0. כדי לחשב את החציון בנושא j, צריך לספור מלמטה עד שמגיעים ל-n. אחרי שסופרים את n-k</text:span><text:span text:style-name="T293">j <text:s/></text:span><text:span text:style-name="T252">האזרחים שנותנים 0, סופרים עוד k</text:span><text:span text:style-name="T293">j</text:span><text:span text:style-name="T252"> הצבעות קבועות, ומגיעים ל:</text:span></text:p>
      <text:p text:style-name="P8"><text:span text:style-name="T251">C*</text:span><text:span text:style-name="T252">k</text:span><text:span text:style-name="T293">j</text:span><text:span text:style-name="T251">/n.</text:span></text:p>
      <text:p text:style-name="P24">סכום כל החציונים בכל הנושאים הוא:</text:p>
      <text:p text:style-name="P9"><text:s text:c="2"/>Sum[j] <text:span text:style-name="T317">C*</text:span>k<text:span text:style-name="T282">j</text:span><text:span text:style-name="T317">/n</text:span></text:p>
      <text:p text:style-name="P9">= (C/n) * Sum[j] k<text:span text:style-name="T282">j</text:span></text:p>
      <text:p text:style-name="P9">= (C/n) * n = C</text:p>
      <text:p text:style-name="P38"><text:span text:style-name="T250">כ</text:span><text:span text:style-name="T217">יוון שסכום החציונים הוא בדיוק C, האלגוריתם יכול לבחור t* = 1/n, ואז כל נושא יקבל תקציב ביחס ישר למספר התומכים שלו – בהתאם לדרישה של הוגנות לקבוצות (ייתכן שהאלגוריתם יבחר t אחר שעבורו הסכום יוצא בדיוק C, אבל כפי שהסברנו למעלה, עבור כל t כזה, תתקבל אותה חלוקה של התקציב). <text:s text:c="2"/>***</text:span></text:p>
      <text:p text:style-name="P39"/>
      <text:p text:style-name="P16"><text:span text:style-name="T152">מצאנו אלגוריתם לחלוקת תקציב, </text:span><text:span text:style-name="T153">שהוא גם </text:span><text:span text:style-name="T152">מגלה-אמת </text:span><text:span text:style-name="T153">וגם</text:span><text:span text:style-name="T152"> הוגן לקבוצות. </text:span><text:span text:style-name="T154">מה לגבי יעילות-פארטו? כפי שהוכחנו למעלה, עבור כל סעיף בנפרד, התקציב המתקבל יהיה בין ההצבעה הקטנה ביותר לבין ההצבעה הגדולה ביותר, ואילו היו רק שני סעיפים, היה נובע מזה שהתוצאה יעילה פארטו. אבל כשיש </text:span><text:span text:style-name="T156">הרבה </text:span><text:span text:style-name="T154">סעיפים, התקציב </text:span><text:span text:style-name="T156">אינו בהכרח </text:span><text:span text:style-name="T154">יעיל פארטו.</text:span></text:p>
      <text:p text:style-name="P31"/>
      <text:p text:style-name="P17"><text:span text:style-name="T147">דוגמה</text:span><text:span text:style-name="T154">. </text:span><text:span text:style-name="T155">יש שלושה אזרחים ותשעה נושאים. </text:span><text:span text:style-name="T157">התקציב הכולל הוא </text:span><text:span text:style-name="T158">30</text:span><text:span text:style-name="T157">. הצבעות האזרחים:</text:span></text:p>
      <text:list xml:id="list4196899724" text:style-name="L4">
        <text:list-item>
          <text:p text:style-name="P102"><text:span text:style-name="T149">אזרח א: </text:span><text:span text:style-name="T158">6</text:span><text:span text:style-name="T149">, </text:span><text:span text:style-name="T158">6</text:span><text:span text:style-name="T149">, </text:span><text:span text:style-name="T158">6</text:span><text:span text:style-name="T149">, </text:span><text:span text:style-name="T158">6</text:span><text:span text:style-name="T149">, 0, 0; <text:s/></text:span><text:span text:style-name="T158">6</text:span><text:span text:style-name="T149">, 0, 0.</text:span></text:p>
        </text:list-item>
        <text:list-item>
          <text:p text:style-name="P102"><text:span text:style-name="T149">אזרח ב: 0, 0, </text:span><text:span text:style-name="T158">6</text:span><text:span text:style-name="T149">, </text:span><text:span text:style-name="T158">6</text:span><text:span text:style-name="T149">, </text:span><text:span text:style-name="T158">6</text:span><text:span text:style-name="T149">, </text:span><text:span text:style-name="T158">6</text:span><text:span text:style-name="T149">; <text:s/>0, </text:span><text:span text:style-name="T158">6</text:span><text:span text:style-name="T149">, 0.</text:span></text:p>
        </text:list-item>
        <text:list-item>
          <text:p text:style-name="P102"><text:span text:style-name="T149">אזרח ג: </text:span><text:span text:style-name="T158">6</text:span><text:span text:style-name="T149">, </text:span><text:span text:style-name="T158">6</text:span><text:span text:style-name="T149">, 0, 0, </text:span><text:span text:style-name="T158">6</text:span><text:span text:style-name="T149">, </text:span><text:span text:style-name="T158">6</text:span><text:span text:style-name="T149">; <text:s/>0, 0, </text:span><text:span text:style-name="T158">6</text:span><text:span text:style-name="T149">.</text:span></text:p>
        </text:list-item>
      </text:list>
      <text:p text:style-name="P19"><text:span text:style-name="T159">כדי לחשב את תוצאת </text:span><text:span text:style-name="T158">ה</text:span><text:span text:style-name="T159">אלגוריתם, </text:span><text:span text:style-name="T158">נבדוק מה קורה </text:span><text:span text:style-name="T159">עבור t=1/15. </text:span><text:span text:style-name="T158">במצב זה, שתי ההצבעות הקבועות הן: </text:span><text:span text:style-name="T160">2, 4. </text:span><text:span text:style-name="T161">בששת הנושאים הראשונים, ההצבעות הן (0,2,4,6,6) והחציון הוא 4. בשלושת הנושאים האחרונים, ההצבעות הן (0,0,2,4,6) <text:s/>והחציון הוא 2. </text:span></text:p>
      <text:list xml:id="list1530892542" text:style-name="L5">
        <text:list-item>
          <text:p text:style-name="P92"><text:span text:style-name="T163">בסך-הכל מתקבל התקציב: </text:span><text:span text:style-name="T162">4, 4, 4, 4, 4, 4; 2, 2, 2</text:span><text:span text:style-name="T161">. הסכום הוא בדיוק 30, ולכן זה התקציב הנבחר. <text:s/></text:span><text:span text:style-name="T163">המרחק הכולל של התקציב הזה מווקטור ההצבעות של כל אזרח הוא: 2 + 2 + 2 + 2 + 4 + 4 + 4 + 2 + 2 = 24.</text:span></text:p>
        </text:list-item>
      </text:list>
      <text:p text:style-name="P30">עכשיו נראה שהתקציב הזה אינו יעיל-פארטו, <text:span text:style-name="T321">ולשם כך נראה שיפור פארטו.</text:span></text:p>
      <text:list xml:id="list75717058256098" text:continue-numbering="true" text:style-name="L5">
        <text:list-item>
          <text:p text:style-name="P93"><text:span text:style-name="T32">נבדוק את התקציב החלופי: 5</text:span><text:span text:style-name="T319">, </text:span><text:span text:style-name="T320">5</text:span><text:span text:style-name="T319">, </text:span><text:span text:style-name="T320">5</text:span><text:span text:style-name="T319">, </text:span><text:span text:style-name="T320">5</text:span><text:span text:style-name="T319">, </text:span><text:span text:style-name="T320">5</text:span><text:span text:style-name="T319">, </text:span><text:span text:style-name="T32">5</text:span><text:span text:style-name="T319">; </text:span><text:span text:style-name="T320">0</text:span><text:span text:style-name="T319">, </text:span><text:span text:style-name="T320">0</text:span><text:span text:style-name="T319">, </text:span><text:span text:style-name="T320">0</text:span><text:span text:style-name="T318">. </text:span><text:span text:style-name="T161">המרחק הכולל של התקציב הזה מווקטור ההצבעות של כל אזרח הוא: </text:span><text:span text:style-name="T164">1 + 1 + 1 + 1 + 5 + 5 + 6 + 0 + 0 = 20.</text:span></text:p>
        </text:list-item>
      </text:list>
      <text:p text:style-name="P18"><text:span text:style-name="T165">כלומר, </text:span><text:span text:style-name="T164">כל האזרחים מעדיפים את התקציב החלופי על-פני התקציב של האלגוריתם. ***</text:span></text:p>
      <text:p text:style-name="P32"/>
      <text:p text:style-name="P41"><text:span text:style-name="T164">ה</text:span><text:span text:style-name="T149">אם קיים אלגוריתם המקיים את שלושת התכונות: גילוי-אמת, </text:span><text:span text:style-name="T166">הוגנות לקבוצות, ו</text:span><text:span text:style-name="T149">יעילות-פארטו? </text:span><text:span text:style-name="T166">התשובה היא לא (ראו במאמר); שוב יש לנו טרילמה.</text:span></text:p>
      <text:p text:style-name="P35"><text:soft-page-break/></text:p>
      <text:p text:style-name="P100"><text:span text:style-name="T166">ח</text:span><text:span text:style-name="T167">יסרון נוסף של האלגוריתם הוא, שתכונת ההוגנות לקבוצות</text:span><text:span text:style-name="T180"> </text:span><text:span text:style-name="T167">מובטחת רק במקרה קיצוני שבו </text:span><text:span text:style-name="T60">כל </text:span><text:span text:style-name="T167">האזרחים </text:span><text:span text:style-name="T190">נותנים 100% מהתקציב לנושא אחד.</text:span></text:p>
      <text:p text:style-name="P100"><text:span text:style-name="T167">נ</text:span><text:span text:style-name="T149">גדיר שתקציב הוא </text:span><text:span text:style-name="T53">הוג</text:span><text:span text:style-name="T61">ן</text:span><text:span text:style-name="T53">-חזק לקבוצות</text:span><text:span text:style-name="T149"> אם לכל קבוצה בגודל </text:span><text:span text:style-name="T195">k</text:span><text:span text:style-name="T149">, הנותנת </text:span><text:span text:style-name="T185">100% מהתקציב לנושא אחד, אותו נושא מקבל לפחות kC/n, </text:span><text:span text:style-name="T191">בלי תלות בהצבעות של האזרחים האחרים.</text:span><text:span text:style-name="T185"> אלגוריתם החציון המוכלל עם פונקציות ליניארית אינו הוגן-חזק </text:span><text:span text:style-name="T192">לקבוצות, ואינו הוגן-חזק </text:span><text:span text:style-name="T185">אפילו ליחידים.</text:span></text:p>
      <text:p text:style-name="P104"/>
      <text:p text:style-name="P42"><text:span text:style-name="T140">דוגמה</text:span><text:span text:style-name="T149">. יש שלושה אזרחים </text:span><text:span text:style-name="T168">ושלושה נושאים והתקציב הכולל הוא 30. הצבעות האזרחים:</text:span></text:p>
      <text:list xml:id="list75718152400331" text:continue-list="list4196899724" text:style-name="L4">
        <text:list-item>
          <text:p text:style-name="P94"><text:span text:style-name="T157">אזרח א: </text:span><text:span text:style-name="T169">30, 0, 0.</text:span></text:p>
        </text:list-item>
        <text:list-item>
          <text:p text:style-name="P94"><text:span text:style-name="T157">אזרח ב: </text:span><text:span text:style-name="T169">0, 15, 15.</text:span></text:p>
        </text:list-item>
        <text:list-item>
          <text:p text:style-name="P103"><text:span text:style-name="T168">אזרח ג: </text:span><text:span text:style-name="T169">0, 15, 15.</text:span></text:p>
        </text:list-item>
      </text:list>
      <text:p text:style-name="P33">כאן התקציב מתקבל עבור <text:span text:style-name="T274">t=0.2. </text:span><text:span text:style-name="T280">ההצבעות הקבועות הן 6, 12, ומתקבל:</text:span></text:p>
      <text:list xml:id="list1297535911" text:style-name="L6">
        <text:list-item>
          <text:p text:style-name="P105"><text:span text:style-name="T274">התקציב: 6, 12, 12, </text:span><text:span text:style-name="T281">הסכום=30.</text:span></text:p>
        </text:list-item>
      </text:list>
      <text:p text:style-name="P101"><text:span text:style-name="T193">נושא </text:span><text:span text:style-name="T194">א מקבל רק 1/5 מהתקציב – </text:span><text:span text:style-name="T193">אבל תכונת ההוגנות החזקה דורשת שיקבל לפחות </text:span><text:span text:style-name="T194">1/3. ***</text:span></text:p>
      <text:p text:style-name="P34"/>
      <text:p text:style-name="P22"><text:span text:style-name="T175">אם רוצים שהתקציב יהיה הוגן-</text:span><text:span text:style-name="T186">חזק</text:span><text:span text:style-name="T175"> ליחידים, אפשר להשתמש בפונקציות אחרות: הפונקציות עולות ביחד עד שהן מגיעות ל-C/n, ואז ממשיכות כמו הפונקציות הליניאריות. </text:span><text:span text:style-name="T176">הדבר מבטיח, שאם יש לפחות אזרח אחד התומך בנושא מסויים (מקציב לו לפחות C/n), אז החציון יהיה לפחות C/n (בדוגמה למעלה, יתקבל התקציב 10, 10, 10). אבל הוגנות </text:span><text:span text:style-name="T187">חזקה</text:span><text:span text:style-name="T176"> לקבוצות בגודל 2 ומעלה אי-אפשר להשיג על-ידי </text:span><text:span text:style-name="T177">פונקציות כלשהן.</text:span></text:p>
      <text:p text:style-name="P36"/>
      <text:p text:style-name="P20"><text:span text:style-name="T148">דוגמה</text:span><text:span text:style-name="T176">. <text:s/></text:span><text:span text:style-name="T167">יש </text:span><text:span text:style-name="T170">ארבעה </text:span><text:span text:style-name="T167">אזרחים </text:span><text:span text:style-name="T168">ושלושה נושאים והתקציב הכולל הוא </text:span><text:span text:style-name="T170">12</text:span><text:span text:style-name="T168">. הצבעות האזרחים:</text:span></text:p>
      <text:list xml:id="list75717228385136" text:continue-list="list75718152400331" text:style-name="L4">
        <text:list-item>
          <text:p text:style-name="P95"><text:span text:style-name="T157">אזרח א: </text:span><text:span text:style-name="T171">12, 0, 0.</text:span></text:p>
        </text:list-item>
        <text:list-item>
          <text:p text:style-name="P96"><text:span text:style-name="T157">אזרח ב: </text:span><text:span text:style-name="T171">12, 0, 0.</text:span></text:p>
        </text:list-item>
        <text:list-item>
          <text:p text:style-name="P96"><text:span text:style-name="T168">אזרח ג: </text:span><text:span text:style-name="T171">0, 6, 6.</text:span></text:p>
        </text:list-item>
        <text:list-item>
          <text:p text:style-name="P106"><text:span text:style-name="T168">אזרח </text:span><text:span text:style-name="T149">ד</text:span><text:span text:style-name="T168">: </text:span><text:span text:style-name="T149">0, 6, 6.</text:span></text:p>
        </text:list-item>
      </text:list>
      <text:p text:style-name="P23"><text:span text:style-name="T149">אזרחים א, ב תומכים רק בנושא א, ולכן תכונת ההוגנות </text:span><text:span text:style-name="T188">החזקה</text:span><text:span text:style-name="T149"> לקבוצות דורשת שהנושא הזה יקבל לפחות חצי מהתקציב, כלומר לפחות 6. נושאים ב, ג סימטריים ולכן כל אחד מהם צריך לקבל </text:span><text:span text:style-name="T172">לכל היותר 3. </text:span><text:span text:style-name="T173">מכאן, שבזמן כלשהו, ההצבעות הקבועות צריכות להיות כך ש:</text:span></text:p>
      <text:list xml:id="list161947187" text:style-name="L7">
        <text:list-item>
          <text:p text:style-name="P97"><text:span text:style-name="T173">בנושא הראשון, החציון לפחות 6. ההצבעות הן: 0, 0, </text:span><text:span text:style-name="T174">[הצבעות קבועות], 12, 12. מכאן, לפחות<text:line-break/></text:span><text:span text:style-name="T178">k/2</text:span><text:span text:style-name="T174"> הצבעות קבועות צריכות להיות 6 או יותר </text:span><text:span text:style-name="T178">(כאשר k הוא מספר ההצבעות הקבועות).</text:span></text:p>
        </text:list-item>
        <text:list-item>
          <text:p text:style-name="P98"><text:span text:style-name="T174">בנושא השני ובנושא השלישי, החציון לכל היותר 3. ההצבעות הן: 0, 0, [הצבעות קבועות], 6, 6, [הצבעות קבועות]. מכאן, לפחות </text:span><text:span text:style-name="T179">k/2 </text:span><text:span text:style-name="T174">הצבעות קבועות צריכות להיות 3 או פחות.</text:span></text:p>
        </text:list-item>
      </text:list>
      <text:p text:style-name="P43"><text:span text:style-name="T149">אבל זו סתירה, כי מספר ההצבעות הקבועות </text:span><text:span text:style-name="T179">k </text:span><text:span text:style-name="T149">הוא איזוגי. ***</text:span></text:p>
      <text:p text:style-name="P35"/>
      <text:p text:style-name="P44"><text:span text:style-name="T166">א</text:span><text:span text:style-name="T149">ם רוצים להשיג הוגנות חזקה לקבוצות, אפשר פשוט לקחת את הממוצע של התקציבים – אבל זה לא אלגוריתם מגלה-אמת, </text:span><text:span text:style-name="T182">וגם לא יעיל פארטו</text:span><text:span text:style-name="T149">. </text:span><text:span text:style-name="T182">השאלות הבאות פתוחות, נכון לרגע זה:</text:span></text:p>
      <text:list xml:id="list4035281491" text:style-name="L8">
        <text:list-item>
          <text:p text:style-name="P99"><text:span text:style-name="T183">האם קיים אלגוריתם </text:span><text:span text:style-name="T184">שהוא גם </text:span><text:span text:style-name="T183">מגלה-אמת </text:span><text:span text:style-name="T184">וגם מבטיח </text:span><text:span text:style-name="T183">הוגנות חזקה לקבוצות? </text:span></text:p>
        </text:list-item>
        <text:list-item>
          <text:p text:style-name="P99"><text:span text:style-name="T182">האם קיים אלגוריתם </text:span><text:span text:style-name="T184">שהוא גם </text:span><text:span text:style-name="T182">יעיל-פארטו </text:span><text:span text:style-name="T184">וגם </text:span><text:span text:style-name="T183">מבטיח הוגנות</text:span><text:span text:style-name="T189"> [חזקה או חלשה]</text:span><text:span text:style-name="T183"> לקבוצות?</text:span></text:p>
        </text:list-item>
      </text:list>
      <text:p text:style-name="P3">מקורות</text:p>
      <text:list xml:id="list2551331142" text:style-name="L9">
        <text:list-item>
          <text:p text:style-name="P107"><text:bookmark text:name="cite_note-:0-1"/><text:bookmark text:name="CITEREFMoulin1980"/><text:span text:style-name="Citation"><text:span text:style-name="T1">Moulin, H. (1980-01-01). </text:span></text:span><text:a xlink:type="simple" xlink:href="https://doi.org/10.1007/BF00128122" text:style-name="Internet_20_link" text:visited-style-name="Visited_20_Internet_20_Link"><text:span text:style-name="Citation">"On strategy-proofness and single peakedness"</text:span></text:a><text:span text:style-name="Citation"><text:span text:style-name="T1">. Public Choice. </text:span></text:span><text:span text:style-name="Citation"><text:span text:style-name="T2">35</text:span></text:span><text:span text:style-name="Citation"><text:span text:style-name="T1"> (4): 437–455</text:span></text:span></text:p>
        </text:list-item>
        <text:list-item>
          <text:p text:style-name="P107"><text:bookmark text:name="CITEREFFreemanPennockPetersWortman_Vaughan2021"/><text:bookmark text:name="cite_note-2"/><text:span text:style-name="Citation">Freeman, Rupert; Pennock, David M.; Peters, Dominik; Wortman Vaughan, Jennifer (2021-04-01). </text:span><text:a xlink:type="simple" xlink:href="https://www.sciencedirect.com/science/article/pii/S002205312100051X" text:style-name="Internet_20_link" text:visited-style-name="Visited_20_Internet_20_Link"><text:span text:style-name="Citation">"Truthful aggregation of budget proposals"</text:span></text:a><text:span text:style-name="Citation">. Journal of Economic Theory. </text:span><text:span text:style-name="Citation"><text:span text:style-name="T3">193</text:span></text:span><text:span text:style-name="Citation">: 105234.</text:span></text:p>
        </text:list-item>
      </text:list>
      <text:p text:style-name="P4">סיכם: אראל סגל-הלוי.</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1"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 fo:font-family="'Noto Sans'" style:font-style-name="Regular" style:font-pitch="fixed"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1"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6" style:display-name="Default_6"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1" style:display-name="Default 1~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3-01-08T07:57:09.763584927</dc:date>
    <meta:editing-duration>P15DT8H23M44S</meta:editing-duration>
    <meta:editing-cycles>1954</meta:editing-cycles>
    <dc:creator>Erel Segal-Halevi</dc:creator>
    <meta:document-statistic meta:table-count="0" meta:image-count="0" meta:object-count="0" meta:page-count="6" meta:paragraph-count="110" meta:word-count="2869" meta:character-count="15848" meta:non-whitespace-character-count="13055"/>
  </office:meta>
</office:document-meta>
</file>